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604.57pt" svg:height="255.09pt" svg:x="319.92pt" svg:y="316.8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I1:'source_1.sender_i.routed_msg_pub.network'.I1 'source_1.sender_i.routed_msg_pub.network'.I2:'source_1.sender_i.routed_msg_pub.network'.I20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90.63pt" svg:height="310.39pt" svg:x="296.99pt" svg:y="2.83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E1:'source_1.sender_i.routed_msg_pub.network'.E1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ent data rate (bps)</text:p>
          </table:table-cell>
          <table:table-cell/>
          <table:table-cell office:value-type="string" calcext:value-type="string">
            <text:p><text:s/>%time</text:p>
          </table:table-cell>
          <table:table-cell office:value-type="string" calcext:value-type="string">
            <text:p>recv data rate (bps)</text:p>
          </table:table-cell>
          <table:table-cell office:value-type="string" calcext:value-type="string">
            <text:p>delay(s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7748.8277" calcext:value-type="float">
            <text:p>1442777748.8277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7749.4153" calcext:value-type="float">
            <text:p>1442777749.4153</text:p>
          </table:table-cell>
          <table:table-cell office:value-type="float" office:value="0" calcext:value-type="float">
            <text:p>0</text:p>
          </table:table-cell>
          <table:table-cell table:formula="of:=[.G2]-[.B2]" office:value-type="float" office:value="0.587595939636231" calcext:value-type="float">
            <text:p>0.5875959396</text:p>
          </table:table-cell>
          <table:table-cell table:formula="of:=MAX([.I2:.I2000])" office:value-type="float" office:value="4.0836398601532" calcext:value-type="float">
            <text:p>4.0836398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7760.08308" calcext:value-type="float">
            <text:p>1442777760.08308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1.2553763389587" calcext:value-type="float">
            <text:p>11.255376339</text:p>
          </table:table-cell>
          <table:table-cell table:formula="of:=[.C3]/([.D3]-[.D2])" office:value-type="float" office:value="5831.16885863914" calcext:value-type="float">
            <text:p>5831.1688586391</text:p>
          </table:table-cell>
          <table:table-cell/>
          <table:table-cell office:value-type="float" office:value="1442777760.55311" calcext:value-type="float">
            <text:p>1442777760.55311</text:p>
          </table:table-cell>
          <table:table-cell table:formula="of:=[.C3]/([.G3]-[.G2])" office:value-type="float" office:value="5892.71609772325" calcext:value-type="float">
            <text:p>5892.7160977233</text:p>
          </table:table-cell>
          <table:table-cell table:formula="of:=[.G3]-[.B3]" office:value-type="float" office:value="0.470037698745728" calcext:value-type="float">
            <text:p>0.47003769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7760.16564" calcext:value-type="float">
            <text:p>1442777760.1656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1.337943315506" calcext:value-type="float">
            <text:p>11.3379433155</text:p>
          </table:table-cell>
          <table:table-cell table:formula="of:=[.C4]/([.D4]-[.D3])" office:value-type="float" office:value="794894.069573303" calcext:value-type="float">
            <text:p>794894.069573303</text:p>
          </table:table-cell>
          <table:table-cell/>
          <table:table-cell office:value-type="float" office:value="1442777760.67184" calcext:value-type="float">
            <text:p>1442777760.67184</text:p>
          </table:table-cell>
          <table:table-cell table:formula="of:=[.C4]/([.G4]-[.G3])" office:value-type="float" office:value="552783.309158818" calcext:value-type="float">
            <text:p>552783.309158818</text:p>
          </table:table-cell>
          <table:table-cell table:formula="of:=[.G4]-[.B4]" office:value-type="float" office:value="0.506200790405273" calcext:value-type="float">
            <text:p>0.50620079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7760.24803" calcext:value-type="float">
            <text:p>1442777760.24803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1.4203307628632" calcext:value-type="float">
            <text:p>11.4203307629</text:p>
          </table:table-cell>
          <table:table-cell table:formula="of:=[.C5]/([.D5]-[.D4])" office:value-type="float" office:value="796626.210731628" calcext:value-type="float">
            <text:p>796626.210731628</text:p>
          </table:table-cell>
          <table:table-cell/>
          <table:table-cell office:value-type="float" office:value="1442777760.71798" calcext:value-type="float">
            <text:p>1442777760.71798</text:p>
          </table:table-cell>
          <table:table-cell table:formula="of:=[.C5]/([.G5]-[.G4])" office:value-type="float" office:value="1422682.66782433" calcext:value-type="float">
            <text:p>1422682.66782433</text:p>
          </table:table-cell>
          <table:table-cell table:formula="of:=[.G5]-[.B5]" office:value-type="float" office:value="0.469945907592773" calcext:value-type="float">
            <text:p>0.46994590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7760.33041" calcext:value-type="float">
            <text:p>1442777760.3304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1.5027103424072" calcext:value-type="float">
            <text:p>11.5027103424</text:p>
          </table:table-cell>
          <table:table-cell table:formula="of:=[.C6]/([.D6]-[.D5])" office:value-type="float" office:value="796702.293981622" calcext:value-type="float">
            <text:p>796702.293981622</text:p>
          </table:table-cell>
          <table:table-cell/>
          <table:table-cell office:value-type="float" office:value="1442777760.80014" calcext:value-type="float">
            <text:p>1442777760.80014</text:p>
          </table:table-cell>
          <table:table-cell table:formula="of:=[.C6]/([.G6]-[.G5])" office:value-type="float" office:value="798817.678326224" calcext:value-type="float">
            <text:p>798817.678326224</text:p>
          </table:table-cell>
          <table:table-cell table:formula="of:=[.G6]-[.B6]" office:value-type="float" office:value="0.469727754592896" calcext:value-type="float">
            <text:p>0.46972775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7760.41282" calcext:value-type="float">
            <text:p>1442777760.41282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1.5851233005524" calcext:value-type="float">
            <text:p>11.5851233006</text:p>
          </table:table-cell>
          <table:table-cell table:formula="of:=[.C7]/([.D7]-[.D6])" office:value-type="float" office:value="796379.616472596" calcext:value-type="float">
            <text:p>796379.616472596</text:p>
          </table:table-cell>
          <table:table-cell/>
          <table:table-cell office:value-type="float" office:value="1442777760.88273" calcext:value-type="float">
            <text:p>1442777760.88273</text:p>
          </table:table-cell>
          <table:table-cell table:formula="of:=[.C7]/([.G7]-[.G6])" office:value-type="float" office:value="794634.783178995" calcext:value-type="float">
            <text:p>794634.783178995</text:p>
          </table:table-cell>
          <table:table-cell table:formula="of:=[.G7]-[.B7]" office:value-type="float" office:value="0.469908714294434" calcext:value-type="float">
            <text:p>0.46990871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7760.49527" calcext:value-type="float">
            <text:p>1442777760.49527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1.6675705909729" calcext:value-type="float">
            <text:p>11.667570591</text:p>
          </table:table-cell>
          <table:table-cell table:formula="of:=[.C8]/([.D8]-[.D7])" office:value-type="float" office:value="796047.992180655" calcext:value-type="float">
            <text:p>796047.992180655</text:p>
          </table:table-cell>
          <table:table-cell/>
          <table:table-cell office:value-type="float" office:value="1442777761.00084" calcext:value-type="float">
            <text:p>1442777761.00084</text:p>
          </table:table-cell>
          <table:table-cell table:formula="of:=[.C8]/([.G8]-[.G7])" office:value-type="float" office:value="555672.193088024" calcext:value-type="float">
            <text:p>555672.193088024</text:p>
          </table:table-cell>
          <table:table-cell table:formula="of:=[.G8]-[.B8]" office:value-type="float" office:value="0.505574226379395" calcext:value-type="float">
            <text:p>0.50557422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7760.57768" calcext:value-type="float">
            <text:p>1442777760.57768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1.7499847412109" calcext:value-type="float">
            <text:p>11.7499847412</text:p>
          </table:table-cell>
          <table:table-cell table:formula="of:=[.C9]/([.D9]-[.D8])" office:value-type="float" office:value="796368.09710996" calcext:value-type="float">
            <text:p>796368.09710996</text:p>
          </table:table-cell>
          <table:table-cell/>
          <table:table-cell office:value-type="float" office:value="1442777761.0474" calcext:value-type="float">
            <text:p>1442777761.0474</text:p>
          </table:table-cell>
          <table:table-cell table:formula="of:=[.C9]/([.G9]-[.G8])" office:value-type="float" office:value="1409634.94445554" calcext:value-type="float">
            <text:p>1409634.94445554</text:p>
          </table:table-cell>
          <table:table-cell table:formula="of:=[.G9]-[.B9]" office:value-type="float" office:value="0.469719648361206" calcext:value-type="float">
            <text:p>0.4697196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7760.66003" calcext:value-type="float">
            <text:p>1442777760.6600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1.8323259353638" calcext:value-type="float">
            <text:p>11.8323259354</text:p>
          </table:table-cell>
          <table:table-cell table:formula="of:=[.C10]/([.D10]-[.D9])" office:value-type="float" office:value="797073.69652888" calcext:value-type="float">
            <text:p>797073.69652888</text:p>
          </table:table-cell>
          <table:table-cell/>
          <table:table-cell office:value-type="float" office:value="1442777761.21207" calcext:value-type="float">
            <text:p>1442777761.21207</text:p>
          </table:table-cell>
          <table:table-cell table:formula="of:=[.C10]/([.G10]-[.G9])" office:value-type="float" office:value="398578.972320478" calcext:value-type="float">
            <text:p>398578.972320478</text:p>
          </table:table-cell>
          <table:table-cell table:formula="of:=[.G10]-[.B10]" office:value-type="float" office:value="0.552043437957764" calcext:value-type="float">
            <text:p>0.5520434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7760.74234" calcext:value-type="float">
            <text:p>1442777760.7423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1.9146413803101" calcext:value-type="float">
            <text:p>11.9146413803</text:p>
          </table:table-cell>
          <table:table-cell table:formula="of:=[.C11]/([.D11]-[.D10])" office:value-type="float" office:value="797323.030238432" calcext:value-type="float">
            <text:p>797323.030238432</text:p>
          </table:table-cell>
          <table:table-cell/>
          <table:table-cell office:value-type="float" office:value="1442777761.2484" calcext:value-type="float">
            <text:p>1442777761.2484</text:p>
          </table:table-cell>
          <table:table-cell table:formula="of:=[.C11]/([.G11]-[.G10])" office:value-type="float" office:value="1806291.03567562" calcext:value-type="float">
            <text:p>1806291.03567562</text:p>
          </table:table-cell>
          <table:table-cell table:formula="of:=[.G11]-[.B11]" office:value-type="float" office:value="0.506063222885132" calcext:value-type="float">
            <text:p>0.50606322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7760.82463" calcext:value-type="float">
            <text:p>1442777760.82463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1.9969334602356" calcext:value-type="float">
            <text:p>11.9969334602</text:p>
          </table:table-cell>
          <table:table-cell table:formula="of:=[.C12]/([.D12]-[.D11])" office:value-type="float" office:value="797549.412524119" calcext:value-type="float">
            <text:p>797549.412524119</text:p>
          </table:table-cell>
          <table:table-cell/>
          <table:table-cell office:value-type="float" office:value="1442777761.37705" calcext:value-type="float">
            <text:p>1442777761.37705</text:p>
          </table:table-cell>
          <table:table-cell table:formula="of:=[.C12]/([.G12]-[.G11])" office:value-type="float" office:value="510155.763477088" calcext:value-type="float">
            <text:p>510155.763477088</text:p>
          </table:table-cell>
          <table:table-cell table:formula="of:=[.G12]-[.B12]" office:value-type="float" office:value="0.552422046661377" calcext:value-type="float">
            <text:p>0.55242204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7760.90703" calcext:value-type="float">
            <text:p>1442777760.9070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2.0793285369873" calcext:value-type="float">
            <text:p>12.079328537</text:p>
          </table:table-cell>
          <table:table-cell table:formula="of:=[.C13]/([.D13]-[.D12])" office:value-type="float" office:value="796552.44691108" calcext:value-type="float">
            <text:p>796552.44691108</text:p>
          </table:table-cell>
          <table:table-cell/>
          <table:table-cell office:value-type="float" office:value="1442777761.45562" calcext:value-type="float">
            <text:p>1442777761.45562</text:p>
          </table:table-cell>
          <table:table-cell table:formula="of:=[.C13]/([.G13]-[.G12])" office:value-type="float" office:value="835426.528950651" calcext:value-type="float">
            <text:p>835426.528950651</text:p>
          </table:table-cell>
          <table:table-cell table:formula="of:=[.G13]-[.B13]" office:value-type="float" office:value="0.548588037490845" calcext:value-type="float">
            <text:p>0.54858803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7760.98944" calcext:value-type="float">
            <text:p>1442777760.98944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2.161744594574" calcext:value-type="float">
            <text:p>12.1617445946</text:p>
          </table:table-cell>
          <table:table-cell table:formula="of:=[.C14]/([.D14]-[.D13])" office:value-type="float" office:value="796349.666822881" calcext:value-type="float">
            <text:p>796349.666822881</text:p>
          </table:table-cell>
          <table:table-cell/>
          <table:table-cell office:value-type="float" office:value="1442777761.53428" calcext:value-type="float">
            <text:p>1442777761.53428</text:p>
          </table:table-cell>
          <table:table-cell table:formula="of:=[.C14]/([.G14]-[.G13])" office:value-type="float" office:value="834320.040636953" calcext:value-type="float">
            <text:p>834320.040636953</text:p>
          </table:table-cell>
          <table:table-cell table:formula="of:=[.G14]-[.B14]" office:value-type="float" office:value="0.544837236404419" calcext:value-type="float">
            <text:p>0.54483723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7761.06799" calcext:value-type="float">
            <text:p>1442777761.06799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2.2402911186218" calcext:value-type="float">
            <text:p>12.2402911186</text:p>
          </table:table-cell>
          <table:table-cell table:formula="of:=[.C15]/([.D15]-[.D14])" office:value-type="float" office:value="835581.215026347" calcext:value-type="float">
            <text:p>835581.215026347</text:p>
          </table:table-cell>
          <table:table-cell/>
          <table:table-cell office:value-type="float" office:value="1442777761.61247" calcext:value-type="float">
            <text:p>1442777761.61247</text:p>
          </table:table-cell>
          <table:table-cell table:formula="of:=[.C15]/([.G15]-[.G14])" office:value-type="float" office:value="839369.803507124" calcext:value-type="float">
            <text:p>839369.803507124</text:p>
          </table:table-cell>
          <table:table-cell table:formula="of:=[.G15]-[.B15]" office:value-type="float" office:value="0.544482707977295" calcext:value-type="float">
            <text:p>0.544482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7761.14656" calcext:value-type="float">
            <text:p>1442777761.14656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2.3188564777374" calcext:value-type="float">
            <text:p>12.3188564777</text:p>
          </table:table-cell>
          <table:table-cell table:formula="of:=[.C16]/([.D16]-[.D15])" office:value-type="float" office:value="835380.894821972" calcext:value-type="float">
            <text:p>835380.894821972</text:p>
          </table:table-cell>
          <table:table-cell/>
          <table:table-cell office:value-type="float" office:value="1442777761.69124" calcext:value-type="float">
            <text:p>1442777761.69124</text:p>
          </table:table-cell>
          <table:table-cell table:formula="of:=[.C16]/([.G16]-[.G15])" office:value-type="float" office:value="833244.222052716" calcext:value-type="float">
            <text:p>833244.222052716</text:p>
          </table:table-cell>
          <table:table-cell table:formula="of:=[.G16]-[.B16]" office:value-type="float" office:value="0.544684171676636" calcext:value-type="float">
            <text:p>0.54468417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7761.22509" calcext:value-type="float">
            <text:p>1442777761.2250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2.397392988205" calcext:value-type="float">
            <text:p>12.3973929882</text:p>
          </table:table-cell>
          <table:table-cell table:formula="of:=[.C17]/([.D17]-[.D16])" office:value-type="float" office:value="835687.753495686" calcext:value-type="float">
            <text:p>835687.753495686</text:p>
          </table:table-cell>
          <table:table-cell/>
          <table:table-cell office:value-type="float" office:value="1442777761.76889" calcext:value-type="float">
            <text:p>1442777761.76889</text:p>
          </table:table-cell>
          <table:table-cell table:formula="of:=[.C17]/([.G17]-[.G16])" office:value-type="float" office:value="845279.733126988" calcext:value-type="float">
            <text:p>845279.733126988</text:p>
          </table:table-cell>
          <table:table-cell table:formula="of:=[.G17]-[.B17]" office:value-type="float" office:value="0.543792963027954" calcext:value-type="float">
            <text:p>0.5437929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7761.30366" calcext:value-type="float">
            <text:p>1442777761.30366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2.4759583473206" calcext:value-type="float">
            <text:p>12.4759583473</text:p>
          </table:table-cell>
          <table:table-cell table:formula="of:=[.C18]/([.D18]-[.D17])" office:value-type="float" office:value="835380.894821972" calcext:value-type="float">
            <text:p>835380.894821972</text:p>
          </table:table-cell>
          <table:table-cell/>
          <table:table-cell office:value-type="float" office:value="1442777761.84751" calcext:value-type="float">
            <text:p>1442777761.84751</text:p>
          </table:table-cell>
          <table:table-cell table:formula="of:=[.C18]/([.G18]-[.G17])" office:value-type="float" office:value="834719.759748687" calcext:value-type="float">
            <text:p>834719.759748687</text:p>
          </table:table-cell>
          <table:table-cell table:formula="of:=[.G18]-[.B18]" office:value-type="float" office:value="0.5438551902771" calcext:value-type="float">
            <text:p>0.54385519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7761.3811" calcext:value-type="float">
            <text:p>1442777761.3811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2.5533964633942" calcext:value-type="float">
            <text:p>12.5533964634</text:p>
          </table:table-cell>
          <table:table-cell table:formula="of:=[.C19]/([.D19]-[.D18])" office:value-type="float" office:value="847541.27976995" calcext:value-type="float">
            <text:p>847541.27976995</text:p>
          </table:table-cell>
          <table:table-cell/>
          <table:table-cell office:value-type="float" office:value="1442777761.92576" calcext:value-type="float">
            <text:p>1442777761.92576</text:p>
          </table:table-cell>
          <table:table-cell table:formula="of:=[.C19]/([.G19]-[.G18])" office:value-type="float" office:value="838789.23095299" calcext:value-type="float">
            <text:p>838789.23095299</text:p>
          </table:table-cell>
          <table:table-cell table:formula="of:=[.G19]-[.B19]" office:value-type="float" office:value="0.544663190841675" calcext:value-type="float">
            <text:p>0.54466319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7761.45963" calcext:value-type="float">
            <text:p>1442777761.45963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2.6319279670715" calcext:value-type="float">
            <text:p>12.6319279671</text:p>
          </table:table-cell>
          <table:table-cell table:formula="of:=[.C20]/([.D20]-[.D19])" office:value-type="float" office:value="835741.032918925" calcext:value-type="float">
            <text:p>835741.032918925</text:p>
          </table:table-cell>
          <table:table-cell/>
          <table:table-cell office:value-type="float" office:value="1442777762.00475" calcext:value-type="float">
            <text:p>1442777762.00475</text:p>
          </table:table-cell>
          <table:table-cell table:formula="of:=[.C20]/([.G20]-[.G19])" office:value-type="float" office:value="830865.090722508" calcext:value-type="float">
            <text:p>830865.090722508</text:p>
          </table:table-cell>
          <table:table-cell table:formula="of:=[.G20]-[.B20]" office:value-type="float" office:value="0.545124053955078" calcext:value-type="float">
            <text:p>0.5451240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7761.53822" calcext:value-type="float">
            <text:p>1442777761.53822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2.7105159759521" calcext:value-type="float">
            <text:p>12.710515976</text:p>
          </table:table-cell>
          <table:table-cell table:formula="of:=[.C21]/([.D21]-[.D20])" office:value-type="float" office:value="835140.130598079" calcext:value-type="float">
            <text:p>835140.130598079</text:p>
          </table:table-cell>
          <table:table-cell/>
          <table:table-cell office:value-type="float" office:value="1442777762.16143" calcext:value-type="float">
            <text:p>1442777762.16143</text:p>
          </table:table-cell>
          <table:table-cell table:formula="of:=[.C21]/([.G21]-[.G20])" office:value-type="float" office:value="418894.909950256" calcext:value-type="float">
            <text:p>418894.909950256</text:p>
          </table:table-cell>
          <table:table-cell table:formula="of:=[.G21]-[.B21]" office:value-type="float" office:value="0.623214960098267" calcext:value-type="float">
            <text:p>0.62321496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7761.61682" calcext:value-type="float">
            <text:p>1442777761.61682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2.7891237735748" calcext:value-type="float">
            <text:p>12.7891237736</text:p>
          </table:table-cell>
          <table:table-cell table:formula="of:=[.C22]/([.D22]-[.D21])" office:value-type="float" office:value="834929.892261264" calcext:value-type="float">
            <text:p>834929.892261264</text:p>
          </table:table-cell>
          <table:table-cell/>
          <table:table-cell office:value-type="float" office:value="1442777762.20586" calcext:value-type="float">
            <text:p>1442777762.20586</text:p>
          </table:table-cell>
          <table:table-cell table:formula="of:=[.C22]/([.G22]-[.G21])" office:value-type="float" office:value="1477151.94934508" calcext:value-type="float">
            <text:p>1477151.94934508</text:p>
          </table:table-cell>
          <table:table-cell table:formula="of:=[.G22]-[.B22]" office:value-type="float" office:value="0.589038610458374" calcext:value-type="float">
            <text:p>0.58903861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7761.69545" calcext:value-type="float">
            <text:p>1442777761.69545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2.8677549362183" calcext:value-type="float">
            <text:p>12.8677549362</text:p>
          </table:table-cell>
          <table:table-cell table:formula="of:=[.C23]/([.D23]-[.D22])" office:value-type="float" office:value="834681.795277787" calcext:value-type="float">
            <text:p>834681.795277787</text:p>
          </table:table-cell>
          <table:table-cell/>
          <table:table-cell office:value-type="float" office:value="1442777762.24006" calcext:value-type="float">
            <text:p>1442777762.24006</text:p>
          </table:table-cell>
          <table:table-cell table:formula="of:=[.C23]/([.G23]-[.G22])" office:value-type="float" office:value="1919200.75384669" calcext:value-type="float">
            <text:p>1919200.75384669</text:p>
          </table:table-cell>
          <table:table-cell table:formula="of:=[.G23]-[.B23]" office:value-type="float" office:value="0.544605016708374" calcext:value-type="float">
            <text:p>0.54460501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7761.77402" calcext:value-type="float">
            <text:p>1442777761.77402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2.9463210105896" calcext:value-type="float">
            <text:p>12.9463210106</text:p>
          </table:table-cell>
          <table:table-cell table:formula="of:=[.C24]/([.D24]-[.D23])" office:value-type="float" office:value="835373.289618548" calcext:value-type="float">
            <text:p>835373.289618548</text:p>
          </table:table-cell>
          <table:table-cell/>
          <table:table-cell office:value-type="float" office:value="1442777762.31775" calcext:value-type="float">
            <text:p>1442777762.31775</text:p>
          </table:table-cell>
          <table:table-cell table:formula="of:=[.C24]/([.G24]-[.G23])" office:value-type="float" office:value="844753.169591648" calcext:value-type="float">
            <text:p>844753.169591648</text:p>
          </table:table-cell>
          <table:table-cell table:formula="of:=[.G24]-[.B24]" office:value-type="float" office:value="0.543732643127441" calcext:value-type="float">
            <text:p>0.54373264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7761.85258" calcext:value-type="float">
            <text:p>1442777761.85258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3.0248763561249" calcext:value-type="float">
            <text:p>13.0248763561</text:p>
          </table:table-cell>
          <table:table-cell table:formula="of:=[.C25]/([.D25]-[.D24])" office:value-type="float" office:value="835487.382211633" calcext:value-type="float">
            <text:p>835487.382211633</text:p>
          </table:table-cell>
          <table:table-cell/>
          <table:table-cell office:value-type="float" office:value="1442777762.45833" calcext:value-type="float">
            <text:p>1442777762.45833</text:p>
          </table:table-cell>
          <table:table-cell table:formula="of:=[.C25]/([.G25]-[.G24])" office:value-type="float" office:value="466866.044464796" calcext:value-type="float">
            <text:p>466866.044464796</text:p>
          </table:table-cell>
          <table:table-cell table:formula="of:=[.G25]-[.B25]" office:value-type="float" office:value="0.605757236480713" calcext:value-type="float">
            <text:p>0.60575723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7761.93008" calcext:value-type="float">
            <text:p>1442777761.93008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3.102379322052" calcext:value-type="float">
            <text:p>13.1023793221</text:p>
          </table:table-cell>
          <table:table-cell table:formula="of:=[.C26]/([.D26]-[.D25])" office:value-type="float" office:value="846832.107841056" calcext:value-type="float">
            <text:p>846832.107841056</text:p>
          </table:table-cell>
          <table:table-cell/>
          <table:table-cell office:value-type="float" office:value="1442777762.51891" calcext:value-type="float">
            <text:p>1442777762.51891</text:p>
          </table:table-cell>
          <table:table-cell table:formula="of:=[.C26]/([.G26]-[.G25])" office:value-type="float" office:value="1083495.92874321" calcext:value-type="float">
            <text:p>1083495.92874321</text:p>
          </table:table-cell>
          <table:table-cell table:formula="of:=[.G26]-[.B26]" office:value-type="float" office:value="0.588828563690186" calcext:value-type="float">
            <text:p>0.588828563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7762.00656" calcext:value-type="float">
            <text:p>1442777762.0065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3.1788620948792" calcext:value-type="float">
            <text:p>13.1788620949</text:p>
          </table:table-cell>
          <table:table-cell table:formula="of:=[.C27]/([.D27]-[.D26])" office:value-type="float" office:value="858127.883887379" calcext:value-type="float">
            <text:p>858127.883887379</text:p>
          </table:table-cell>
          <table:table-cell/>
          <table:table-cell office:value-type="float" office:value="1442777762.58751" calcext:value-type="float">
            <text:p>1442777762.58751</text:p>
          </table:table-cell>
          <table:table-cell table:formula="of:=[.C27]/([.G27]-[.G26])" office:value-type="float" office:value="956732.214673479" calcext:value-type="float">
            <text:p>956732.214673479</text:p>
          </table:table-cell>
          <table:table-cell table:formula="of:=[.G27]-[.B27]" office:value-type="float" office:value="0.58094596862793" calcext:value-type="float">
            <text:p>0.58094596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7762.07095" calcext:value-type="float">
            <text:p>1442777762.07095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3.2432491779327" calcext:value-type="float">
            <text:p>13.2432491779</text:p>
          </table:table-cell>
          <table:table-cell table:formula="of:=[.C28]/([.D28]-[.D27])" office:value-type="float" office:value="1019334.88655442" calcext:value-type="float">
            <text:p>1019334.88655442</text:p>
          </table:table-cell>
          <table:table-cell/>
          <table:table-cell office:value-type="float" office:value="1442777762.65172" calcext:value-type="float">
            <text:p>1442777762.65172</text:p>
          </table:table-cell>
          <table:table-cell table:formula="of:=[.C28]/([.G28]-[.G27])" office:value-type="float" office:value="1022135.6834386" calcext:value-type="float">
            <text:p>1022135.6834386</text:p>
          </table:table-cell>
          <table:table-cell table:formula="of:=[.G28]-[.B28]" office:value-type="float" office:value="0.580769538879395" calcext:value-type="float">
            <text:p>0.580769538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7762.13535" calcext:value-type="float">
            <text:p>1442777762.1353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3.3076512813568" calcext:value-type="float">
            <text:p>13.3076512814</text:p>
          </table:table-cell>
          <table:table-cell table:formula="of:=[.C29]/([.D29]-[.D28])" office:value-type="float" office:value="1019097.14916963" calcext:value-type="float">
            <text:p>1019097.14916963</text:p>
          </table:table-cell>
          <table:table-cell/>
          <table:table-cell office:value-type="float" office:value="1442777762.71653" calcext:value-type="float">
            <text:p>1442777762.71653</text:p>
          </table:table-cell>
          <table:table-cell table:formula="of:=[.C29]/([.G29]-[.G28])" office:value-type="float" office:value="1012697.54193997" calcext:value-type="float">
            <text:p>1012697.54193997</text:p>
          </table:table-cell>
          <table:table-cell table:formula="of:=[.G29]-[.B29]" office:value-type="float" office:value="0.581176519393921" calcext:value-type="float">
            <text:p>0.58117651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7762.19976" calcext:value-type="float">
            <text:p>1442777762.19976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3.3720581531525" calcext:value-type="float">
            <text:p>13.3720581532</text:p>
          </table:table-cell>
          <table:table-cell table:formula="of:=[.C30]/([.D30]-[.D29])" office:value-type="float" office:value="1019021.7001725" calcext:value-type="float">
            <text:p>1019021.7001725</text:p>
          </table:table-cell>
          <table:table-cell/>
          <table:table-cell office:value-type="float" office:value="1442777762.78088" calcext:value-type="float">
            <text:p>1442777762.78088</text:p>
          </table:table-cell>
          <table:table-cell table:formula="of:=[.C30]/([.G30]-[.G29])" office:value-type="float" office:value="1019803.13826662" calcext:value-type="float">
            <text:p>1019803.13826662</text:p>
          </table:table-cell>
          <table:table-cell table:formula="of:=[.G30]-[.B30]" office:value-type="float" office:value="0.581127166748047" calcext:value-type="float">
            <text:p>0.58112716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7762.26426" calcext:value-type="float">
            <text:p>1442777762.26426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3.4365622997284" calcext:value-type="float">
            <text:p>13.4365622997</text:p>
          </table:table-cell>
          <table:table-cell table:formula="of:=[.C31]/([.D31]-[.D30])" office:value-type="float" office:value="1017484.97552393" calcext:value-type="float">
            <text:p>1017484.97552393</text:p>
          </table:table-cell>
          <table:table-cell/>
          <table:table-cell office:value-type="float" office:value="1442777762.85264" calcext:value-type="float">
            <text:p>1442777762.85264</text:p>
          </table:table-cell>
          <table:table-cell table:formula="of:=[.C31]/([.G31]-[.G30])" office:value-type="float" office:value="914605.011339511" calcext:value-type="float">
            <text:p>914605.011339511</text:p>
          </table:table-cell>
          <table:table-cell table:formula="of:=[.G31]-[.B31]" office:value-type="float" office:value="0.588382959365845" calcext:value-type="float">
            <text:p>0.58838295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7762.32869" calcext:value-type="float">
            <text:p>1442777762.32869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3.5009868144989" calcext:value-type="float">
            <text:p>13.5009868145</text:p>
          </table:table-cell>
          <table:table-cell table:formula="of:=[.C32]/([.D32]-[.D31])" office:value-type="float" office:value="1018742.63599491" calcext:value-type="float">
            <text:p>1018742.63599491</text:p>
          </table:table-cell>
          <table:table-cell/>
          <table:table-cell office:value-type="float" office:value="1442777762.97376" calcext:value-type="float">
            <text:p>1442777762.97376</text:p>
          </table:table-cell>
          <table:table-cell table:formula="of:=[.C32]/([.G32]-[.G31])" office:value-type="float" office:value="541878.066124422" calcext:value-type="float">
            <text:p>541878.066124422</text:p>
          </table:table-cell>
          <table:table-cell table:formula="of:=[.G32]-[.B32]" office:value-type="float" office:value="0.64507794380188" calcext:value-type="float">
            <text:p>0.64507794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7762.39309" calcext:value-type="float">
            <text:p>1442777762.39309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3.5653913021088" calcext:value-type="float">
            <text:p>13.5653913021</text:p>
          </table:table-cell>
          <table:table-cell table:formula="of:=[.C33]/([.D33]-[.D32])" office:value-type="float" office:value="1019059.42327455" calcext:value-type="float">
            <text:p>1019059.42327455</text:p>
          </table:table-cell>
          <table:table-cell/>
          <table:table-cell office:value-type="float" office:value="1442777763.03807" calcext:value-type="float">
            <text:p>1442777763.03807</text:p>
          </table:table-cell>
          <table:table-cell table:formula="of:=[.C33]/([.G33]-[.G32])" office:value-type="float" office:value="1020657.67226159" calcext:value-type="float">
            <text:p>1020657.67226159</text:p>
          </table:table-cell>
          <table:table-cell table:formula="of:=[.G33]-[.B33]" office:value-type="float" office:value="0.64497709274292" calcext:value-type="float">
            <text:p>0.644977092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7762.45748" calcext:value-type="float">
            <text:p>1442777762.45748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3.6297807693481" calcext:value-type="float">
            <text:p>13.6297807693</text:p>
          </table:table-cell>
          <table:table-cell table:formula="of:=[.C34]/([.D34]-[.D33])" office:value-type="float" office:value="1019297.14305603" calcext:value-type="float">
            <text:p>1019297.14305603</text:p>
          </table:table-cell>
          <table:table-cell/>
          <table:table-cell office:value-type="float" office:value="1442777763.10242" calcext:value-type="float">
            <text:p>1442777763.10242</text:p>
          </table:table-cell>
          <table:table-cell table:formula="of:=[.C34]/([.G34]-[.G33])" office:value-type="float" office:value="1019863.58918046" calcext:value-type="float">
            <text:p>1019863.58918046</text:p>
          </table:table-cell>
          <table:table-cell table:formula="of:=[.G34]-[.B34]" office:value-type="float" office:value="0.644941329956055" calcext:value-type="float">
            <text:p>0.644941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7762.52196" calcext:value-type="float">
            <text:p>1442777762.52196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3.6942620277405" calcext:value-type="float">
            <text:p>13.6942620277</text:p>
          </table:table-cell>
          <table:table-cell table:formula="of:=[.C35]/([.D35]-[.D34])" office:value-type="float" office:value="1017846.14066717" calcext:value-type="float">
            <text:p>1017846.14066717</text:p>
          </table:table-cell>
          <table:table-cell/>
          <table:table-cell office:value-type="float" office:value="1442777763.16703" calcext:value-type="float">
            <text:p>1442777763.16703</text:p>
          </table:table-cell>
          <table:table-cell table:formula="of:=[.C35]/([.G35]-[.G34])" office:value-type="float" office:value="1015769.18724609" calcext:value-type="float">
            <text:p>1015769.18724609</text:p>
          </table:table-cell>
          <table:table-cell table:formula="of:=[.G35]-[.B35]" office:value-type="float" office:value="0.645073175430298" calcext:value-type="float">
            <text:p>0.645073175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7762.58635" calcext:value-type="float">
            <text:p>1442777762.58635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3.7586476802826" calcext:value-type="float">
            <text:p>13.7586476803</text:p>
          </table:table-cell>
          <table:table-cell table:formula="of:=[.C36]/([.D36]-[.D35])" office:value-type="float" office:value="1019357.53399518" calcext:value-type="float">
            <text:p>1019357.53399518</text:p>
          </table:table-cell>
          <table:table-cell/>
          <table:table-cell office:value-type="float" office:value="1442777763.23154" calcext:value-type="float">
            <text:p>1442777763.23154</text:p>
          </table:table-cell>
          <table:table-cell table:formula="of:=[.C36]/([.G36]-[.G35])" office:value-type="float" office:value="1017432.32702059" calcext:value-type="float">
            <text:p>1017432.32702059</text:p>
          </table:table-cell>
          <table:table-cell table:formula="of:=[.G36]-[.B36]" office:value-type="float" office:value="0.645195007324219" calcext:value-type="float">
            <text:p>0.645195007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7762.65069" calcext:value-type="float">
            <text:p>1442777762.6506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3.8229885101318" calcext:value-type="float">
            <text:p>13.8229885101</text:p>
          </table:table-cell>
          <table:table-cell table:formula="of:=[.C37]/([.D37]-[.D36])" office:value-type="float" office:value="1020067.66393567" calcext:value-type="float">
            <text:p>1020067.66393567</text:p>
          </table:table-cell>
          <table:table-cell/>
          <table:table-cell office:value-type="float" office:value="1442777763.29587" calcext:value-type="float">
            <text:p>1442777763.29587</text:p>
          </table:table-cell>
          <table:table-cell table:formula="of:=[.C37]/([.G37]-[.G36])" office:value-type="float" office:value="1020298.29108538" calcext:value-type="float">
            <text:p>1020298.29108538</text:p>
          </table:table-cell>
          <table:table-cell table:formula="of:=[.G37]-[.B37]" office:value-type="float" office:value="0.645180463790894" calcext:value-type="float">
            <text:p>0.645180463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7762.71509" calcext:value-type="float">
            <text:p>1442777762.7150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3.8873925209045" calcext:value-type="float">
            <text:p>13.8873925209</text:p>
          </table:table-cell>
          <table:table-cell table:formula="of:=[.C38]/([.D38]-[.D37])" office:value-type="float" office:value="1019066.96823011" calcext:value-type="float">
            <text:p>1019066.96823011</text:p>
          </table:table-cell>
          <table:table-cell/>
          <table:table-cell office:value-type="float" office:value="1442777763.36043" calcext:value-type="float">
            <text:p>1442777763.36043</text:p>
          </table:table-cell>
          <table:table-cell table:formula="of:=[.C38]/([.G38]-[.G37])" office:value-type="float" office:value="1016545.64301329" calcext:value-type="float">
            <text:p>1016545.64301329</text:p>
          </table:table-cell>
          <table:table-cell table:formula="of:=[.G38]-[.B38]" office:value-type="float" office:value="0.645340204238892" calcext:value-type="float">
            <text:p>0.64534020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7762.77948" calcext:value-type="float">
            <text:p>1442777762.77948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3.9517843723297" calcext:value-type="float">
            <text:p>13.9517843723</text:p>
          </table:table-cell>
          <table:table-cell table:formula="of:=[.C39]/([.D39]-[.D38])" office:value-type="float" office:value="1019259.40235265" calcext:value-type="float">
            <text:p>1019259.40235265</text:p>
          </table:table-cell>
          <table:table-cell/>
          <table:table-cell office:value-type="float" office:value="1442777763.4922" calcext:value-type="float">
            <text:p>1442777763.4922</text:p>
          </table:table-cell>
          <table:table-cell table:formula="of:=[.C39]/([.G39]-[.G38])" office:value-type="float" office:value="498072.271948934" calcext:value-type="float">
            <text:p>498072.271948934</text:p>
          </table:table-cell>
          <table:table-cell table:formula="of:=[.G39]-[.B39]" office:value-type="float" office:value="0.712720394134522" calcext:value-type="float">
            <text:p>0.71272039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7762.84387" calcext:value-type="float">
            <text:p>1442777762.84387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4.0161728858948" calcext:value-type="float">
            <text:p>14.0161728859</text:p>
          </table:table-cell>
          <table:table-cell table:formula="of:=[.C40]/([.D40]-[.D39])" office:value-type="float" office:value="1019312.24011997" calcext:value-type="float">
            <text:p>1019312.24011997</text:p>
          </table:table-cell>
          <table:table-cell/>
          <table:table-cell office:value-type="float" office:value="1442777763.55875" calcext:value-type="float">
            <text:p>1442777763.55875</text:p>
          </table:table-cell>
          <table:table-cell table:formula="of:=[.C40]/([.G40]-[.G39])" office:value-type="float" office:value="986233.883012149" calcext:value-type="float">
            <text:p>986233.883012149</text:p>
          </table:table-cell>
          <table:table-cell table:formula="of:=[.G40]-[.B40]" office:value-type="float" office:value="0.714879989624023" calcext:value-type="float">
            <text:p>0.714879989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7762.90825" calcext:value-type="float">
            <text:p>1442777762.90825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4.0805547237396" calcext:value-type="float">
            <text:p>14.0805547237</text:p>
          </table:table-cell>
          <table:table-cell table:formula="of:=[.C41]/([.D41]-[.D40])" office:value-type="float" office:value="1019417.93209079" calcext:value-type="float">
            <text:p>1019417.93209079</text:p>
          </table:table-cell>
          <table:table-cell/>
          <table:table-cell office:value-type="float" office:value="1442777763.62509" calcext:value-type="float">
            <text:p>1442777763.62509</text:p>
          </table:table-cell>
          <table:table-cell table:formula="of:=[.C41]/([.G41]-[.G40])" office:value-type="float" office:value="989299.715113312" calcext:value-type="float">
            <text:p>989299.715113312</text:p>
          </table:table-cell>
          <table:table-cell table:formula="of:=[.G41]-[.B41]" office:value-type="float" office:value="0.716840028762817" calcext:value-type="float">
            <text:p>0.71684002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7762.97272" calcext:value-type="float">
            <text:p>1442777762.97272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4.1450200080872" calcext:value-type="float">
            <text:p>14.1450200081</text:p>
          </table:table-cell>
          <table:table-cell table:formula="of:=[.C42]/([.D42]-[.D41])" office:value-type="float" office:value="1018098.35579373" calcext:value-type="float">
            <text:p>1018098.35579373</text:p>
          </table:table-cell>
          <table:table-cell/>
          <table:table-cell office:value-type="float" office:value="1442777763.69205" calcext:value-type="float">
            <text:p>1442777763.69205</text:p>
          </table:table-cell>
          <table:table-cell table:formula="of:=[.C42]/([.G42]-[.G41])" office:value-type="float" office:value="980270.564266917" calcext:value-type="float">
            <text:p>980270.564266917</text:p>
          </table:table-cell>
          <table:table-cell table:formula="of:=[.G42]-[.B42]" office:value-type="float" office:value="0.719327688217163" calcext:value-type="float">
            <text:p>0.71932768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7763.03828" calcext:value-type="float">
            <text:p>1442777763.0382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4.2105791568756" calcext:value-type="float">
            <text:p>14.2105791569</text:p>
          </table:table-cell>
          <table:table-cell table:formula="of:=[.C43]/([.D43]-[.D42])" office:value-type="float" office:value="1001111.22875898" calcext:value-type="float">
            <text:p>1001111.22875898</text:p>
          </table:table-cell>
          <table:table-cell/>
          <table:table-cell office:value-type="float" office:value="1442777763.75855" calcext:value-type="float">
            <text:p>1442777763.75855</text:p>
          </table:table-cell>
          <table:table-cell table:formula="of:=[.C43]/([.G43]-[.G42])" office:value-type="float" office:value="986891.520766338" calcext:value-type="float">
            <text:p>986891.520766338</text:p>
          </table:table-cell>
          <table:table-cell table:formula="of:=[.G43]-[.B43]" office:value-type="float" office:value="0.720272302627564" calcext:value-type="float">
            <text:p>0.720272302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7763.10482" calcext:value-type="float">
            <text:p>1442777763.10482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4.2771255970001" calcext:value-type="float">
            <text:p>14.277125597</text:p>
          </table:table-cell>
          <table:table-cell table:formula="of:=[.C44]/([.D44]-[.D43])" office:value-type="float" office:value="986258.616947792" calcext:value-type="float">
            <text:p>986258.616947792</text:p>
          </table:table-cell>
          <table:table-cell/>
          <table:table-cell office:value-type="float" office:value="1442777763.82512" calcext:value-type="float">
            <text:p>1442777763.82512</text:p>
          </table:table-cell>
          <table:table-cell table:formula="of:=[.C44]/([.G44]-[.G43])" office:value-type="float" office:value="985976.017306838" calcext:value-type="float">
            <text:p>985976.017306838</text:p>
          </table:table-cell>
          <table:table-cell table:formula="of:=[.G44]-[.B44]" office:value-type="float" office:value="0.720291376113892" calcext:value-type="float">
            <text:p>0.72029137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7763.17137" calcext:value-type="float">
            <text:p>1442777763.17137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4.3436751365662" calcext:value-type="float">
            <text:p>14.3436751366</text:p>
          </table:table-cell>
          <table:table-cell table:formula="of:=[.C45]/([.D45]-[.D44])" office:value-type="float" office:value="986212.683483264" calcext:value-type="float">
            <text:p>986212.683483264</text:p>
          </table:table-cell>
          <table:table-cell/>
          <table:table-cell office:value-type="float" office:value="1442777763.89158" calcext:value-type="float">
            <text:p>1442777763.89158</text:p>
          </table:table-cell>
          <table:table-cell table:formula="of:=[.C45]/([.G45]-[.G44])" office:value-type="float" office:value="987472.101415847" calcext:value-type="float">
            <text:p>987472.101415847</text:p>
          </table:table-cell>
          <table:table-cell table:formula="of:=[.G45]-[.B45]" office:value-type="float" office:value="0.720206499099731" calcext:value-type="float">
            <text:p>0.72020649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7763.23788" calcext:value-type="float">
            <text:p>1442777763.23788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4.4101815223694" calcext:value-type="float">
            <text:p>14.4101815224</text:p>
          </table:table-cell>
          <table:table-cell table:formula="of:=[.C46]/([.D46]-[.D45])" office:value-type="float" office:value="986852.603811463" calcext:value-type="float">
            <text:p>986852.603811463</text:p>
          </table:table-cell>
          <table:table-cell/>
          <table:table-cell office:value-type="float" office:value="1442777764.02442" calcext:value-type="float">
            <text:p>1442777764.02442</text:p>
          </table:table-cell>
          <table:table-cell table:formula="of:=[.C46]/([.G46]-[.G45])" office:value-type="float" office:value="494060.375691877" calcext:value-type="float">
            <text:p>494060.375691877</text:p>
          </table:table-cell>
          <table:table-cell table:formula="of:=[.G46]-[.B46]" office:value-type="float" office:value="0.786542177200317" calcext:value-type="float">
            <text:p>0.78654217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7763.3044" calcext:value-type="float">
            <text:p>1442777763.3044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4.4767024517059" calcext:value-type="float">
            <text:p>14.4767024517</text:p>
          </table:table-cell>
          <table:table-cell table:formula="of:=[.C47]/([.D47]-[.D46])" office:value-type="float" office:value="986636.847298833" calcext:value-type="float">
            <text:p>986636.847298833</text:p>
          </table:table-cell>
          <table:table-cell/>
          <table:table-cell office:value-type="float" office:value="1442777764.09121" calcext:value-type="float">
            <text:p>1442777764.09121</text:p>
          </table:table-cell>
          <table:table-cell table:formula="of:=[.C47]/([.G47]-[.G46])" office:value-type="float" office:value="982776.31648132" calcext:value-type="float">
            <text:p>982776.31648132</text:p>
          </table:table-cell>
          <table:table-cell table:formula="of:=[.G47]-[.B47]" office:value-type="float" office:value="0.786803483963013" calcext:value-type="float">
            <text:p>0.7868034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7763.37089" calcext:value-type="float">
            <text:p>1442777763.37089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4.5431871414185" calcext:value-type="float">
            <text:p>14.5431871414</text:p>
          </table:table-cell>
          <table:table-cell table:formula="of:=[.C48]/([.D48]-[.D47])" office:value-type="float" office:value="987174.645527995" calcext:value-type="float">
            <text:p>987174.645527995</text:p>
          </table:table-cell>
          <table:table-cell/>
          <table:table-cell office:value-type="float" office:value="1442777764.15758" calcext:value-type="float">
            <text:p>1442777764.15758</text:p>
          </table:table-cell>
          <table:table-cell table:formula="of:=[.C48]/([.G48]-[.G47])" office:value-type="float" office:value="988802.218866515" calcext:value-type="float">
            <text:p>988802.218866515</text:p>
          </table:table-cell>
          <table:table-cell table:formula="of:=[.G48]-[.B48]" office:value-type="float" office:value="0.786694049835205" calcext:value-type="float">
            <text:p>0.786694049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7763.43738" calcext:value-type="float">
            <text:p>1442777763.43738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4.6096775531769" calcext:value-type="float">
            <text:p>14.6096775532</text:p>
          </table:table-cell>
          <table:table-cell table:formula="of:=[.C49]/([.D49]-[.D48])" office:value-type="float" office:value="987089.69104385" calcext:value-type="float">
            <text:p>987089.69104385</text:p>
          </table:table-cell>
          <table:table-cell/>
          <table:table-cell office:value-type="float" office:value="1442777764.22433" calcext:value-type="float">
            <text:p>1442777764.22433</text:p>
          </table:table-cell>
          <table:table-cell table:formula="of:=[.C49]/([.G49]-[.G48])" office:value-type="float" office:value="983215.087249089" calcext:value-type="float">
            <text:p>983215.087249089</text:p>
          </table:table-cell>
          <table:table-cell table:formula="of:=[.G49]-[.B49]" office:value-type="float" office:value="0.786956071853638" calcext:value-type="float">
            <text:p>0.78695607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7763.50389" calcext:value-type="float">
            <text:p>1442777763.50389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4.6761956214905" calcext:value-type="float">
            <text:p>14.6761956215</text:p>
          </table:table-cell>
          <table:table-cell table:formula="of:=[.C50]/([.D50]-[.D49])" office:value-type="float" office:value="986679.283748571" calcext:value-type="float">
            <text:p>986679.283748571</text:p>
          </table:table-cell>
          <table:table-cell/>
          <table:table-cell office:value-type="float" office:value="1442777764.2926" calcext:value-type="float">
            <text:p>1442777764.2926</text:p>
          </table:table-cell>
          <table:table-cell table:formula="of:=[.C50]/([.G50]-[.G49])" office:value-type="float" office:value="961393.333431121" calcext:value-type="float">
            <text:p>961393.333431121</text:p>
          </table:table-cell>
          <table:table-cell table:formula="of:=[.G50]-[.B50]" office:value-type="float" office:value="0.788705587387085" calcext:value-type="float">
            <text:p>0.788705587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7763.57045" calcext:value-type="float">
            <text:p>1442777763.57045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4.7427484989166" calcext:value-type="float">
            <text:p>14.7427484989</text:p>
          </table:table-cell>
          <table:table-cell table:formula="of:=[.C51]/([.D51]-[.D50])" office:value-type="float" office:value="986163.221459969" calcext:value-type="float">
            <text:p>986163.221459969</text:p>
          </table:table-cell>
          <table:table-cell/>
          <table:table-cell office:value-type="float" office:value="1442777764.35685" calcext:value-type="float">
            <text:p>1442777764.35685</text:p>
          </table:table-cell>
          <table:table-cell table:formula="of:=[.C51]/([.G51]-[.G50])" office:value-type="float" office:value="1021585.6668349" calcext:value-type="float">
            <text:p>1021585.6668349</text:p>
          </table:table-cell>
          <table:table-cell table:formula="of:=[.G51]-[.B51]" office:value-type="float" office:value="0.786397933959961" calcext:value-type="float">
            <text:p>0.7863979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7763.63701" calcext:value-type="float">
            <text:p>1442777763.63701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4.8093066215515" calcext:value-type="float">
            <text:p>14.8093066216</text:p>
          </table:table-cell>
          <table:table-cell table:formula="of:=[.C52]/([.D52]-[.D51])" office:value-type="float" office:value="986085.5054466" calcext:value-type="float">
            <text:p>986085.5054466</text:p>
          </table:table-cell>
          <table:table-cell/>
          <table:table-cell office:value-type="float" office:value="1442777764.49345" calcext:value-type="float">
            <text:p>1442777764.49345</text:p>
          </table:table-cell>
          <table:table-cell table:formula="of:=[.C52]/([.G52]-[.G51])" office:value-type="float" office:value="480444.141375393" calcext:value-type="float">
            <text:p>480444.141375393</text:p>
          </table:table-cell>
          <table:table-cell table:formula="of:=[.G52]-[.B52]" office:value-type="float" office:value="0.856446743011475" calcext:value-type="float">
            <text:p>0.85644674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7763.70355" calcext:value-type="float">
            <text:p>1442777763.70355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4.8758516311646" calcext:value-type="float">
            <text:p>14.8758516312</text:p>
          </table:table-cell>
          <table:table-cell table:formula="of:=[.C53]/([.D53]-[.D52])" office:value-type="float" office:value="986279.818451507" calcext:value-type="float">
            <text:p>986279.818451507</text:p>
          </table:table-cell>
          <table:table-cell/>
          <table:table-cell office:value-type="float" office:value="1442777764.53376" calcext:value-type="float">
            <text:p>1442777764.53376</text:p>
          </table:table-cell>
          <table:table-cell table:formula="of:=[.C53]/([.G53]-[.G52])" office:value-type="float" office:value="1628204.64971905" calcext:value-type="float">
            <text:p>1628204.64971905</text:p>
          </table:table-cell>
          <table:table-cell table:formula="of:=[.G53]-[.B53]" office:value-type="float" office:value="0.830211162567139" calcext:value-type="float">
            <text:p>0.830211162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7763.7701" calcext:value-type="float">
            <text:p>1442777763.7701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4.9423997402191" calcext:value-type="float">
            <text:p>14.9423997402</text:p>
          </table:table-cell>
          <table:table-cell table:formula="of:=[.C54]/([.D54]-[.D53])" office:value-type="float" office:value="986233.883012149" calcext:value-type="float">
            <text:p>986233.883012149</text:p>
          </table:table-cell>
          <table:table-cell/>
          <table:table-cell office:value-type="float" office:value="1442777764.6233" calcext:value-type="float">
            <text:p>1442777764.6233</text:p>
          </table:table-cell>
          <table:table-cell table:formula="of:=[.C54]/([.G54]-[.G53])" office:value-type="float" office:value="733029.840197264" calcext:value-type="float">
            <text:p>733029.840197264</text:p>
          </table:table-cell>
          <table:table-cell table:formula="of:=[.G54]-[.B54]" office:value-type="float" office:value="0.853198289871216" calcext:value-type="float">
            <text:p>0.853198289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7763.8366" calcext:value-type="float">
            <text:p>1442777763.8366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5.0088963508606" calcext:value-type="float">
            <text:p>15.0088963509</text:p>
          </table:table-cell>
          <table:table-cell table:formula="of:=[.C55]/([.D55]-[.D54])" office:value-type="float" office:value="986997.673518413" calcext:value-type="float">
            <text:p>986997.673518413</text:p>
          </table:table-cell>
          <table:table-cell/>
          <table:table-cell office:value-type="float" office:value="1442777764.68994" calcext:value-type="float">
            <text:p>1442777764.68994</text:p>
          </table:table-cell>
          <table:table-cell table:formula="of:=[.C55]/([.G55]-[.G54])" office:value-type="float" office:value="984787.342202888" calcext:value-type="float">
            <text:p>984787.342202888</text:p>
          </table:table-cell>
          <table:table-cell table:formula="of:=[.G55]-[.B55]" office:value-type="float" office:value="0.853347539901733" calcext:value-type="float">
            <text:p>0.853347539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7763.9031" calcext:value-type="float">
            <text:p>1442777763.9031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5.0753960609436" calcext:value-type="float">
            <text:p>15.0753960609</text:p>
          </table:table-cell>
          <table:table-cell table:formula="of:=[.C56]/([.D56]-[.D55])" office:value-type="float" office:value="986951.671188871" calcext:value-type="float">
            <text:p>986951.671188871</text:p>
          </table:table-cell>
          <table:table-cell/>
          <table:table-cell office:value-type="float" office:value="1442777764.73479" calcext:value-type="float">
            <text:p>1442777764.73479</text:p>
          </table:table-cell>
          <table:table-cell table:formula="of:=[.C56]/([.G56]-[.G55])" office:value-type="float" office:value="1463526.53528555" calcext:value-type="float">
            <text:p>1463526.53528555</text:p>
          </table:table-cell>
          <table:table-cell table:formula="of:=[.G56]-[.B56]" office:value-type="float" office:value="0.831692934036255" calcext:value-type="float">
            <text:p>0.83169293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7763.96958" calcext:value-type="float">
            <text:p>1442777763.9695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5.141884803772" calcext:value-type="float">
            <text:p>15.1418848038</text:p>
          </table:table-cell>
          <table:table-cell table:formula="of:=[.C57]/([.D57]-[.D56])" office:value-type="float" office:value="987114.467924583" calcext:value-type="float">
            <text:p>987114.467924583</text:p>
          </table:table-cell>
          <table:table-cell/>
          <table:table-cell office:value-type="float" office:value="1442777764.82303" calcext:value-type="float">
            <text:p>1442777764.82303</text:p>
          </table:table-cell>
          <table:table-cell table:formula="of:=[.C57]/([.G57]-[.G56])" office:value-type="float" office:value="743780.389959742" calcext:value-type="float">
            <text:p>743780.389959742</text:p>
          </table:table-cell>
          <table:table-cell table:formula="of:=[.G57]-[.B57]" office:value-type="float" office:value="0.853445291519165" calcext:value-type="float">
            <text:p>0.853445291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7764.03613" calcext:value-type="float">
            <text:p>1442777764.03613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5.2084345817566" calcext:value-type="float">
            <text:p>15.2084345818</text:p>
          </table:table-cell>
          <table:table-cell table:formula="of:=[.C58]/([.D58]-[.D57])" office:value-type="float" office:value="986209.150317057" calcext:value-type="float">
            <text:p>986209.150317057</text:p>
          </table:table-cell>
          <table:table-cell/>
          <table:table-cell office:value-type="float" office:value="1442777764.89095" calcext:value-type="float">
            <text:p>1442777764.89095</text:p>
          </table:table-cell>
          <table:table-cell table:formula="of:=[.C58]/([.G58]-[.G57])" office:value-type="float" office:value="966374.803422044" calcext:value-type="float">
            <text:p>966374.803422044</text:p>
          </table:table-cell>
          <table:table-cell table:formula="of:=[.G58]-[.B58]" office:value-type="float" office:value="0.854811191558838" calcext:value-type="float">
            <text:p>0.854811191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7764.10268" calcext:value-type="float">
            <text:p>1442777764.10268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5.2749853134155" calcext:value-type="float">
            <text:p>15.2749853134</text:p>
          </table:table-cell>
          <table:table-cell table:formula="of:=[.C59]/([.D59]-[.D58])" office:value-type="float" office:value="986195.017905379" calcext:value-type="float">
            <text:p>986195.017905379</text:p>
          </table:table-cell>
          <table:table-cell/>
          <table:table-cell office:value-type="float" office:value="1442777765.02222" calcext:value-type="float">
            <text:p>1442777765.02222</text:p>
          </table:table-cell>
          <table:table-cell table:formula="of:=[.C59]/([.G59]-[.G58])" office:value-type="float" office:value="499941.085469992" calcext:value-type="float">
            <text:p>499941.085469992</text:p>
          </table:table-cell>
          <table:table-cell table:formula="of:=[.G59]-[.B59]" office:value-type="float" office:value="0.919539928436279" calcext:value-type="float">
            <text:p>0.919539928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7764.1692" calcext:value-type="float">
            <text:p>1442777764.1692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5.3415052890778" calcext:value-type="float">
            <text:p>15.3415052891</text:p>
          </table:table-cell>
          <table:table-cell table:formula="of:=[.C60]/([.D60]-[.D59])" office:value-type="float" office:value="986650.992376481" calcext:value-type="float">
            <text:p>986650.992376481</text:p>
          </table:table-cell>
          <table:table-cell/>
          <table:table-cell office:value-type="float" office:value="1442777765.06158" calcext:value-type="float">
            <text:p>1442777765.06158</text:p>
          </table:table-cell>
          <table:table-cell table:formula="of:=[.C60]/([.G60]-[.G59])" office:value-type="float" office:value="1667538.31506766" calcext:value-type="float">
            <text:p>1667538.31506766</text:p>
          </table:table-cell>
          <table:table-cell table:formula="of:=[.G60]-[.B60]" office:value-type="float" office:value="0.892378568649292" calcext:value-type="float">
            <text:p>0.89237856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7764.23582" calcext:value-type="float">
            <text:p>1442777764.23582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5.4081163406372" calcext:value-type="float">
            <text:p>15.4081163406</text:p>
          </table:table-cell>
          <table:table-cell table:formula="of:=[.C61]/([.D61]-[.D60])" office:value-type="float" office:value="985301.965116487" calcext:value-type="float">
            <text:p>985301.965116487</text:p>
          </table:table-cell>
          <table:table-cell/>
          <table:table-cell office:value-type="float" office:value="1442777765.13665" calcext:value-type="float">
            <text:p>1442777765.13665</text:p>
          </table:table-cell>
          <table:table-cell table:formula="of:=[.C61]/([.G61]-[.G60])" office:value-type="float" office:value="874339.54634041" calcext:value-type="float">
            <text:p>874339.54634041</text:p>
          </table:table-cell>
          <table:table-cell table:formula="of:=[.G61]-[.B61]" office:value-type="float" office:value="0.900832176208496" calcext:value-type="float">
            <text:p>0.90083217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7764.30235" calcext:value-type="float">
            <text:p>1442777764.30235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5.4746518135071" calcext:value-type="float">
            <text:p>15.4746518135</text:p>
          </table:table-cell>
          <table:table-cell table:formula="of:=[.C62]/([.D62]-[.D61])" office:value-type="float" office:value="986421.185107679" calcext:value-type="float">
            <text:p>986421.185107679</text:p>
          </table:table-cell>
          <table:table-cell/>
          <table:table-cell office:value-type="float" office:value="1442777765.2222" calcext:value-type="float">
            <text:p>1442777765.2222</text:p>
          </table:table-cell>
          <table:table-cell table:formula="of:=[.C62]/([.G62]-[.G61])" office:value-type="float" office:value="767144.394205742" calcext:value-type="float">
            <text:p>767144.394205742</text:p>
          </table:table-cell>
          <table:table-cell table:formula="of:=[.G62]-[.B62]" office:value-type="float" office:value="0.91985034942627" calcext:value-type="float">
            <text:p>0.919850349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7764.36886" calcext:value-type="float">
            <text:p>1442777764.3688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5.5411558151245" calcext:value-type="float">
            <text:p>15.5411558151</text:p>
          </table:table-cell>
          <table:table-cell table:formula="of:=[.C63]/([.D63]-[.D62])" office:value-type="float" office:value="986887.982734515" calcext:value-type="float">
            <text:p>986887.982734515</text:p>
          </table:table-cell>
          <table:table-cell/>
          <table:table-cell office:value-type="float" office:value="1442777765.26266" calcext:value-type="float">
            <text:p>1442777765.26266</text:p>
          </table:table-cell>
          <table:table-cell table:formula="of:=[.C63]/([.G63]-[.G62])" office:value-type="float" office:value="1622322.56695132" calcext:value-type="float">
            <text:p>1622322.56695132</text:p>
          </table:table-cell>
          <table:table-cell table:formula="of:=[.G63]-[.B63]" office:value-type="float" office:value="0.893801927566528" calcext:value-type="float">
            <text:p>0.89380192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7764.43539" calcext:value-type="float">
            <text:p>1442777764.43539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5.6076927185059" calcext:value-type="float">
            <text:p>15.6076927185</text:p>
          </table:table-cell>
          <table:table-cell table:formula="of:=[.C64]/([.D64]-[.D63])" office:value-type="float" office:value="986399.977525835" calcext:value-type="float">
            <text:p>986399.977525835</text:p>
          </table:table-cell>
          <table:table-cell/>
          <table:table-cell office:value-type="float" office:value="1442777765.3377" calcext:value-type="float">
            <text:p>1442777765.3377</text:p>
          </table:table-cell>
          <table:table-cell table:formula="of:=[.C64]/([.G64]-[.G63])" office:value-type="float" office:value="874631.234540365" calcext:value-type="float">
            <text:p>874631.234540365</text:p>
          </table:table-cell>
          <table:table-cell table:formula="of:=[.G64]-[.B64]" office:value-type="float" office:value="0.902304649353027" calcext:value-type="float">
            <text:p>0.902304649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7764.50196" calcext:value-type="float">
            <text:p>1442777764.50196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5.6742584705353" calcext:value-type="float">
            <text:p>15.6742584705</text:p>
          </table:table-cell>
          <table:table-cell table:formula="of:=[.C65]/([.D65]-[.D64])" office:value-type="float" office:value="985972.485836166" calcext:value-type="float">
            <text:p>985972.485836166</text:p>
          </table:table-cell>
          <table:table-cell/>
          <table:table-cell office:value-type="float" office:value="1442777765.39296" calcext:value-type="float">
            <text:p>1442777765.39296</text:p>
          </table:table-cell>
          <table:table-cell table:formula="of:=[.C65]/([.G65]-[.G64])" office:value-type="float" office:value="1187670.13887187" calcext:value-type="float">
            <text:p>1187670.13887187</text:p>
          </table:table-cell>
          <table:table-cell table:formula="of:=[.G65]-[.B65]" office:value-type="float" office:value="0.891000032424927" calcext:value-type="float">
            <text:p>0.89100003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7764.56843" calcext:value-type="float">
            <text:p>1442777764.56843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5.7407279014587" calcext:value-type="float">
            <text:p>15.7407279015</text:p>
          </table:table-cell>
          <table:table-cell table:formula="of:=[.C66]/([.D66]-[.D65])" office:value-type="float" office:value="987401.262327246" calcext:value-type="float">
            <text:p>987401.262327246</text:p>
          </table:table-cell>
          <table:table-cell/>
          <table:table-cell office:value-type="float" office:value="1442777765.46374" calcext:value-type="float">
            <text:p>1442777765.46374</text:p>
          </table:table-cell>
          <table:table-cell table:formula="of:=[.C66]/([.G66]-[.G65])" office:value-type="float" office:value="927204.616235479" calcext:value-type="float">
            <text:p>927204.616235479</text:p>
          </table:table-cell>
          <table:table-cell table:formula="of:=[.G66]-[.B66]" office:value-type="float" office:value="0.895315408706665" calcext:value-type="float">
            <text:p>0.895315408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7764.635" calcext:value-type="float">
            <text:p>1442777764.63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5.8072974681854" calcext:value-type="float">
            <text:p>15.8072974682</text:p>
          </table:table-cell>
          <table:table-cell table:formula="of:=[.C67]/([.D67]-[.D66])" office:value-type="float" office:value="985915.98574565" calcext:value-type="float">
            <text:p>985915.98574565</text:p>
          </table:table-cell>
          <table:table-cell/>
          <table:table-cell office:value-type="float" office:value="1442777765.5383" calcext:value-type="float">
            <text:p>1442777765.5383</text:p>
          </table:table-cell>
          <table:table-cell table:formula="of:=[.C67]/([.G67]-[.G66])" office:value-type="float" office:value="880261.187518786" calcext:value-type="float">
            <text:p>880261.187518786</text:p>
          </table:table-cell>
          <table:table-cell table:formula="of:=[.G67]-[.B67]" office:value-type="float" office:value="0.903305530548096" calcext:value-type="float">
            <text:p>0.90330553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7764.7015" calcext:value-type="float">
            <text:p>1442777764.7015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5.8738045692444" calcext:value-type="float">
            <text:p>15.8738045692</text:p>
          </table:table-cell>
          <table:table-cell table:formula="of:=[.C68]/([.D68]-[.D67])" office:value-type="float" office:value="986841.990629179" calcext:value-type="float">
            <text:p>986841.990629179</text:p>
          </table:table-cell>
          <table:table-cell/>
          <table:table-cell office:value-type="float" office:value="1442777765.59375" calcext:value-type="float">
            <text:p>1442777765.59375</text:p>
          </table:table-cell>
          <table:table-cell table:formula="of:=[.C68]/([.G68]-[.G67])" office:value-type="float" office:value="1183640.95320569" calcext:value-type="float">
            <text:p>1183640.95320569</text:p>
          </table:table-cell>
          <table:table-cell table:formula="of:=[.G68]-[.B68]" office:value-type="float" office:value="0.892247676849365" calcext:value-type="float">
            <text:p>0.89224767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7764.76801" calcext:value-type="float">
            <text:p>1442777764.76801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5.9403123855591" calcext:value-type="float">
            <text:p>15.9403123856</text:p>
          </table:table-cell>
          <table:table-cell table:formula="of:=[.C69]/([.D69]-[.D68])" office:value-type="float" office:value="986831.377675172" calcext:value-type="float">
            <text:p>986831.377675172</text:p>
          </table:table-cell>
          <table:table-cell/>
          <table:table-cell office:value-type="float" office:value="1442777765.66449" calcext:value-type="float">
            <text:p>1442777765.66449</text:p>
          </table:table-cell>
          <table:table-cell table:formula="of:=[.C69]/([.G69]-[.G68])" office:value-type="float" office:value="927867.170893991" calcext:value-type="float">
            <text:p>927867.170893991</text:p>
          </table:table-cell>
          <table:table-cell table:formula="of:=[.G69]-[.B69]" office:value-type="float" office:value="0.896474123001099" calcext:value-type="float">
            <text:p>0.89647412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7764.83456" calcext:value-type="float">
            <text:p>1442777764.83456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6.0068640708923" calcext:value-type="float">
            <text:p>16.0068640709</text:p>
          </table:table-cell>
          <table:table-cell table:formula="of:=[.C70]/([.D70]-[.D69])" office:value-type="float" office:value="986180.885898731" calcext:value-type="float">
            <text:p>986180.885898731</text:p>
          </table:table-cell>
          <table:table-cell/>
          <table:table-cell office:value-type="float" office:value="1442777765.73925" calcext:value-type="float">
            <text:p>1442777765.73925</text:p>
          </table:table-cell>
          <table:table-cell table:formula="of:=[.C70]/([.G70]-[.G69])" office:value-type="float" office:value="877869.493803775" calcext:value-type="float">
            <text:p>877869.493803775</text:p>
          </table:table-cell>
          <table:table-cell table:formula="of:=[.G70]-[.B70]" office:value-type="float" office:value="0.904685258865356" calcext:value-type="float">
            <text:p>0.904685258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7764.9011" calcext:value-type="float">
            <text:p>1442777764.9011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6.0734002590179" calcext:value-type="float">
            <text:p>16.073400259</text:p>
          </table:table-cell>
          <table:table-cell table:formula="of:=[.C71]/([.D71]-[.D70])" office:value-type="float" office:value="986410.581202768" calcext:value-type="float">
            <text:p>986410.581202768</text:p>
          </table:table-cell>
          <table:table-cell/>
          <table:table-cell office:value-type="float" office:value="1442777765.79519" calcext:value-type="float">
            <text:p>1442777765.79519</text:p>
          </table:table-cell>
          <table:table-cell table:formula="of:=[.C71]/([.G71]-[.G70])" office:value-type="float" office:value="1173143.89022041" calcext:value-type="float">
            <text:p>1173143.89022041</text:p>
          </table:table-cell>
          <table:table-cell table:formula="of:=[.G71]-[.B71]" office:value-type="float" office:value="0.894094467163086" calcext:value-type="float">
            <text:p>0.89409446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7764.96764" calcext:value-type="float">
            <text:p>1442777764.96764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6.1399366855621" calcext:value-type="float">
            <text:p>16.1399366856</text:p>
          </table:table-cell>
          <table:table-cell table:formula="of:=[.C72]/([.D72]-[.D71])" office:value-type="float" office:value="986407.04661846" calcext:value-type="float">
            <text:p>986407.04661846</text:p>
          </table:table-cell>
          <table:table-cell/>
          <table:table-cell office:value-type="float" office:value="1442777765.82523" calcext:value-type="float">
            <text:p>1442777765.82523</text:p>
          </table:table-cell>
          <table:table-cell table:formula="of:=[.C72]/([.G72]-[.G71])" office:value-type="float" office:value="2185130.53864533" calcext:value-type="float">
            <text:p>2185130.53864533</text:p>
          </table:table-cell>
          <table:table-cell table:formula="of:=[.G72]-[.B72]" office:value-type="float" office:value="0.857593774795532" calcext:value-type="float">
            <text:p>0.85759377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7765.0322" calcext:value-type="float">
            <text:p>1442777765.032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6.2045040130615" calcext:value-type="float">
            <text:p>16.2045040131</text:p>
          </table:table-cell>
          <table:table-cell table:formula="of:=[.C73]/([.D73]-[.D72])" office:value-type="float" office:value="1016489.33821243" calcext:value-type="float">
            <text:p>1016489.33821243</text:p>
          </table:table-cell>
          <table:table-cell/>
          <table:table-cell office:value-type="float" office:value="1442777765.89567" calcext:value-type="float">
            <text:p>1442777765.89567</text:p>
          </table:table-cell>
          <table:table-cell table:formula="of:=[.C73]/([.G73]-[.G72])" office:value-type="float" office:value="931774.151944408" calcext:value-type="float">
            <text:p>931774.151944408</text:p>
          </table:table-cell>
          <table:table-cell table:formula="of:=[.G73]-[.B73]" office:value-type="float" office:value="0.863464117050171" calcext:value-type="float">
            <text:p>0.86346411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7765.09574" calcext:value-type="float">
            <text:p>1442777765.09574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6.268036365509" calcext:value-type="float">
            <text:p>16.2680363655</text:p>
          </table:table-cell>
          <table:table-cell table:formula="of:=[.C74]/([.D74]-[.D73])" office:value-type="float" office:value="1033048.47800536" calcext:value-type="float">
            <text:p>1033048.47800536</text:p>
          </table:table-cell>
          <table:table-cell/>
          <table:table-cell office:value-type="float" office:value="1442777765.9961" calcext:value-type="float">
            <text:p>1442777765.9961</text:p>
          </table:table-cell>
          <table:table-cell table:formula="of:=[.C74]/([.G74]-[.G73])" office:value-type="float" office:value="653505.176724742" calcext:value-type="float">
            <text:p>653505.176724742</text:p>
          </table:table-cell>
          <table:table-cell table:formula="of:=[.G74]-[.B74]" office:value-type="float" office:value="0.900362491607666" calcext:value-type="float">
            <text:p>0.90036249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7765.15926" calcext:value-type="float">
            <text:p>1442777765.1592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6.3315598964691" calcext:value-type="float">
            <text:p>16.3315598965</text:p>
          </table:table-cell>
          <table:table-cell table:formula="of:=[.C75]/([.D75]-[.D74])" office:value-type="float" office:value="1033191.93703577" calcext:value-type="float">
            <text:p>1033191.93703577</text:p>
          </table:table-cell>
          <table:table-cell/>
          <table:table-cell office:value-type="float" office:value="1442777766.02608" calcext:value-type="float">
            <text:p>1442777766.02608</text:p>
          </table:table-cell>
          <table:table-cell table:formula="of:=[.C75]/([.G75]-[.G74])" office:value-type="float" office:value="2188848.72681589" calcext:value-type="float">
            <text:p>2188848.72681589</text:p>
          </table:table-cell>
          <table:table-cell table:formula="of:=[.G75]-[.B75]" office:value-type="float" office:value="0.866823673248291" calcext:value-type="float">
            <text:p>0.86682367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7765.22274" calcext:value-type="float">
            <text:p>1442777765.22274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6.3950431346893" calcext:value-type="float">
            <text:p>16.3950431347</text:p>
          </table:table-cell>
          <table:table-cell table:formula="of:=[.C76]/([.D76]-[.D75])" office:value-type="float" office:value="1033847.70279568" calcext:value-type="float">
            <text:p>1033847.70279568</text:p>
          </table:table-cell>
          <table:table-cell/>
          <table:table-cell office:value-type="float" office:value="1442777766.09646" calcext:value-type="float">
            <text:p>1442777766.09646</text:p>
          </table:table-cell>
          <table:table-cell table:formula="of:=[.C76]/([.G76]-[.G75])" office:value-type="float" office:value="932617.000806315" calcext:value-type="float">
            <text:p>932617.000806315</text:p>
          </table:table-cell>
          <table:table-cell table:formula="of:=[.G76]-[.B76]" office:value-type="float" office:value="0.873714447021484" calcext:value-type="float">
            <text:p>0.8737144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7765.28625" calcext:value-type="float">
            <text:p>1442777765.2862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6.4585518836975" calcext:value-type="float">
            <text:p>16.4585518837</text:p>
          </table:table-cell>
          <table:table-cell table:formula="of:=[.C77]/([.D77]-[.D76])" office:value-type="float" office:value="1033432.4171863" calcext:value-type="float">
            <text:p>1033432.4171863</text:p>
          </table:table-cell>
          <table:table-cell/>
          <table:table-cell office:value-type="float" office:value="1442777766.14155" calcext:value-type="float">
            <text:p>1442777766.14155</text:p>
          </table:table-cell>
          <table:table-cell table:formula="of:=[.C77]/([.G77]-[.G76])" office:value-type="float" office:value="1455494.36440158" calcext:value-type="float">
            <text:p>1455494.36440158</text:p>
          </table:table-cell>
          <table:table-cell table:formula="of:=[.G77]-[.B77]" office:value-type="float" office:value="0.855298280715942" calcext:value-type="float">
            <text:p>0.85529828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7765.34976" calcext:value-type="float">
            <text:p>1442777765.34976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6.5220618247986" calcext:value-type="float">
            <text:p>16.5220618248</text:p>
          </table:table-cell>
          <table:table-cell table:formula="of:=[.C78]/([.D78]-[.D77])" office:value-type="float" office:value="1033413.01947594" calcext:value-type="float">
            <text:p>1033413.01947594</text:p>
          </table:table-cell>
          <table:table-cell/>
          <table:table-cell office:value-type="float" office:value="1442777766.22712" calcext:value-type="float">
            <text:p>1442777766.22712</text:p>
          </table:table-cell>
          <table:table-cell table:formula="of:=[.C78]/([.G78]-[.G77])" office:value-type="float" office:value="766969.129967681" calcext:value-type="float">
            <text:p>766969.129967681</text:p>
          </table:table-cell>
          <table:table-cell table:formula="of:=[.G78]-[.B78]" office:value-type="float" office:value="0.877361536026001" calcext:value-type="float">
            <text:p>0.8773615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7765.41323" calcext:value-type="float">
            <text:p>1442777765.41323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6.5855300426483" calcext:value-type="float">
            <text:p>16.5855300426</text:p>
          </table:table-cell>
          <table:table-cell table:formula="of:=[.C79]/([.D79]-[.D78])" office:value-type="float" office:value="1034092.37290058" calcext:value-type="float">
            <text:p>1034092.37290058</text:p>
          </table:table-cell>
          <table:table-cell/>
          <table:table-cell office:value-type="float" office:value="1442777766.27661" calcext:value-type="float">
            <text:p>1442777766.27661</text:p>
          </table:table-cell>
          <table:table-cell table:formula="of:=[.C79]/([.G79]-[.G78])" office:value-type="float" office:value="1326225.07493002" calcext:value-type="float">
            <text:p>1326225.07493002</text:p>
          </table:table-cell>
          <table:table-cell table:formula="of:=[.G79]-[.B79]" office:value-type="float" office:value="0.863381147384644" calcext:value-type="float">
            <text:p>0.86338114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7765.47673" calcext:value-type="float">
            <text:p>1442777765.4767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6.6490306854248" calcext:value-type="float">
            <text:p>16.6490306854</text:p>
          </table:table-cell>
          <table:table-cell table:formula="of:=[.C80]/([.D80]-[.D79])" office:value-type="float" office:value="1033564.34093136" calcext:value-type="float">
            <text:p>1033564.34093136</text:p>
          </table:table-cell>
          <table:table-cell/>
          <table:table-cell office:value-type="float" office:value="1442777766.3423" calcext:value-type="float">
            <text:p>1442777766.3423</text:p>
          </table:table-cell>
          <table:table-cell table:formula="of:=[.C80]/([.G80]-[.G79])" office:value-type="float" office:value="999199.858178373" calcext:value-type="float">
            <text:p>999199.858178373</text:p>
          </table:table-cell>
          <table:table-cell table:formula="of:=[.G80]-[.B80]" office:value-type="float" office:value="0.865565061569214" calcext:value-type="float">
            <text:p>0.86556506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7765.54026" calcext:value-type="float">
            <text:p>1442777765.54026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6.712562084198" calcext:value-type="float">
            <text:p>16.7125620842</text:p>
          </table:table-cell>
          <table:table-cell table:formula="of:=[.C81]/([.D81]-[.D80])" office:value-type="float" office:value="1033063.98516906" calcext:value-type="float">
            <text:p>1033063.98516906</text:p>
          </table:table-cell>
          <table:table-cell/>
          <table:table-cell office:value-type="float" office:value="1442777766.39899" calcext:value-type="float">
            <text:p>1442777766.39899</text:p>
          </table:table-cell>
          <table:table-cell table:formula="of:=[.C81]/([.G81]-[.G80])" office:value-type="float" office:value="1157691.68711099" calcext:value-type="float">
            <text:p>1157691.68711099</text:p>
          </table:table-cell>
          <table:table-cell table:formula="of:=[.G81]-[.B81]" office:value-type="float" office:value="0.858725786209106" calcext:value-type="float">
            <text:p>0.858725786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7765.60376" calcext:value-type="float">
            <text:p>1442777765.60376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6.7760605812073" calcext:value-type="float">
            <text:p>16.7760605812</text:p>
          </table:table-cell>
          <table:table-cell table:formula="of:=[.C82]/([.D82]-[.D81])" office:value-type="float" office:value="1033599.26756079" calcext:value-type="float">
            <text:p>1033599.26756079</text:p>
          </table:table-cell>
          <table:table-cell/>
          <table:table-cell office:value-type="float" office:value="1442777766.45667" calcext:value-type="float">
            <text:p>1442777766.45667</text:p>
          </table:table-cell>
          <table:table-cell table:formula="of:=[.C82]/([.G82]-[.G81])" office:value-type="float" office:value="1137758.04971275" calcext:value-type="float">
            <text:p>1137758.04971275</text:p>
          </table:table-cell>
          <table:table-cell table:formula="of:=[.G82]-[.B82]" office:value-type="float" office:value="0.852912664413452" calcext:value-type="float">
            <text:p>0.85291266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7765.66731" calcext:value-type="float">
            <text:p>1442777765.66731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6.8396079540253" calcext:value-type="float">
            <text:p>16.839607954</text:p>
          </table:table-cell>
          <table:table-cell table:formula="of:=[.C83]/([.D83]-[.D82])" office:value-type="float" office:value="1032804.30157164" calcext:value-type="float">
            <text:p>1032804.30157164</text:p>
          </table:table-cell>
          <table:table-cell/>
          <table:table-cell office:value-type="float" office:value="1442777766.49392" calcext:value-type="float">
            <text:p>1442777766.49392</text:p>
          </table:table-cell>
          <table:table-cell table:formula="of:=[.C83]/([.G83]-[.G82])" office:value-type="float" office:value="1762054.95930921" calcext:value-type="float">
            <text:p>1762054.95930921</text:p>
          </table:table-cell>
          <table:table-cell table:formula="of:=[.G83]-[.B83]" office:value-type="float" office:value="0.826612710952759" calcext:value-type="float">
            <text:p>0.82661271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7765.73079" calcext:value-type="float">
            <text:p>1442777765.7307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6.9030952453613" calcext:value-type="float">
            <text:p>16.9030952454</text:p>
          </table:table-cell>
          <table:table-cell table:formula="of:=[.C84]/([.D84]-[.D83])" office:value-type="float" office:value="1033781.7005389" calcext:value-type="float">
            <text:p>1033781.7005389</text:p>
          </table:table-cell>
          <table:table-cell/>
          <table:table-cell office:value-type="float" office:value="1442777766.58069" calcext:value-type="float">
            <text:p>1442777766.58069</text:p>
          </table:table-cell>
          <table:table-cell table:formula="of:=[.C84]/([.G84]-[.G83])" office:value-type="float" office:value="756392.033082467" calcext:value-type="float">
            <text:p>756392.033082467</text:p>
          </table:table-cell>
          <table:table-cell table:formula="of:=[.G84]-[.B84]" office:value-type="float" office:value="0.849895238876343" calcext:value-type="float">
            <text:p>0.849895238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7765.7943" calcext:value-type="float">
            <text:p>1442777765.7943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6.9666006565094" calcext:value-type="float">
            <text:p>16.9666006565</text:p>
          </table:table-cell>
          <table:table-cell table:formula="of:=[.C85]/([.D85]-[.D84])" office:value-type="float" office:value="1033486.73464959" calcext:value-type="float">
            <text:p>1033486.73464959</text:p>
          </table:table-cell>
          <table:table-cell/>
          <table:table-cell office:value-type="float" office:value="1442777766.67577" calcext:value-type="float">
            <text:p>1442777766.67577</text:p>
          </table:table-cell>
          <table:table-cell table:formula="of:=[.C85]/([.G85]-[.G84])" office:value-type="float" office:value="690315.491512758" calcext:value-type="float">
            <text:p>690315.491512758</text:p>
          </table:table-cell>
          <table:table-cell table:formula="of:=[.G85]-[.B85]" office:value-type="float" office:value="0.881465196609497" calcext:value-type="float">
            <text:p>0.88146519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7765.85774" calcext:value-type="float">
            <text:p>1442777765.85774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7.0300357341766" calcext:value-type="float">
            <text:p>17.0300357342</text:p>
          </table:table-cell>
          <table:table-cell table:formula="of:=[.C86]/([.D86]-[.D85])" office:value-type="float" office:value="1034632.610435" calcext:value-type="float">
            <text:p>1034632.610435</text:p>
          </table:table-cell>
          <table:table-cell/>
          <table:table-cell office:value-type="float" office:value="1442777766.73622" calcext:value-type="float">
            <text:p>1442777766.73622</text:p>
          </table:table-cell>
          <table:table-cell table:formula="of:=[.C86]/([.G86]-[.G85])" office:value-type="float" office:value="1085688.09850367" calcext:value-type="float">
            <text:p>1085688.09850367</text:p>
          </table:table-cell>
          <table:table-cell table:formula="of:=[.G86]-[.B86]" office:value-type="float" office:value="0.878482103347778" calcext:value-type="float">
            <text:p>0.878482103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7765.92123" calcext:value-type="float">
            <text:p>1442777765.92123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7.0935266017914" calcext:value-type="float">
            <text:p>17.0935266018</text:p>
          </table:table-cell>
          <table:table-cell table:formula="of:=[.C87]/([.D87]-[.D86])" office:value-type="float" office:value="1033723.4702516" calcext:value-type="float">
            <text:p>1033723.4702516</text:p>
          </table:table-cell>
          <table:table-cell/>
          <table:table-cell office:value-type="float" office:value="1442777766.79667" calcext:value-type="float">
            <text:p>1442777766.79667</text:p>
          </table:table-cell>
          <table:table-cell table:formula="of:=[.C87]/([.G87]-[.G86])" office:value-type="float" office:value="1085709.50833172" calcext:value-type="float">
            <text:p>1085709.50833172</text:p>
          </table:table-cell>
          <table:table-cell table:formula="of:=[.G87]-[.B87]" office:value-type="float" office:value="0.875442028045654" calcext:value-type="float">
            <text:p>0.87544202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7765.98471" calcext:value-type="float">
            <text:p>1442777765.98471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7.1570100784302" calcext:value-type="float">
            <text:p>17.1570100784</text:p>
          </table:table-cell>
          <table:table-cell table:formula="of:=[.C88]/([.D88]-[.D87])" office:value-type="float" office:value="1033843.82007669" calcext:value-type="float">
            <text:p>1033843.82007669</text:p>
          </table:table-cell>
          <table:table-cell/>
          <table:table-cell office:value-type="float" office:value="1442777766.9176" calcext:value-type="float">
            <text:p>1442777766.9176</text:p>
          </table:table-cell>
          <table:table-cell table:formula="of:=[.C88]/([.G88]-[.G87])" office:value-type="float" office:value="542701.714033369" calcext:value-type="float">
            <text:p>542701.714033369</text:p>
          </table:table-cell>
          <table:table-cell table:formula="of:=[.G88]-[.B88]" office:value-type="float" office:value="0.932894229888916" calcext:value-type="float">
            <text:p>0.932894229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7766.04623" calcext:value-type="float">
            <text:p>1442777766.04623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7.2185335159302" calcext:value-type="float">
            <text:p>17.2185335159</text:p>
          </table:table-cell>
          <table:table-cell table:formula="of:=[.C89]/([.D89]-[.D88])" office:value-type="float" office:value="1066780.44444444" calcext:value-type="float">
            <text:p>1066780.44444444</text:p>
          </table:table-cell>
          <table:table-cell/>
          <table:table-cell office:value-type="float" office:value="1442777766.99744" calcext:value-type="float">
            <text:p>1442777766.99744</text:p>
          </table:table-cell>
          <table:table-cell table:formula="of:=[.C89]/([.G89]-[.G88])" office:value-type="float" office:value="822125.672345001" calcext:value-type="float">
            <text:p>822125.672345001</text:p>
          </table:table-cell>
          <table:table-cell table:formula="of:=[.G89]-[.B89]" office:value-type="float" office:value="0.951202869415283" calcext:value-type="float">
            <text:p>0.95120286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7766.10672" calcext:value-type="float">
            <text:p>1442777766.10672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7.2790179252625" calcext:value-type="float">
            <text:p>17.2790179253</text:p>
          </table:table-cell>
          <table:table-cell table:formula="of:=[.C90]/([.D90]-[.D89])" office:value-type="float" office:value="1085106.07484725" calcext:value-type="float">
            <text:p>1085106.07484725</text:p>
          </table:table-cell>
          <table:table-cell/>
          <table:table-cell office:value-type="float" office:value="1442777770.02371" calcext:value-type="float">
            <text:p>1442777770.02371</text:p>
          </table:table-cell>
          <table:table-cell table:formula="of:=[.C90]/([.G90]-[.G89])" office:value-type="float" office:value="21687.3663255635" calcext:value-type="float">
            <text:p>21687.3663255635</text:p>
          </table:table-cell>
          <table:table-cell table:formula="of:=[.G90]-[.B90]" office:value-type="float" office:value="3.91699647903442" calcext:value-type="float">
            <text:p>3.91699647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7766.16723" calcext:value-type="float">
            <text:p>1442777766.16723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7.3395354747772" calcext:value-type="float">
            <text:p>17.3395354748</text:p>
          </table:table-cell>
          <table:table-cell table:formula="of:=[.C91]/([.D91]-[.D90])" office:value-type="float" office:value="1084511.85691154" calcext:value-type="float">
            <text:p>1084511.85691154</text:p>
          </table:table-cell>
          <table:table-cell/>
          <table:table-cell office:value-type="float" office:value="1442777770.05124" calcext:value-type="float">
            <text:p>1442777770.05124</text:p>
          </table:table-cell>
          <table:table-cell table:formula="of:=[.C91]/([.G91]-[.G90])" office:value-type="float" office:value="2384434.3400809" calcext:value-type="float">
            <text:p>2384434.3400809</text:p>
          </table:table-cell>
          <table:table-cell table:formula="of:=[.G91]-[.B91]" office:value-type="float" office:value="3.88400411605835" calcext:value-type="float">
            <text:p>3.88400411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7766.22773" calcext:value-type="float">
            <text:p>1442777766.22773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7.4000337123871" calcext:value-type="float">
            <text:p>17.4000337124</text:p>
          </table:table-cell>
          <table:table-cell table:formula="of:=[.C92]/([.D92]-[.D91])" office:value-type="float" office:value="1084858.04864669" calcext:value-type="float">
            <text:p>1084858.04864669</text:p>
          </table:table-cell>
          <table:table-cell/>
          <table:table-cell office:value-type="float" office:value="1442777770.07876" calcext:value-type="float">
            <text:p>1442777770.07876</text:p>
          </table:table-cell>
          <table:table-cell table:formula="of:=[.C92]/([.G92]-[.G91])" office:value-type="float" office:value="2384723.52517001" calcext:value-type="float">
            <text:p>2384723.52517001</text:p>
          </table:table-cell>
          <table:table-cell table:formula="of:=[.G92]-[.B92]" office:value-type="float" office:value="3.85102772712708" calcext:value-type="float">
            <text:p>3.85102772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7766.28828" calcext:value-type="float">
            <text:p>1442777766.28828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7.4605827331543" calcext:value-type="float">
            <text:p>17.4605827332</text:p>
          </table:table-cell>
          <table:table-cell table:formula="of:=[.C93]/([.D93]-[.D92])" office:value-type="float" office:value="1083948.16577348" calcext:value-type="float">
            <text:p>1083948.16577348</text:p>
          </table:table-cell>
          <table:table-cell/>
          <table:table-cell office:value-type="float" office:value="1442777770.10625" calcext:value-type="float">
            <text:p>1442777770.10625</text:p>
          </table:table-cell>
          <table:table-cell table:formula="of:=[.C93]/([.G93]-[.G92])" office:value-type="float" office:value="2387287.94415103" calcext:value-type="float">
            <text:p>2387287.94415103</text:p>
          </table:table-cell>
          <table:table-cell table:formula="of:=[.G93]-[.B93]" office:value-type="float" office:value="3.81797099113464" calcext:value-type="float">
            <text:p>3.81797099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7766.34878" calcext:value-type="float">
            <text:p>1442777766.34878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7.5210766792297" calcext:value-type="float">
            <text:p>17.5210766792</text:p>
          </table:table-cell>
          <table:table-cell table:formula="of:=[.C94]/([.D94]-[.D93])" office:value-type="float" office:value="1084935.01016041" calcext:value-type="float">
            <text:p>1084935.01016041</text:p>
          </table:table-cell>
          <table:table-cell/>
          <table:table-cell office:value-type="float" office:value="1442777770.13382" calcext:value-type="float">
            <text:p>1442777770.13382</text:p>
          </table:table-cell>
          <table:table-cell table:formula="of:=[.C94]/([.G94]-[.G93])" office:value-type="float" office:value="2380928.39522916" calcext:value-type="float">
            <text:p>2380928.39522916</text:p>
          </table:table-cell>
          <table:table-cell table:formula="of:=[.G94]-[.B94]" office:value-type="float" office:value="3.78504276275635" calcext:value-type="float">
            <text:p>3.785042762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7766.4093" calcext:value-type="float">
            <text:p>1442777766.409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7.5815997123718" calcext:value-type="float">
            <text:p>17.5815997124</text:p>
          </table:table-cell>
          <table:table-cell table:formula="of:=[.C95]/([.D95]-[.D94])" office:value-type="float" office:value="1084413.59582749" calcext:value-type="float">
            <text:p>1084413.59582749</text:p>
          </table:table-cell>
          <table:table-cell/>
          <table:table-cell office:value-type="float" office:value="1442777770.16135" calcext:value-type="float">
            <text:p>1442777770.16135</text:p>
          </table:table-cell>
          <table:table-cell table:formula="of:=[.C95]/([.G95]-[.G94])" office:value-type="float" office:value="2383546.56710421" calcext:value-type="float">
            <text:p>2383546.56710421</text:p>
          </table:table-cell>
          <table:table-cell table:formula="of:=[.G95]-[.B95]" office:value-type="float" office:value="3.75205516815186" calcext:value-type="float">
            <text:p>3.75205516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7766.46984" calcext:value-type="float">
            <text:p>1442777766.46984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7.6421411037445" calcext:value-type="float">
            <text:p>17.6421411037</text:p>
          </table:table-cell>
          <table:table-cell table:formula="of:=[.C96]/([.D96]-[.D95])" office:value-type="float" office:value="1084084.76435539" calcext:value-type="float">
            <text:p>1084084.76435539</text:p>
          </table:table-cell>
          <table:table-cell/>
          <table:table-cell office:value-type="float" office:value="1442777770.18894" calcext:value-type="float">
            <text:p>1442777770.18894</text:p>
          </table:table-cell>
          <table:table-cell table:formula="of:=[.C96]/([.G96]-[.G95])" office:value-type="float" office:value="2379426.06340974" calcext:value-type="float">
            <text:p>2379426.06340974</text:p>
          </table:table-cell>
          <table:table-cell table:formula="of:=[.G96]-[.B96]" office:value-type="float" office:value="3.71909689903259" calcext:value-type="float">
            <text:p>3.7190968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7766.53034" calcext:value-type="float">
            <text:p>1442777766.53034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7.7026424407959" calcext:value-type="float">
            <text:p>17.7026424408</text:p>
          </table:table-cell>
          <table:table-cell table:formula="of:=[.C97]/([.D97]-[.D96])" office:value-type="float" office:value="1084802.47212141" calcext:value-type="float">
            <text:p>1084802.47212141</text:p>
          </table:table-cell>
          <table:table-cell/>
          <table:table-cell office:value-type="float" office:value="1442777770.21646" calcext:value-type="float">
            <text:p>1442777770.21646</text:p>
          </table:table-cell>
          <table:table-cell table:formula="of:=[.C97]/([.G97]-[.G96])" office:value-type="float" office:value="2384930.12889755" calcext:value-type="float">
            <text:p>2384930.12889755</text:p>
          </table:table-cell>
          <table:table-cell table:formula="of:=[.G97]-[.B97]" office:value-type="float" office:value="3.686115026474" calcext:value-type="float">
            <text:p>3.68611502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7766.5908" calcext:value-type="float">
            <text:p>1442777766.5908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7.76309633255" calcext:value-type="float">
            <text:p>17.7630963326</text:p>
          </table:table-cell>
          <table:table-cell table:formula="of:=[.C98]/([.D98]-[.D97])" office:value-type="float" office:value="1085653.84453506" calcext:value-type="float">
            <text:p>1085653.84453506</text:p>
          </table:table-cell>
          <table:table-cell/>
          <table:table-cell office:value-type="float" office:value="1442777770.24397" calcext:value-type="float">
            <text:p>1442777770.24397</text:p>
          </table:table-cell>
          <table:table-cell table:formula="of:=[.C98]/([.G98]-[.G97])" office:value-type="float" office:value="2385591.50146023" calcext:value-type="float">
            <text:p>2385591.50146023</text:p>
          </table:table-cell>
          <table:table-cell table:formula="of:=[.G98]-[.B98]" office:value-type="float" office:value="3.65317296981812" calcext:value-type="float">
            <text:p>3.65317296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7766.65117" calcext:value-type="float">
            <text:p>1442777766.65117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7.8234753608704" calcext:value-type="float">
            <text:p>17.8234753609</text:p>
          </table:table-cell>
          <table:table-cell table:formula="of:=[.C99]/([.D99]-[.D98])" office:value-type="float" office:value="1086999.93732626" calcext:value-type="float">
            <text:p>1086999.93732626</text:p>
          </table:table-cell>
          <table:table-cell/>
          <table:table-cell office:value-type="float" office:value="1442777770.2715" calcext:value-type="float">
            <text:p>1442777770.2715</text:p>
          </table:table-cell>
          <table:table-cell table:formula="of:=[.C99]/([.G99]-[.G98])" office:value-type="float" office:value="2383505.29142639" calcext:value-type="float">
            <text:p>2383505.29142639</text:p>
          </table:table-cell>
          <table:table-cell table:formula="of:=[.G99]-[.B99]" office:value-type="float" office:value="3.62032985687256" calcext:value-type="float">
            <text:p>3.620329856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7766.71159" calcext:value-type="float">
            <text:p>1442777766.71159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7.8838860988617" calcext:value-type="float">
            <text:p>17.8838860989</text:p>
          </table:table-cell>
          <table:table-cell table:formula="of:=[.C100]/([.D100]-[.D99])" office:value-type="float" office:value="1086429.36971596" calcext:value-type="float">
            <text:p>1086429.36971596</text:p>
          </table:table-cell>
          <table:table-cell/>
          <table:table-cell office:value-type="float" office:value="1442777770.29901" calcext:value-type="float">
            <text:p>1442777770.29901</text:p>
          </table:table-cell>
          <table:table-cell table:formula="of:=[.C100]/([.G100]-[.G99])" office:value-type="float" office:value="2386046.4079188" calcext:value-type="float">
            <text:p>2386046.4079188</text:p>
          </table:table-cell>
          <table:table-cell table:formula="of:=[.G100]-[.B100]" office:value-type="float" office:value="3.58742570877075" calcext:value-type="float">
            <text:p>3.587425708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7766.7721" calcext:value-type="float">
            <text:p>1442777766.7721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7.9444031715393" calcext:value-type="float">
            <text:p>17.9444031715</text:p>
          </table:table-cell>
          <table:table-cell table:formula="of:=[.C101]/([.D101]-[.D100])" office:value-type="float" office:value="1084520.4021952" calcext:value-type="float">
            <text:p>1084520.4021952</text:p>
          </table:table-cell>
          <table:table-cell/>
          <table:table-cell office:value-type="float" office:value="1442777770.32653" calcext:value-type="float">
            <text:p>1442777770.32653</text:p>
          </table:table-cell>
          <table:table-cell table:formula="of:=[.C101]/([.G101]-[.G100])" office:value-type="float" office:value="2385302.10583413" calcext:value-type="float">
            <text:p>2385302.10583413</text:p>
          </table:table-cell>
          <table:table-cell table:formula="of:=[.G101]-[.B101]" office:value-type="float" office:value="3.55442380905151" calcext:value-type="float">
            <text:p>3.55442380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7766.83257" calcext:value-type="float">
            <text:p>1442777766.83257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8.0048706531525" calcext:value-type="float">
            <text:p>18.0048706532</text:p>
          </table:table-cell>
          <table:table-cell table:formula="of:=[.C102]/([.D102]-[.D101])" office:value-type="float" office:value="1085409.84755874" calcext:value-type="float">
            <text:p>1085409.84755874</text:p>
          </table:table-cell>
          <table:table-cell/>
          <table:table-cell office:value-type="float" office:value="1442777770.35409" calcext:value-type="float">
            <text:p>1442777770.35409</text:p>
          </table:table-cell>
          <table:table-cell table:formula="of:=[.C102]/([.G102]-[.G101])" office:value-type="float" office:value="2380846.02655181" calcext:value-type="float">
            <text:p>2380846.02655181</text:p>
          </table:table-cell>
          <table:table-cell table:formula="of:=[.G102]-[.B102]" office:value-type="float" office:value="3.52152299880981" calcext:value-type="float">
            <text:p>3.52152299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7766.89305" calcext:value-type="float">
            <text:p>1442777766.89305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8.0653553009033" calcext:value-type="float">
            <text:p>18.0653553009</text:p>
          </table:table-cell>
          <table:table-cell table:formula="of:=[.C103]/([.D103]-[.D102])" office:value-type="float" office:value="1085101.79757264" calcext:value-type="float">
            <text:p>1085101.79757264</text:p>
          </table:table-cell>
          <table:table-cell/>
          <table:table-cell office:value-type="float" office:value="1442777770.38159" calcext:value-type="float">
            <text:p>1442777770.38159</text:p>
          </table:table-cell>
          <table:table-cell table:formula="of:=[.C103]/([.G103]-[.G102])" office:value-type="float" office:value="2386563.55771331" calcext:value-type="float">
            <text:p>2386563.55771331</text:p>
          </table:table-cell>
          <table:table-cell table:formula="of:=[.G103]-[.B103]" office:value-type="float" office:value="3.48853898048401" calcext:value-type="float">
            <text:p>3.48853898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7766.9535" calcext:value-type="float">
            <text:p>1442777766.9535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8.1257998943329" calcext:value-type="float">
            <text:p>18.1257998943</text:p>
          </table:table-cell>
          <table:table-cell table:formula="of:=[.C104]/([.D104]-[.D103])" office:value-type="float" office:value="1085820.85305081" calcext:value-type="float">
            <text:p>1085820.85305081</text:p>
          </table:table-cell>
          <table:table-cell/>
          <table:table-cell office:value-type="float" office:value="1442777770.40911" calcext:value-type="float">
            <text:p>1442777770.40911</text:p>
          </table:table-cell>
          <table:table-cell table:formula="of:=[.C104]/([.G104]-[.G103])" office:value-type="float" office:value="2385467.46616522" calcext:value-type="float">
            <text:p>2385467.46616522</text:p>
          </table:table-cell>
          <table:table-cell table:formula="of:=[.G104]-[.B104]" office:value-type="float" office:value="3.45560765266418" calcext:value-type="float">
            <text:p>3.45560765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7780.01898" calcext:value-type="float">
            <text:p>1442777780.01898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31.1912760734558" calcext:value-type="float">
            <text:p>31.1912760735</text:p>
          </table:table-cell>
          <table:table-cell table:formula="of:=[.C105]/([.D105]-[.D104])" office:value-type="float" office:value="5023.31481074315" calcext:value-type="float">
            <text:p>5023.3148107432</text:p>
          </table:table-cell>
          <table:table-cell/>
          <table:table-cell office:value-type="float" office:value="1442777780.48888" calcext:value-type="float">
            <text:p>1442777780.48888</text:p>
          </table:table-cell>
          <table:table-cell table:formula="of:=[.C105]/([.G105]-[.G104])" office:value-type="float" office:value="6511.25531221604" calcext:value-type="float">
            <text:p>6511.2553122161</text:p>
          </table:table-cell>
          <table:table-cell table:formula="of:=[.G105]-[.B105]" office:value-type="float" office:value="0.469908237457275" calcext:value-type="float">
            <text:p>0.46990823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7780.10139" calcext:value-type="float">
            <text:p>1442777780.10139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31.2736926078796" calcext:value-type="float">
            <text:p>31.2736926079</text:p>
          </table:table-cell>
          <table:table-cell table:formula="of:=[.C106]/([.D106]-[.D105])" office:value-type="float" office:value="796345.059384402" calcext:value-type="float">
            <text:p>796345.059384402</text:p>
          </table:table-cell>
          <table:table-cell/>
          <table:table-cell office:value-type="float" office:value="1442777780.60788" calcext:value-type="float">
            <text:p>1442777780.60788</text:p>
          </table:table-cell>
          <table:table-cell table:formula="of:=[.C106]/([.G106]-[.G105])" office:value-type="float" office:value="551539.551420219" calcext:value-type="float">
            <text:p>551539.551420219</text:p>
          </table:table-cell>
          <table:table-cell table:formula="of:=[.G106]-[.B106]" office:value-type="float" office:value="0.506489515304565" calcext:value-type="float">
            <text:p>0.506489515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7780.1838" calcext:value-type="float">
            <text:p>1442777780.1838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31.3560960292816" calcext:value-type="float">
            <text:p>31.3560960293</text:p>
          </table:table-cell>
          <table:table-cell table:formula="of:=[.C107]/([.D107]-[.D106])" office:value-type="float" office:value="796471.783372152" calcext:value-type="float">
            <text:p>796471.783372152</text:p>
          </table:table-cell>
          <table:table-cell/>
          <table:table-cell office:value-type="float" office:value="1442777780.65367" calcext:value-type="float">
            <text:p>1442777780.65367</text:p>
          </table:table-cell>
          <table:table-cell table:formula="of:=[.C107]/([.G107]-[.G106])" office:value-type="float" office:value="1433267.69649858" calcext:value-type="float">
            <text:p>1433267.69649858</text:p>
          </table:table-cell>
          <table:table-cell table:formula="of:=[.G107]-[.B107]" office:value-type="float" office:value="0.46987795829773" calcext:value-type="float">
            <text:p>0.469877958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7780.26611" calcext:value-type="float">
            <text:p>1442777780.26611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31.4384090900421" calcext:value-type="float">
            <text:p>31.43840909</text:p>
          </table:table-cell>
          <table:table-cell table:formula="of:=[.C108]/([.D108]-[.D107])" office:value-type="float" office:value="797346.12458363" calcext:value-type="float">
            <text:p>797346.12458363</text:p>
          </table:table-cell>
          <table:table-cell/>
          <table:table-cell office:value-type="float" office:value="1442777780.73623" calcext:value-type="float">
            <text:p>1442777780.73623</text:p>
          </table:table-cell>
          <table:table-cell table:formula="of:=[.C108]/([.G108]-[.G107])" office:value-type="float" office:value="794972.118067328" calcext:value-type="float">
            <text:p>794972.118067328</text:p>
          </table:table-cell>
          <table:table-cell table:formula="of:=[.G108]-[.B108]" office:value-type="float" office:value="0.470123767852783" calcext:value-type="float">
            <text:p>0.470123767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7780.34852" calcext:value-type="float">
            <text:p>1442777780.34852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31.5208158493042" calcext:value-type="float">
            <text:p>31.5208158493</text:p>
          </table:table-cell>
          <table:table-cell table:formula="of:=[.C109]/([.D109]-[.D108])" office:value-type="float" office:value="796439.522530733" calcext:value-type="float">
            <text:p>796439.522530733</text:p>
          </table:table-cell>
          <table:table-cell/>
          <table:table-cell office:value-type="float" office:value="1442777780.81884" calcext:value-type="float">
            <text:p>1442777780.81884</text:p>
          </table:table-cell>
          <table:table-cell table:formula="of:=[.C109]/([.G109]-[.G108])" office:value-type="float" office:value="794531.574622838" calcext:value-type="float">
            <text:p>794531.574622838</text:p>
          </table:table-cell>
          <table:table-cell table:formula="of:=[.G109]-[.B109]" office:value-type="float" office:value="0.470321655273438" calcext:value-type="float">
            <text:p>0.470321655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7780.43089" calcext:value-type="float">
            <text:p>1442777780.43089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1.6031906604767" calcext:value-type="float">
            <text:p>31.6031906605</text:p>
          </table:table-cell>
          <table:table-cell table:formula="of:=[.C110]/([.D110]-[.D109])" office:value-type="float" office:value="796748.412115599" calcext:value-type="float">
            <text:p>796748.412115599</text:p>
          </table:table-cell>
          <table:table-cell/>
          <table:table-cell office:value-type="float" office:value="1442777780.9372" calcext:value-type="float">
            <text:p>1442777780.9372</text:p>
          </table:table-cell>
          <table:table-cell table:formula="of:=[.C110]/([.G110]-[.G109])" office:value-type="float" office:value="554502.524197999" calcext:value-type="float">
            <text:p>554502.524197999</text:p>
          </table:table-cell>
          <table:table-cell table:formula="of:=[.G110]-[.B110]" office:value-type="float" office:value="0.506308794021606" calcext:value-type="float">
            <text:p>0.50630879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7780.51346" calcext:value-type="float">
            <text:p>1442777780.51346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1.6857569217682" calcext:value-type="float">
            <text:p>31.6857569218</text:p>
          </table:table-cell>
          <table:table-cell table:formula="of:=[.C111]/([.D111]-[.D110])" office:value-type="float" office:value="794900.955588667" calcext:value-type="float">
            <text:p>794900.955588667</text:p>
          </table:table-cell>
          <table:table-cell/>
          <table:table-cell office:value-type="float" office:value="1442777780.9832" calcext:value-type="float">
            <text:p>1442777780.9832</text:p>
          </table:table-cell>
          <table:table-cell table:formula="of:=[.C111]/([.G111]-[.G110])" office:value-type="float" office:value="1426686.36144928" calcext:value-type="float">
            <text:p>1426686.36144928</text:p>
          </table:table-cell>
          <table:table-cell table:formula="of:=[.G111]-[.B111]" office:value-type="float" office:value="0.469745635986328" calcext:value-type="float">
            <text:p>0.46974563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7780.59585" calcext:value-type="float">
            <text:p>1442777780.59585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1.7681519985199" calcext:value-type="float">
            <text:p>31.7681519985</text:p>
          </table:table-cell>
          <table:table-cell table:formula="of:=[.C112]/([.D112]-[.D111])" office:value-type="float" office:value="796552.44691108" calcext:value-type="float">
            <text:p>796552.44691108</text:p>
          </table:table-cell>
          <table:table-cell/>
          <table:table-cell office:value-type="float" office:value="1442777781.14828" calcext:value-type="float">
            <text:p>1442777781.14828</text:p>
          </table:table-cell>
          <table:table-cell table:formula="of:=[.C112]/([.G112]-[.G111])" office:value-type="float" office:value="397571.594844058" calcext:value-type="float">
            <text:p>397571.594844058</text:p>
          </table:table-cell>
          <table:table-cell table:formula="of:=[.G112]-[.B112]" office:value-type="float" office:value="0.552432775497437" calcext:value-type="float">
            <text:p>0.552432775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7780.67824" calcext:value-type="float">
            <text:p>1442777780.67824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1.8505394458771" calcext:value-type="float">
            <text:p>31.8505394459</text:p>
          </table:table-cell>
          <table:table-cell table:formula="of:=[.C113]/([.D113]-[.D112])" office:value-type="float" office:value="796626.210731628" calcext:value-type="float">
            <text:p>796626.210731628</text:p>
          </table:table-cell>
          <table:table-cell/>
          <table:table-cell office:value-type="float" office:value="1442777781.18412" calcext:value-type="float">
            <text:p>1442777781.18412</text:p>
          </table:table-cell>
          <table:table-cell table:formula="of:=[.C113]/([.G113]-[.G112])" office:value-type="float" office:value="1831686.8953476" calcext:value-type="float">
            <text:p>1831686.8953476</text:p>
          </table:table-cell>
          <table:table-cell table:formula="of:=[.G113]-[.B113]" office:value-type="float" office:value="0.505876779556274" calcext:value-type="float">
            <text:p>0.505876779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7780.76064" calcext:value-type="float">
            <text:p>1442777780.76064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1.9329433441162" calcext:value-type="float">
            <text:p>31.9329433441</text:p>
          </table:table-cell>
          <table:table-cell table:formula="of:=[.C114]/([.D114]-[.D113])" office:value-type="float" office:value="796467.174520509" calcext:value-type="float">
            <text:p>796467.174520509</text:p>
          </table:table-cell>
          <table:table-cell/>
          <table:table-cell office:value-type="float" office:value="1442777781.31301" calcext:value-type="float">
            <text:p>1442777781.31301</text:p>
          </table:table-cell>
          <table:table-cell table:formula="of:=[.C114]/([.G114]-[.G113])" office:value-type="float" office:value="509198.894089139" calcext:value-type="float">
            <text:p>509198.894089139</text:p>
          </table:table-cell>
          <table:table-cell table:formula="of:=[.G114]-[.B114]" office:value-type="float" office:value="0.55236554145813" calcext:value-type="float">
            <text:p>0.55236554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7780.84322" calcext:value-type="float">
            <text:p>1442777780.84322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2.0155255794525" calcext:value-type="float">
            <text:p>32.0155255795</text:p>
          </table:table-cell>
          <table:table-cell table:formula="of:=[.C115]/([.D115]-[.D114])" office:value-type="float" office:value="794747.19632768" calcext:value-type="float">
            <text:p>794747.19632768</text:p>
          </table:table-cell>
          <table:table-cell/>
          <table:table-cell office:value-type="float" office:value="1442777781.39575" calcext:value-type="float">
            <text:p>1442777781.39575</text:p>
          </table:table-cell>
          <table:table-cell table:formula="of:=[.C115]/([.G115]-[.G114])" office:value-type="float" office:value="793174.0153863" calcext:value-type="float">
            <text:p>793174.0153863</text:p>
          </table:table-cell>
          <table:table-cell table:formula="of:=[.G115]-[.B115]" office:value-type="float" office:value="0.552529335021973" calcext:value-type="float">
            <text:p>0.5525293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7780.92564" calcext:value-type="float">
            <text:p>1442777780.92564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2.0979378223419" calcext:value-type="float">
            <text:p>32.0979378223</text:p>
          </table:table-cell>
          <table:table-cell table:formula="of:=[.C116]/([.D116]-[.D115])" office:value-type="float" office:value="796386.52825014" calcext:value-type="float">
            <text:p>796386.52825014</text:p>
          </table:table-cell>
          <table:table-cell/>
          <table:table-cell office:value-type="float" office:value="1442777781.47434" calcext:value-type="float">
            <text:p>1442777781.47434</text:p>
          </table:table-cell>
          <table:table-cell table:formula="of:=[.C116]/([.G116]-[.G115])" office:value-type="float" office:value="835180.670643132" calcext:value-type="float">
            <text:p>835180.670643132</text:p>
          </table:table-cell>
          <table:table-cell table:formula="of:=[.G116]-[.B116]" office:value-type="float" office:value="0.548701286315918" calcext:value-type="float">
            <text:p>0.548701286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7781.00812" calcext:value-type="float">
            <text:p>1442777781.0081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2.1804251670837" calcext:value-type="float">
            <text:p>32.1804251671</text:p>
          </table:table-cell>
          <table:table-cell table:formula="of:=[.C117]/([.D117]-[.D116])" office:value-type="float" office:value="795661.446073005" calcext:value-type="float">
            <text:p>795661.446073005</text:p>
          </table:table-cell>
          <table:table-cell/>
          <table:table-cell office:value-type="float" office:value="1442777781.55269" calcext:value-type="float">
            <text:p>1442777781.55269</text:p>
          </table:table-cell>
          <table:table-cell table:formula="of:=[.C117]/([.G117]-[.G116])" office:value-type="float" office:value="837681.470285008" calcext:value-type="float">
            <text:p>837681.470285008</text:p>
          </table:table-cell>
          <table:table-cell table:formula="of:=[.G117]-[.B117]" office:value-type="float" office:value="0.54456353187561" calcext:value-type="float">
            <text:p>0.544563531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7781.08672" calcext:value-type="float">
            <text:p>1442777781.08672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2.259019613266" calcext:value-type="float">
            <text:p>32.2590196133</text:p>
          </table:table-cell>
          <table:table-cell table:formula="of:=[.C118]/([.D118]-[.D117])" office:value-type="float" office:value="835071.728195748" calcext:value-type="float">
            <text:p>835071.728195748</text:p>
          </table:table-cell>
          <table:table-cell/>
          <table:table-cell office:value-type="float" office:value="1442777781.6314" calcext:value-type="float">
            <text:p>1442777781.6314</text:p>
          </table:table-cell>
          <table:table-cell table:formula="of:=[.C118]/([.G118]-[.G117])" office:value-type="float" office:value="833824.718236395" calcext:value-type="float">
            <text:p>833824.718236395</text:p>
          </table:table-cell>
          <table:table-cell table:formula="of:=[.G118]-[.B118]" office:value-type="float" office:value="0.544681072235107" calcext:value-type="float">
            <text:p>0.544681072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7781.16522" calcext:value-type="float">
            <text:p>1442777781.16522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2.3375241756439" calcext:value-type="float">
            <text:p>32.3375241756</text:p>
          </table:table-cell>
          <table:table-cell table:formula="of:=[.C119]/([.D119]-[.D118])" office:value-type="float" office:value="836027.843630798" calcext:value-type="float">
            <text:p>836027.843630798</text:p>
          </table:table-cell>
          <table:table-cell/>
          <table:table-cell office:value-type="float" office:value="1442777781.70995" calcext:value-type="float">
            <text:p>1442777781.70995</text:p>
          </table:table-cell>
          <table:table-cell table:formula="of:=[.C119]/([.G119]-[.G118])" office:value-type="float" office:value="835553.31658264" calcext:value-type="float">
            <text:p>835553.31658264</text:p>
          </table:table-cell>
          <table:table-cell table:formula="of:=[.G119]-[.B119]" office:value-type="float" office:value="0.544725656509399" calcext:value-type="float">
            <text:p>0.544725656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7781.24375" calcext:value-type="float">
            <text:p>1442777781.24375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2.4160466194153" calcext:value-type="float">
            <text:p>32.4160466194</text:p>
          </table:table-cell>
          <table:table-cell table:formula="of:=[.C120]/([.D120]-[.D119])" office:value-type="float" office:value="835837.460575017" calcext:value-type="float">
            <text:p>835837.460575017</text:p>
          </table:table-cell>
          <table:table-cell/>
          <table:table-cell office:value-type="float" office:value="1442777781.78762" calcext:value-type="float">
            <text:p>1442777781.78762</text:p>
          </table:table-cell>
          <table:table-cell table:formula="of:=[.C120]/([.G120]-[.G119])" office:value-type="float" office:value="844968.384740997" calcext:value-type="float">
            <text:p>844968.384740997</text:p>
          </table:table-cell>
          <table:table-cell table:formula="of:=[.G120]-[.B120]" office:value-type="float" office:value="0.543877124786377" calcext:value-type="float">
            <text:p>0.543877124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7781.32124" calcext:value-type="float">
            <text:p>1442777781.3212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2.4935436248779" calcext:value-type="float">
            <text:p>32.4935436249</text:p>
          </table:table-cell>
          <table:table-cell table:formula="of:=[.C121]/([.D121]-[.D120])" office:value-type="float" office:value="846897.239553786" calcext:value-type="float">
            <text:p>846897.239553786</text:p>
          </table:table-cell>
          <table:table-cell/>
          <table:table-cell office:value-type="float" office:value="1442777781.86598" calcext:value-type="float">
            <text:p>1442777781.86598</text:p>
          </table:table-cell>
          <table:table-cell table:formula="of:=[.C121]/([.G121]-[.G120])" office:value-type="float" office:value="837594.810768707" calcext:value-type="float">
            <text:p>837594.810768707</text:p>
          </table:table-cell>
          <table:table-cell table:formula="of:=[.G121]-[.B121]" office:value-type="float" office:value="0.544737815856934" calcext:value-type="float">
            <text:p>0.54473781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7781.39976" calcext:value-type="float">
            <text:p>1442777781.39976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2.5720586776733" calcext:value-type="float">
            <text:p>32.5720586777</text:p>
          </table:table-cell>
          <table:table-cell table:formula="of:=[.C122]/([.D122]-[.D121])" office:value-type="float" office:value="835916.141724058" calcext:value-type="float">
            <text:p>835916.141724058</text:p>
          </table:table-cell>
          <table:table-cell/>
          <table:table-cell office:value-type="float" office:value="1442777781.94471" calcext:value-type="float">
            <text:p>1442777781.94471</text:p>
          </table:table-cell>
          <table:table-cell table:formula="of:=[.C122]/([.G122]-[.G121])" office:value-type="float" office:value="833685.830361875" calcext:value-type="float">
            <text:p>833685.830361875</text:p>
          </table:table-cell>
          <table:table-cell table:formula="of:=[.G122]-[.B122]" office:value-type="float" office:value="0.544947862625122" calcext:value-type="float">
            <text:p>0.544947862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7781.47831" calcext:value-type="float">
            <text:p>1442777781.47831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2.6506140232086" calcext:value-type="float">
            <text:p>32.6506140232</text:p>
          </table:table-cell>
          <table:table-cell table:formula="of:=[.C123]/([.D123]-[.D122])" office:value-type="float" office:value="835487.382211633" calcext:value-type="float">
            <text:p>835487.382211633</text:p>
          </table:table-cell>
          <table:table-cell/>
          <table:table-cell office:value-type="float" office:value="1442777782.10052" calcext:value-type="float">
            <text:p>1442777782.10052</text:p>
          </table:table-cell>
          <table:table-cell table:formula="of:=[.C123]/([.G123]-[.G122])" office:value-type="float" office:value="421231.312761471" calcext:value-type="float">
            <text:p>421231.312761471</text:p>
          </table:table-cell>
          <table:table-cell table:formula="of:=[.G123]-[.B123]" office:value-type="float" office:value="0.622202396392822" calcext:value-type="float">
            <text:p>0.622202396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7781.5569" calcext:value-type="float">
            <text:p>1442777781.5569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2.7292017936707" calcext:value-type="float">
            <text:p>32.7292017937</text:p>
          </table:table-cell>
          <table:table-cell table:formula="of:=[.C124]/([.D124]-[.D123])" office:value-type="float" office:value="835142.664235592" calcext:value-type="float">
            <text:p>835142.664235592</text:p>
          </table:table-cell>
          <table:table-cell/>
          <table:table-cell office:value-type="float" office:value="1442777782.14571" calcext:value-type="float">
            <text:p>1442777782.14571</text:p>
          </table:table-cell>
          <table:table-cell table:formula="of:=[.C124]/([.G124]-[.G123])" office:value-type="float" office:value="1452338.30913302" calcext:value-type="float">
            <text:p>1452338.30913302</text:p>
          </table:table-cell>
          <table:table-cell table:formula="of:=[.G124]-[.B124]" office:value-type="float" office:value="0.588805198669434" calcext:value-type="float">
            <text:p>0.588805198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7781.63432" calcext:value-type="float">
            <text:p>1442777781.63432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2.8066194057465" calcext:value-type="float">
            <text:p>32.8066194057</text:p>
          </table:table-cell>
          <table:table-cell table:formula="of:=[.C125]/([.D125]-[.D124])" office:value-type="float" office:value="847765.750456557" calcext:value-type="float">
            <text:p>847765.750456557</text:p>
          </table:table-cell>
          <table:table-cell/>
          <table:table-cell office:value-type="float" office:value="1442777782.25738" calcext:value-type="float">
            <text:p>1442777782.25738</text:p>
          </table:table-cell>
          <table:table-cell table:formula="of:=[.C125]/([.G125]-[.G124])" office:value-type="float" office:value="587692.721805089" calcext:value-type="float">
            <text:p>587692.721805089</text:p>
          </table:table-cell>
          <table:table-cell table:formula="of:=[.G125]-[.B125]" office:value-type="float" office:value="0.623064994812012" calcext:value-type="float">
            <text:p>0.623064994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7781.71283" calcext:value-type="float">
            <text:p>1442777781.7128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2.8851308822632" calcext:value-type="float">
            <text:p>32.8851308823</text:p>
          </table:table-cell>
          <table:table-cell table:formula="of:=[.C126]/([.D126]-[.D125])" office:value-type="float" office:value="835954.218565993" calcext:value-type="float">
            <text:p>835954.218565993</text:p>
          </table:table-cell>
          <table:table-cell/>
          <table:table-cell office:value-type="float" office:value="1442777782.33595" calcext:value-type="float">
            <text:p>1442777782.33595</text:p>
          </table:table-cell>
          <table:table-cell table:formula="of:=[.C126]/([.G126]-[.G125])" office:value-type="float" office:value="835363.149562716" calcext:value-type="float">
            <text:p>835363.149562716</text:p>
          </table:table-cell>
          <table:table-cell table:formula="of:=[.G126]-[.B126]" office:value-type="float" office:value="0.623120546340942" calcext:value-type="float">
            <text:p>0.623120546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7781.79134" calcext:value-type="float">
            <text:p>1442777781.79134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2.9636404514313" calcext:value-type="float">
            <text:p>32.9636404514</text:p>
          </table:table-cell>
          <table:table-cell table:formula="of:=[.C127]/([.D127]-[.D126])" office:value-type="float" office:value="835974.527633445" calcext:value-type="float">
            <text:p>835974.527633445</text:p>
          </table:table-cell>
          <table:table-cell/>
          <table:table-cell office:value-type="float" office:value="1442777782.40957" calcext:value-type="float">
            <text:p>1442777782.40957</text:p>
          </table:table-cell>
          <table:table-cell table:formula="of:=[.C127]/([.G127]-[.G126])" office:value-type="float" office:value="891533.429611493" calcext:value-type="float">
            <text:p>891533.429611493</text:p>
          </table:table-cell>
          <table:table-cell table:formula="of:=[.G127]-[.B127]" office:value-type="float" office:value="0.618227958679199" calcext:value-type="float">
            <text:p>0.618227958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7781.86988" calcext:value-type="float">
            <text:p>1442777781.86988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3.0421800613403" calcext:value-type="float">
            <text:p>33.0421800613</text:p>
          </table:table-cell>
          <table:table-cell table:formula="of:=[.C128]/([.D128]-[.D127])" office:value-type="float" office:value="835654.774399777" calcext:value-type="float">
            <text:p>835654.774399777</text:p>
          </table:table-cell>
          <table:table-cell/>
          <table:table-cell office:value-type="float" office:value="1442777782.47427" calcext:value-type="float">
            <text:p>1442777782.47427</text:p>
          </table:table-cell>
          <table:table-cell table:formula="of:=[.C128]/([.G128]-[.G127])" office:value-type="float" office:value="1014305.78017524" calcext:value-type="float">
            <text:p>1014305.78017524</text:p>
          </table:table-cell>
          <table:table-cell table:formula="of:=[.G128]-[.B128]" office:value-type="float" office:value="0.604394674301147" calcext:value-type="float">
            <text:p>0.604394674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7781.94842" calcext:value-type="float">
            <text:p>1442777781.94842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3.1207251548767" calcext:value-type="float">
            <text:p>33.1207251549</text:p>
          </table:table-cell>
          <table:table-cell table:formula="of:=[.C129]/([.D129]-[.D128])" office:value-type="float" office:value="835596.433144529" calcext:value-type="float">
            <text:p>835596.433144529</text:p>
          </table:table-cell>
          <table:table-cell/>
          <table:table-cell office:value-type="float" office:value="1442777782.53712" calcext:value-type="float">
            <text:p>1442777782.53712</text:p>
          </table:table-cell>
          <table:table-cell table:formula="of:=[.C129]/([.G129]-[.G128])" office:value-type="float" office:value="1044363.189869" calcext:value-type="float">
            <text:p>1044363.189869</text:p>
          </table:table-cell>
          <table:table-cell table:formula="of:=[.G129]-[.B129]" office:value-type="float" office:value="0.588693618774414" calcext:value-type="float">
            <text:p>0.58869361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7782.02202" calcext:value-type="float">
            <text:p>1442777782.0220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3.1943190097809" calcext:value-type="float">
            <text:p>33.1943190098</text:p>
          </table:table-cell>
          <table:table-cell table:formula="of:=[.C130]/([.D130]-[.D129])" office:value-type="float" office:value="891813.590760509" calcext:value-type="float">
            <text:p>891813.590760509</text:p>
          </table:table-cell>
          <table:table-cell/>
          <table:table-cell office:value-type="float" office:value="1442777782.6032" calcext:value-type="float">
            <text:p>1442777782.6032</text:p>
          </table:table-cell>
          <table:table-cell table:formula="of:=[.C130]/([.G130]-[.G129])" office:value-type="float" office:value="993183.101085976" calcext:value-type="float">
            <text:p>993183.101085976</text:p>
          </table:table-cell>
          <table:table-cell table:formula="of:=[.G130]-[.B130]" office:value-type="float" office:value="0.581182241439819" calcext:value-type="float">
            <text:p>0.581182241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7782.08667" calcext:value-type="float">
            <text:p>1442777782.08667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3.258969783783" calcext:value-type="float">
            <text:p>33.2589697838</text:p>
          </table:table-cell>
          <table:table-cell table:formula="of:=[.C131]/([.D131]-[.D130])" office:value-type="float" office:value="1015177.32792949" calcext:value-type="float">
            <text:p>1015177.32792949</text:p>
          </table:table-cell>
          <table:table-cell/>
          <table:table-cell office:value-type="float" office:value="1442777782.66755" calcext:value-type="float">
            <text:p>1442777782.66755</text:p>
          </table:table-cell>
          <table:table-cell table:formula="of:=[.C131]/([.G131]-[.G130])" office:value-type="float" office:value="1019931.60502555" calcext:value-type="float">
            <text:p>1019931.60502555</text:p>
          </table:table-cell>
          <table:table-cell table:formula="of:=[.G131]-[.B131]" office:value-type="float" office:value="0.580880880355835" calcext:value-type="float">
            <text:p>0.580880880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7782.15106" calcext:value-type="float">
            <text:p>1442777782.15106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3.3233616352081" calcext:value-type="float">
            <text:p>33.3233616352</text:p>
          </table:table-cell>
          <table:table-cell table:formula="of:=[.C132]/([.D132]-[.D131])" office:value-type="float" office:value="1019259.40235265" calcext:value-type="float">
            <text:p>1019259.40235265</text:p>
          </table:table-cell>
          <table:table-cell/>
          <table:table-cell office:value-type="float" office:value="1442777782.79604" calcext:value-type="float">
            <text:p>1442777782.79604</text:p>
          </table:table-cell>
          <table:table-cell table:formula="of:=[.C132]/([.G132]-[.G131])" office:value-type="float" office:value="510785.251176392" calcext:value-type="float">
            <text:p>510785.251176392</text:p>
          </table:table-cell>
          <table:table-cell table:formula="of:=[.G132]-[.B132]" office:value-type="float" office:value="0.644981384277344" calcext:value-type="float">
            <text:p>0.644981384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7782.2154" calcext:value-type="float">
            <text:p>1442777782.215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3.3876974582672" calcext:value-type="float">
            <text:p>33.3876974583</text:p>
          </table:table-cell>
          <table:table-cell table:formula="of:=[.C133]/([.D133]-[.D132])" office:value-type="float" office:value="1020147.04839833" calcext:value-type="float">
            <text:p>1020147.04839833</text:p>
          </table:table-cell>
          <table:table-cell/>
          <table:table-cell office:value-type="float" office:value="1442777782.86053" calcext:value-type="float">
            <text:p>1442777782.86053</text:p>
          </table:table-cell>
          <table:table-cell table:formula="of:=[.C133]/([.G133]-[.G132])" office:value-type="float" office:value="1017714.4361804" calcext:value-type="float">
            <text:p>1017714.4361804</text:p>
          </table:table-cell>
          <table:table-cell table:formula="of:=[.G133]-[.B133]" office:value-type="float" office:value="0.645135164260864" calcext:value-type="float">
            <text:p>0.645135164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7782.27977" calcext:value-type="float">
            <text:p>1442777782.2797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3.4520728588104" calcext:value-type="float">
            <text:p>33.4520728588</text:p>
          </table:table-cell>
          <table:table-cell table:formula="of:=[.C134]/([.D134]-[.D133])" office:value-type="float" office:value="1019519.87010851" calcext:value-type="float">
            <text:p>1019519.87010851</text:p>
          </table:table-cell>
          <table:table-cell/>
          <table:table-cell office:value-type="float" office:value="1442777782.92512" calcext:value-type="float">
            <text:p>1442777782.92512</text:p>
          </table:table-cell>
          <table:table-cell table:formula="of:=[.C134]/([.G134]-[.G133])" office:value-type="float" office:value="1016125.38436097" calcext:value-type="float">
            <text:p>1016125.38436097</text:p>
          </table:table-cell>
          <table:table-cell table:formula="of:=[.G134]-[.B134]" office:value-type="float" office:value="0.645350217819214" calcext:value-type="float">
            <text:p>0.645350217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7782.34414" calcext:value-type="float">
            <text:p>1442777782.34414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3.5164389610291" calcext:value-type="float">
            <text:p>33.516438961</text:p>
          </table:table-cell>
          <table:table-cell table:formula="of:=[.C135]/([.D135]-[.D134])" office:value-type="float" office:value="1019667.14990869" calcext:value-type="float">
            <text:p>1019667.14990869</text:p>
          </table:table-cell>
          <table:table-cell/>
          <table:table-cell office:value-type="float" office:value="1442777782.9894" calcext:value-type="float">
            <text:p>1442777782.9894</text:p>
          </table:table-cell>
          <table:table-cell table:formula="of:=[.C135]/([.G135]-[.G134])" office:value-type="float" office:value="1021005.94594555" calcext:value-type="float">
            <text:p>1021005.94594555</text:p>
          </table:table-cell>
          <table:table-cell table:formula="of:=[.G135]-[.B135]" office:value-type="float" office:value="0.645265817642212" calcext:value-type="float">
            <text:p>0.645265817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7782.40858" calcext:value-type="float">
            <text:p>1442777782.4085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3.5808782577515" calcext:value-type="float">
            <text:p>33.5808782578</text:p>
          </table:table-cell>
          <table:table-cell table:formula="of:=[.C136]/([.D136]-[.D135])" office:value-type="float" office:value="1018508.94311783" calcext:value-type="float">
            <text:p>1018508.94311783</text:p>
          </table:table-cell>
          <table:table-cell/>
          <table:table-cell office:value-type="float" office:value="1442777783.05391" calcext:value-type="float">
            <text:p>1442777783.05391</text:p>
          </table:table-cell>
          <table:table-cell table:formula="of:=[.C136]/([.G136]-[.G135])" office:value-type="float" office:value="1017469.93253842" calcext:value-type="float">
            <text:p>1017469.93253842</text:p>
          </table:table-cell>
          <table:table-cell table:formula="of:=[.G136]-[.B136]" office:value-type="float" office:value="0.645331621170044" calcext:value-type="float">
            <text:p>0.645331621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7782.47299" calcext:value-type="float">
            <text:p>1442777782.47299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3.6452903747559" calcext:value-type="float">
            <text:p>33.6452903748</text:p>
          </table:table-cell>
          <table:table-cell table:formula="of:=[.C137]/([.D137]-[.D136])" office:value-type="float" office:value="1018938.71917798" calcext:value-type="float">
            <text:p>1018938.71917798</text:p>
          </table:table-cell>
          <table:table-cell/>
          <table:table-cell office:value-type="float" office:value="1442777783.11828" calcext:value-type="float">
            <text:p>1442777783.11828</text:p>
          </table:table-cell>
          <table:table-cell table:formula="of:=[.C137]/([.G137]-[.G136])" office:value-type="float" office:value="1019534.97377095" calcext:value-type="float">
            <text:p>1019534.97377095</text:p>
          </table:table-cell>
          <table:table-cell table:formula="of:=[.G137]-[.B137]" office:value-type="float" office:value="0.645293951034546" calcext:value-type="float">
            <text:p>0.64529395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7782.53745" calcext:value-type="float">
            <text:p>1442777782.53745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3.709746837616" calcext:value-type="float">
            <text:p>33.7097468376</text:p>
          </table:table-cell>
          <table:table-cell table:formula="of:=[.C138]/([.D138]-[.D137])" office:value-type="float" office:value="1018237.69235436" calcext:value-type="float">
            <text:p>1018237.69235436</text:p>
          </table:table-cell>
          <table:table-cell/>
          <table:table-cell office:value-type="float" office:value="1442777783.18296" calcext:value-type="float">
            <text:p>1442777783.18296</text:p>
          </table:table-cell>
          <table:table-cell table:formula="of:=[.C138]/([.G138]-[.G137])" office:value-type="float" office:value="1014713.31358072" calcext:value-type="float">
            <text:p>1014713.31358072</text:p>
          </table:table-cell>
          <table:table-cell table:formula="of:=[.G138]-[.B138]" office:value-type="float" office:value="0.645517826080322" calcext:value-type="float">
            <text:p>0.645517826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7782.60183" calcext:value-type="float">
            <text:p>1442777782.60183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3.7741317749023" calcext:value-type="float">
            <text:p>33.7741317749</text:p>
          </table:table-cell>
          <table:table-cell table:formula="of:=[.C139]/([.D139]-[.D138])" office:value-type="float" office:value="1019368.85809295" calcext:value-type="float">
            <text:p>1019368.85809295</text:p>
          </table:table-cell>
          <table:table-cell/>
          <table:table-cell office:value-type="float" office:value="1442777783.31153" calcext:value-type="float">
            <text:p>1442777783.31153</text:p>
          </table:table-cell>
          <table:table-cell table:formula="of:=[.C139]/([.G139]-[.G138])" office:value-type="float" office:value="510479.306099666" calcext:value-type="float">
            <text:p>510479.306099666</text:p>
          </table:table-cell>
          <table:table-cell table:formula="of:=[.G139]-[.B139]" office:value-type="float" office:value="0.709702253341675" calcext:value-type="float">
            <text:p>0.709702253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7782.66624" calcext:value-type="float">
            <text:p>1442777782.66624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3.8385365009308" calcext:value-type="float">
            <text:p>33.8385365009</text:p>
          </table:table-cell>
          <table:table-cell table:formula="of:=[.C140]/([.D140]-[.D139])" office:value-type="float" office:value="1019055.65083866" calcext:value-type="float">
            <text:p>1019055.65083866</text:p>
          </table:table-cell>
          <table:table-cell/>
          <table:table-cell office:value-type="float" office:value="1442777783.3759" calcext:value-type="float">
            <text:p>1442777783.3759</text:p>
          </table:table-cell>
          <table:table-cell table:formula="of:=[.C140]/([.G140]-[.G139])" office:value-type="float" office:value="1019674.703866" calcext:value-type="float">
            <text:p>1019674.703866</text:p>
          </table:table-cell>
          <table:table-cell table:formula="of:=[.G140]-[.B140]" office:value-type="float" office:value="0.709663152694702" calcext:value-type="float">
            <text:p>0.709663152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7782.73065" calcext:value-type="float">
            <text:p>1442777782.73065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3.9029476642609" calcext:value-type="float">
            <text:p>33.9029476643</text:p>
          </table:table-cell>
          <table:table-cell table:formula="of:=[.C141]/([.D141]-[.D140])" office:value-type="float" office:value="1018953.8056263" calcext:value-type="float">
            <text:p>1018953.8056263</text:p>
          </table:table-cell>
          <table:table-cell/>
          <table:table-cell office:value-type="float" office:value="1442777783.44222" calcext:value-type="float">
            <text:p>1442777783.44222</text:p>
          </table:table-cell>
          <table:table-cell table:formula="of:=[.C141]/([.G141]-[.G140])" office:value-type="float" office:value="989676.723978256" calcext:value-type="float">
            <text:p>989676.723978256</text:p>
          </table:table-cell>
          <table:table-cell table:formula="of:=[.G141]-[.B141]" office:value-type="float" office:value="0.711568593978882" calcext:value-type="float">
            <text:p>0.7115685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7782.79505" calcext:value-type="float">
            <text:p>1442777782.79505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3.9673552513123" calcext:value-type="float">
            <text:p>33.9673552513</text:p>
          </table:table-cell>
          <table:table-cell table:formula="of:=[.C142]/([.D142]-[.D141])" office:value-type="float" office:value="1019010.38378649" calcext:value-type="float">
            <text:p>1019010.38378649</text:p>
          </table:table-cell>
          <table:table-cell/>
          <table:table-cell office:value-type="float" office:value="1442777783.50892" calcext:value-type="float">
            <text:p>1442777783.50892</text:p>
          </table:table-cell>
          <table:table-cell table:formula="of:=[.C142]/([.G142]-[.G141])" office:value-type="float" office:value="983939.036965551" calcext:value-type="float">
            <text:p>983939.036965551</text:p>
          </table:table-cell>
          <table:table-cell table:formula="of:=[.G142]-[.B142]" office:value-type="float" office:value="0.713864326477051" calcext:value-type="float">
            <text:p>0.713864326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7782.85948" calcext:value-type="float">
            <text:p>1442777782.85948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4.0317800045013" calcext:value-type="float">
            <text:p>34.0317800045</text:p>
          </table:table-cell>
          <table:table-cell table:formula="of:=[.C143]/([.D143]-[.D142])" office:value-type="float" office:value="1018738.86590407" calcext:value-type="float">
            <text:p>1018738.86590407</text:p>
          </table:table-cell>
          <table:table-cell/>
          <table:table-cell office:value-type="float" office:value="1442777783.57564" calcext:value-type="float">
            <text:p>1442777783.57564</text:p>
          </table:table-cell>
          <table:table-cell table:formula="of:=[.C143]/([.G143]-[.G142])" office:value-type="float" office:value="983612.073334834" calcext:value-type="float">
            <text:p>983612.073334834</text:p>
          </table:table-cell>
          <table:table-cell table:formula="of:=[.G143]-[.B143]" office:value-type="float" office:value="0.716165065765381" calcext:value-type="float">
            <text:p>0.716165065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7782.92386" calcext:value-type="float">
            <text:p>1442777782.92386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4.0961625576019" calcext:value-type="float">
            <text:p>34.0961625576</text:p>
          </table:table-cell>
          <table:table-cell table:formula="of:=[.C144]/([.D144]-[.D143])" office:value-type="float" office:value="1019406.60690268" calcext:value-type="float">
            <text:p>1019406.60690268</text:p>
          </table:table-cell>
          <table:table-cell/>
          <table:table-cell office:value-type="float" office:value="1442777783.64201" calcext:value-type="float">
            <text:p>1442777783.64201</text:p>
          </table:table-cell>
          <table:table-cell table:formula="of:=[.C144]/([.G144]-[.G143])" office:value-type="float" office:value="988954.968037219" calcext:value-type="float">
            <text:p>988954.968037219</text:p>
          </table:table-cell>
          <table:table-cell table:formula="of:=[.G144]-[.B144]" office:value-type="float" office:value="0.71814751625061" calcext:value-type="float">
            <text:p>0.718147516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7782.98824" calcext:value-type="float">
            <text:p>1442777782.98824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4.1605453491211" calcext:value-type="float">
            <text:p>34.1605453491</text:p>
          </table:table-cell>
          <table:table-cell table:formula="of:=[.C145]/([.D145]-[.D144])" office:value-type="float" office:value="1019402.8318959" calcext:value-type="float">
            <text:p>1019402.8318959</text:p>
          </table:table-cell>
          <table:table-cell/>
          <table:table-cell office:value-type="float" office:value="1442777783.71247" calcext:value-type="float">
            <text:p>1442777783.71247</text:p>
          </table:table-cell>
          <table:table-cell table:formula="of:=[.C145]/([.G145]-[.G144])" office:value-type="float" office:value="931512.453059015" calcext:value-type="float">
            <text:p>931512.453059015</text:p>
          </table:table-cell>
          <table:table-cell table:formula="of:=[.G145]-[.B145]" office:value-type="float" office:value="0.724222183227539" calcext:value-type="float">
            <text:p>0.724222183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7783.05483" calcext:value-type="float">
            <text:p>1442777783.05483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4.2271325588226" calcext:value-type="float">
            <text:p>34.2271325588</text:p>
          </table:table-cell>
          <table:table-cell table:formula="of:=[.C146]/([.D146]-[.D145])" office:value-type="float" office:value="985654.757034878" calcext:value-type="float">
            <text:p>985654.757034878</text:p>
          </table:table-cell>
          <table:table-cell/>
          <table:table-cell office:value-type="float" office:value="1442777783.84126" calcext:value-type="float">
            <text:p>1442777783.84126</text:p>
          </table:table-cell>
          <table:table-cell table:formula="of:=[.C146]/([.G146]-[.G145])" office:value-type="float" office:value="509574.985057829" calcext:value-type="float">
            <text:p>509574.985057829</text:p>
          </table:table-cell>
          <table:table-cell table:formula="of:=[.G146]-[.B146]" office:value-type="float" office:value="0.786432504653931" calcext:value-type="float">
            <text:p>0.786432504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7783.12137" calcext:value-type="float">
            <text:p>1442777783.12137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4.2936677932739" calcext:value-type="float">
            <text:p>34.2936677933</text:p>
          </table:table-cell>
          <table:table-cell table:formula="of:=[.C147]/([.D147]-[.D146])" office:value-type="float" office:value="986424.719793313" calcext:value-type="float">
            <text:p>986424.719793313</text:p>
          </table:table-cell>
          <table:table-cell/>
          <table:table-cell office:value-type="float" office:value="1442777783.90781" calcext:value-type="float">
            <text:p>1442777783.90781</text:p>
          </table:table-cell>
          <table:table-cell table:formula="of:=[.C147]/([.G147]-[.G146])" office:value-type="float" office:value="986304.554691279" calcext:value-type="float">
            <text:p>986304.554691279</text:p>
          </table:table-cell>
          <table:table-cell table:formula="of:=[.G147]-[.B147]" office:value-type="float" office:value="0.78644061088562" calcext:value-type="float">
            <text:p>0.786440610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7783.18788" calcext:value-type="float">
            <text:p>1442777783.18788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4.3601825237274" calcext:value-type="float">
            <text:p>34.3601825237</text:p>
          </table:table-cell>
          <table:table-cell table:formula="of:=[.C148]/([.D148]-[.D147])" office:value-type="float" office:value="986728.797553973" calcext:value-type="float">
            <text:p>986728.797553973</text:p>
          </table:table-cell>
          <table:table-cell/>
          <table:table-cell office:value-type="float" office:value="1442777783.97446" calcext:value-type="float">
            <text:p>1442777783.97446</text:p>
          </table:table-cell>
          <table:table-cell table:formula="of:=[.C148]/([.G148]-[.G147])" office:value-type="float" office:value="984646.443426225" calcext:value-type="float">
            <text:p>984646.443426225</text:p>
          </table:table-cell>
          <table:table-cell table:formula="of:=[.G148]-[.B148]" office:value-type="float" office:value="0.78658127784729" calcext:value-type="float">
            <text:p>0.786581277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7783.25439" calcext:value-type="float">
            <text:p>1442777783.25439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4.4266946315765" calcext:value-type="float">
            <text:p>34.4266946316</text:p>
          </table:table-cell>
          <table:table-cell table:formula="of:=[.C149]/([.D149]-[.D148])" office:value-type="float" office:value="986767.704744562" calcext:value-type="float">
            <text:p>986767.704744562</text:p>
          </table:table-cell>
          <table:table-cell/>
          <table:table-cell office:value-type="float" office:value="1442777784.04111" calcext:value-type="float">
            <text:p>1442777784.04111</text:p>
          </table:table-cell>
          <table:table-cell table:formula="of:=[.C149]/([.G149]-[.G148])" office:value-type="float" office:value="984833.142987979" calcext:value-type="float">
            <text:p>984833.142987979</text:p>
          </table:table-cell>
          <table:table-cell table:formula="of:=[.G149]-[.B149]" office:value-type="float" office:value="0.786711931228638" calcext:value-type="float">
            <text:p>0.786711931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7783.32088" calcext:value-type="float">
            <text:p>1442777783.32088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4.4931788444519" calcext:value-type="float">
            <text:p>34.4931788445</text:p>
          </table:table-cell>
          <table:table-cell table:formula="of:=[.C150]/([.D150]-[.D149])" office:value-type="float" office:value="987181.725728425" calcext:value-type="float">
            <text:p>987181.725728425</text:p>
          </table:table-cell>
          <table:table-cell/>
          <table:table-cell office:value-type="float" office:value="1442777784.10781" calcext:value-type="float">
            <text:p>1442777784.10781</text:p>
          </table:table-cell>
          <table:table-cell table:formula="of:=[.C150]/([.G150]-[.G149])" office:value-type="float" office:value="983953.104793223" calcext:value-type="float">
            <text:p>983953.104793223</text:p>
          </table:table-cell>
          <table:table-cell table:formula="of:=[.G150]-[.B150]" office:value-type="float" office:value="0.786930084228516" calcext:value-type="float">
            <text:p>0.786930084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7783.38742" calcext:value-type="float">
            <text:p>1442777783.38742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4.5597212314606" calcext:value-type="float">
            <text:p>34.5597212315</text:p>
          </table:table-cell>
          <table:table-cell table:formula="of:=[.C151]/([.D151]-[.D150])" office:value-type="float" office:value="986318.690242531" calcext:value-type="float">
            <text:p>986318.690242531</text:p>
          </table:table-cell>
          <table:table-cell/>
          <table:table-cell office:value-type="float" office:value="1442777784.17399" calcext:value-type="float">
            <text:p>1442777784.17399</text:p>
          </table:table-cell>
          <table:table-cell table:formula="of:=[.C151]/([.G151]-[.G150])" office:value-type="float" office:value="991648.241268881" calcext:value-type="float">
            <text:p>991648.241268881</text:p>
          </table:table-cell>
          <table:table-cell table:formula="of:=[.G151]-[.B151]" office:value-type="float" office:value="0.786572456359863" calcext:value-type="float">
            <text:p>0.78657245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7783.45394" calcext:value-type="float">
            <text:p>1442777783.45394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4.6262412071228" calcext:value-type="float">
            <text:p>34.6262412071</text:p>
          </table:table-cell>
          <table:table-cell table:formula="of:=[.C152]/([.D152]-[.D151])" office:value-type="float" office:value="986650.992376481" calcext:value-type="float">
            <text:p>986650.992376481</text:p>
          </table:table-cell>
          <table:table-cell/>
          <table:table-cell office:value-type="float" office:value="1442777784.24081" calcext:value-type="float">
            <text:p>1442777784.24081</text:p>
          </table:table-cell>
          <table:table-cell table:formula="of:=[.C152]/([.G152]-[.G151])" office:value-type="float" office:value="982337.937151625" calcext:value-type="float">
            <text:p>982337.937151625</text:p>
          </table:table-cell>
          <table:table-cell table:formula="of:=[.G152]-[.B152]" office:value-type="float" office:value="0.786864519119263" calcext:value-type="float">
            <text:p>0.786864519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7783.52043" calcext:value-type="float">
            <text:p>1442777783.52043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4.6927285194397" calcext:value-type="float">
            <text:p>34.6927285194</text:p>
          </table:table-cell>
          <table:table-cell table:formula="of:=[.C153]/([.D153]-[.D152])" office:value-type="float" office:value="987135.706240946" calcext:value-type="float">
            <text:p>987135.706240946</text:p>
          </table:table-cell>
          <table:table-cell/>
          <table:table-cell office:value-type="float" office:value="1442777784.37341" calcext:value-type="float">
            <text:p>1442777784.37341</text:p>
          </table:table-cell>
          <table:table-cell table:formula="of:=[.C153]/([.G153]-[.G152])" office:value-type="float" office:value="494931.778244837" calcext:value-type="float">
            <text:p>494931.778244837</text:p>
          </table:table-cell>
          <table:table-cell table:formula="of:=[.G153]-[.B153]" office:value-type="float" office:value="0.852985382080078" calcext:value-type="float">
            <text:p>0.852985382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7783.58695" calcext:value-type="float">
            <text:p>1442777783.58695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4.7592539787292" calcext:value-type="float">
            <text:p>34.7592539787</text:p>
          </table:table-cell>
          <table:table-cell table:formula="of:=[.C154]/([.D154]-[.D153])" office:value-type="float" office:value="986569.663718337" calcext:value-type="float">
            <text:p>986569.663718337</text:p>
          </table:table-cell>
          <table:table-cell/>
          <table:table-cell office:value-type="float" office:value="1442777784.4402" calcext:value-type="float">
            <text:p>1442777784.4402</text:p>
          </table:table-cell>
          <table:table-cell table:formula="of:=[.C154]/([.G154]-[.G153])" office:value-type="float" office:value="982758.773796009" calcext:value-type="float">
            <text:p>982758.773796009</text:p>
          </table:table-cell>
          <table:table-cell table:formula="of:=[.G154]-[.B154]" office:value-type="float" office:value="0.853243350982666" calcext:value-type="float">
            <text:p>0.85324335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7783.65349" calcext:value-type="float">
            <text:p>1442777783.65349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4.8257915973663" calcext:value-type="float">
            <text:p>34.8257915974</text:p>
          </table:table-cell>
          <table:table-cell table:formula="of:=[.C155]/([.D155]-[.D154])" office:value-type="float" office:value="986389.374076874" calcext:value-type="float">
            <text:p>986389.374076874</text:p>
          </table:table-cell>
          <table:table-cell/>
          <table:table-cell office:value-type="float" office:value="1442777784.5067" calcext:value-type="float">
            <text:p>1442777784.5067</text:p>
          </table:table-cell>
          <table:table-cell table:formula="of:=[.C155]/([.G155]-[.G154])" office:value-type="float" office:value="986824.302499319" calcext:value-type="float">
            <text:p>986824.302499319</text:p>
          </table:table-cell>
          <table:table-cell table:formula="of:=[.G155]-[.B155]" office:value-type="float" office:value="0.853214025497437" calcext:value-type="float">
            <text:p>0.85321402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7783.71999" calcext:value-type="float">
            <text:p>1442777783.71999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4.8922934532166" calcext:value-type="float">
            <text:p>34.8922934532</text:p>
          </table:table-cell>
          <table:table-cell table:formula="of:=[.C156]/([.D156]-[.D155])" office:value-type="float" office:value="986919.825934198" calcext:value-type="float">
            <text:p>986919.825934198</text:p>
          </table:table-cell>
          <table:table-cell/>
          <table:table-cell office:value-type="float" office:value="1442777784.57307" calcext:value-type="float">
            <text:p>1442777784.57307</text:p>
          </table:table-cell>
          <table:table-cell table:formula="of:=[.C156]/([.G156]-[.G155])" office:value-type="float" office:value="988944.309586935" calcext:value-type="float">
            <text:p>988944.309586935</text:p>
          </table:table-cell>
          <table:table-cell table:formula="of:=[.G156]-[.B156]" office:value-type="float" office:value="0.85307788848877" calcext:value-type="float">
            <text:p>0.853077888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7783.78649" calcext:value-type="float">
            <text:p>1442777783.7864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4.9587905406952" calcext:value-type="float">
            <text:p>34.9587905407</text:p>
          </table:table-cell>
          <table:table-cell table:formula="of:=[.C157]/([.D157]-[.D156])" office:value-type="float" office:value="986990.595957821" calcext:value-type="float">
            <text:p>986990.595957821</text:p>
          </table:table-cell>
          <table:table-cell/>
          <table:table-cell office:value-type="float" office:value="1442777784.63973" calcext:value-type="float">
            <text:p>1442777784.63973</text:p>
          </table:table-cell>
          <table:table-cell table:formula="of:=[.C157]/([.G157]-[.G156])" office:value-type="float" office:value="984576.009156166" calcext:value-type="float">
            <text:p>984576.009156166</text:p>
          </table:table-cell>
          <table:table-cell table:formula="of:=[.G157]-[.B157]" office:value-type="float" office:value="0.853240966796875" calcext:value-type="float">
            <text:p>0.853240966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7783.85299" calcext:value-type="float">
            <text:p>1442777783.8529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5.0252895355225" calcext:value-type="float">
            <text:p>35.0252895355</text:p>
          </table:table-cell>
          <table:table-cell table:formula="of:=[.C158]/([.D158]-[.D157])" office:value-type="float" office:value="986962.286730461" calcext:value-type="float">
            <text:p>986962.286730461</text:p>
          </table:table-cell>
          <table:table-cell/>
          <table:table-cell office:value-type="float" office:value="1442777784.70649" calcext:value-type="float">
            <text:p>1442777784.70649</text:p>
          </table:table-cell>
          <table:table-cell table:formula="of:=[.C158]/([.G158]-[.G157])" office:value-type="float" office:value="983148.368844175" calcext:value-type="float">
            <text:p>983148.368844175</text:p>
          </table:table-cell>
          <table:table-cell table:formula="of:=[.G158]-[.B158]" office:value-type="float" office:value="0.853498935699463" calcext:value-type="float">
            <text:p>0.85349893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7783.91954" calcext:value-type="float">
            <text:p>1442777783.91954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5.0918452739716" calcext:value-type="float">
            <text:p>35.091845274</text:p>
          </table:table-cell>
          <table:table-cell table:formula="of:=[.C159]/([.D159]-[.D158])" office:value-type="float" office:value="986120.829388691" calcext:value-type="float">
            <text:p>986120.829388691</text:p>
          </table:table-cell>
          <table:table-cell/>
          <table:table-cell office:value-type="float" office:value="1442777784.77299" calcext:value-type="float">
            <text:p>1442777784.77299</text:p>
          </table:table-cell>
          <table:table-cell table:formula="of:=[.C159]/([.G159]-[.G158])" office:value-type="float" office:value="986955.209677362" calcext:value-type="float">
            <text:p>986955.209677362</text:p>
          </table:table-cell>
          <table:table-cell table:formula="of:=[.G159]-[.B159]" office:value-type="float" office:value="0.853442668914795" calcext:value-type="float">
            <text:p>0.853442668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7783.9861" calcext:value-type="float">
            <text:p>1442777783.9861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5.1583971977234" calcext:value-type="float">
            <text:p>35.1583971977</text:p>
          </table:table-cell>
          <table:table-cell table:formula="of:=[.C160]/([.D160]-[.D159])" office:value-type="float" office:value="986177.352960353" calcext:value-type="float">
            <text:p>986177.352960353</text:p>
          </table:table-cell>
          <table:table-cell/>
          <table:table-cell office:value-type="float" office:value="1442777784.90563" calcext:value-type="float">
            <text:p>1442777784.90563</text:p>
          </table:table-cell>
          <table:table-cell table:formula="of:=[.C160]/([.G160]-[.G159])" office:value-type="float" office:value="494817.904088782" calcext:value-type="float">
            <text:p>494817.904088782</text:p>
          </table:table-cell>
          <table:table-cell table:formula="of:=[.G160]-[.B160]" office:value-type="float" office:value="0.919529438018799" calcext:value-type="float">
            <text:p>0.9195294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7784.05264" calcext:value-type="float">
            <text:p>1442777784.05264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5.2249374389648" calcext:value-type="float">
            <text:p>35.224937439</text:p>
          </table:table-cell>
          <table:table-cell table:formula="of:=[.C161]/([.D161]-[.D160])" office:value-type="float" office:value="986350.496714322" calcext:value-type="float">
            <text:p>986350.496714322</text:p>
          </table:table-cell>
          <table:table-cell/>
          <table:table-cell office:value-type="float" office:value="1442777784.97215" calcext:value-type="float">
            <text:p>1442777784.97215</text:p>
          </table:table-cell>
          <table:table-cell table:formula="of:=[.C161]/([.G161]-[.G160])" office:value-type="float" office:value="986601.486379064" calcext:value-type="float">
            <text:p>986601.486379064</text:p>
          </table:table-cell>
          <table:table-cell table:formula="of:=[.G161]-[.B161]" office:value-type="float" office:value="0.919512510299683" calcext:value-type="float">
            <text:p>0.91951251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7784.1191" calcext:value-type="float">
            <text:p>1442777784.1191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5.2913975715637" calcext:value-type="float">
            <text:p>35.2913975716</text:p>
          </table:table-cell>
          <table:table-cell table:formula="of:=[.C162]/([.D162]-[.D161])" office:value-type="float" office:value="987539.407965446" calcext:value-type="float">
            <text:p>987539.407965446</text:p>
          </table:table-cell>
          <table:table-cell/>
          <table:table-cell office:value-type="float" office:value="1442777785.03896" calcext:value-type="float">
            <text:p>1442777785.03896</text:p>
          </table:table-cell>
          <table:table-cell table:formula="of:=[.C162]/([.G162]-[.G161])" office:value-type="float" office:value="982383.510379456" calcext:value-type="float">
            <text:p>982383.510379456</text:p>
          </table:table-cell>
          <table:table-cell table:formula="of:=[.G162]-[.B162]" office:value-type="float" office:value="0.919861316680908" calcext:value-type="float">
            <text:p>0.91986131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7784.1856" calcext:value-type="float">
            <text:p>1442777784.1856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5.3578984737396" calcext:value-type="float">
            <text:p>35.3578984737</text:p>
          </table:table-cell>
          <table:table-cell table:formula="of:=[.C163]/([.D163]-[.D162])" office:value-type="float" office:value="986933.979127005" calcext:value-type="float">
            <text:p>986933.979127005</text:p>
          </table:table-cell>
          <table:table-cell/>
          <table:table-cell office:value-type="float" office:value="1442777785.10558" calcext:value-type="float">
            <text:p>1442777785.10558</text:p>
          </table:table-cell>
          <table:table-cell table:formula="of:=[.C163]/([.G163]-[.G162])" office:value-type="float" office:value="985185.599198339" calcext:value-type="float">
            <text:p>985185.599198339</text:p>
          </table:table-cell>
          <table:table-cell table:formula="of:=[.G163]-[.B163]" office:value-type="float" office:value="0.919979333877564" calcext:value-type="float">
            <text:p>0.919979333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7784.25212" calcext:value-type="float">
            <text:p>1442777784.25212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5.4244215488434" calcext:value-type="float">
            <text:p>35.4244215488</text:p>
          </table:table-cell>
          <table:table-cell table:formula="of:=[.C164]/([.D164]-[.D163])" office:value-type="float" office:value="986605.022356981" calcext:value-type="float">
            <text:p>986605.022356981</text:p>
          </table:table-cell>
          <table:table-cell/>
          <table:table-cell office:value-type="float" office:value="1442777785.17238" calcext:value-type="float">
            <text:p>1442777785.17238</text:p>
          </table:table-cell>
          <table:table-cell table:formula="of:=[.C164]/([.G164]-[.G163])" office:value-type="float" office:value="982453.631295125" calcext:value-type="float">
            <text:p>982453.631295125</text:p>
          </table:table-cell>
          <table:table-cell table:formula="of:=[.G164]-[.B164]" office:value-type="float" office:value="0.920260429382324" calcext:value-type="float">
            <text:p>0.920260429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7784.31871" calcext:value-type="float">
            <text:p>1442777784.31871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5.4910087585449" calcext:value-type="float">
            <text:p>35.4910087585</text:p>
          </table:table-cell>
          <table:table-cell table:formula="of:=[.C165]/([.D165]-[.D164])" office:value-type="float" office:value="985654.757034878" calcext:value-type="float">
            <text:p>985654.757034878</text:p>
          </table:table-cell>
          <table:table-cell/>
          <table:table-cell office:value-type="float" office:value="1442777785.23877" calcext:value-type="float">
            <text:p>1442777785.23877</text:p>
          </table:table-cell>
          <table:table-cell table:formula="of:=[.C165]/([.G165]-[.G164])" office:value-type="float" office:value="988649.516874311" calcext:value-type="float">
            <text:p>988649.516874311</text:p>
          </table:table-cell>
          <table:table-cell table:formula="of:=[.G165]-[.B165]" office:value-type="float" office:value="0.920058727264404" calcext:value-type="float">
            <text:p>0.920058727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7784.38529" calcext:value-type="float">
            <text:p>1442777784.38529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5.5575931072235" calcext:value-type="float">
            <text:p>35.5575931072</text:p>
          </table:table-cell>
          <table:table-cell table:formula="of:=[.C166]/([.D166]-[.D165])" office:value-type="float" office:value="985697.109043058" calcext:value-type="float">
            <text:p>985697.109043058</text:p>
          </table:table-cell>
          <table:table-cell/>
          <table:table-cell office:value-type="float" office:value="1442777785.37177" calcext:value-type="float">
            <text:p>1442777785.37177</text:p>
          </table:table-cell>
          <table:table-cell table:formula="of:=[.C166]/([.G166]-[.G165])" office:value-type="float" office:value="493456.374745009" calcext:value-type="float">
            <text:p>493456.374745009</text:p>
          </table:table-cell>
          <table:table-cell table:formula="of:=[.G166]-[.B166]" office:value-type="float" office:value="0.986479043960571" calcext:value-type="float">
            <text:p>0.9864790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7784.45189" calcext:value-type="float">
            <text:p>1442777784.45189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5.6241874694824" calcext:value-type="float">
            <text:p>35.6241874695</text:p>
          </table:table-cell>
          <table:table-cell table:formula="of:=[.C167]/([.D167]-[.D166])" office:value-type="float" office:value="985548.892935267" calcext:value-type="float">
            <text:p>985548.892935267</text:p>
          </table:table-cell>
          <table:table-cell/>
          <table:table-cell office:value-type="float" office:value="1442777785.43516" calcext:value-type="float">
            <text:p>1442777785.43516</text:p>
          </table:table-cell>
          <table:table-cell table:formula="of:=[.C167]/([.G167]-[.G166])" office:value-type="float" office:value="1035438.18387942" calcext:value-type="float">
            <text:p>1035438.18387942</text:p>
          </table:table-cell>
          <table:table-cell table:formula="of:=[.G167]-[.B167]" office:value-type="float" office:value="0.983270406723022" calcext:value-type="float">
            <text:p>0.983270406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7784.51842" calcext:value-type="float">
            <text:p>1442777784.51842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5.6907203197479" calcext:value-type="float">
            <text:p>35.6907203197</text:p>
          </table:table-cell>
          <table:table-cell table:formula="of:=[.C168]/([.D168]-[.D167])" office:value-type="float" office:value="986460.068042959" calcext:value-type="float">
            <text:p>986460.068042959</text:p>
          </table:table-cell>
          <table:table-cell/>
          <table:table-cell office:value-type="float" office:value="1442777785.49898" calcext:value-type="float">
            <text:p>1442777785.49898</text:p>
          </table:table-cell>
          <table:table-cell table:formula="of:=[.C168]/([.G168]-[.G167])" office:value-type="float" office:value="1028348.1020277" calcext:value-type="float">
            <text:p>1028348.1020277</text:p>
          </table:table-cell>
          <table:table-cell table:formula="of:=[.G168]-[.B168]" office:value-type="float" office:value="0.980560302734375" calcext:value-type="float">
            <text:p>0.980560302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7784.58491" calcext:value-type="float">
            <text:p>1442777784.58491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5.7572095394134" calcext:value-type="float">
            <text:p>35.7572095394</text:p>
          </table:table-cell>
          <table:table-cell table:formula="of:=[.C169]/([.D169]-[.D168])" office:value-type="float" office:value="987107.38868888" calcext:value-type="float">
            <text:p>987107.38868888</text:p>
          </table:table-cell>
          <table:table-cell/>
          <table:table-cell office:value-type="float" office:value="1442777785.56262" calcext:value-type="float">
            <text:p>1442777785.56262</text:p>
          </table:table-cell>
          <table:table-cell table:formula="of:=[.C169]/([.G169]-[.G168])" office:value-type="float" office:value="1031333.93574782" calcext:value-type="float">
            <text:p>1031333.93574782</text:p>
          </table:table-cell>
          <table:table-cell table:formula="of:=[.G169]-[.B169]" office:value-type="float" office:value="0.977709054946899" calcext:value-type="float">
            <text:p>0.977709054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7784.65145" calcext:value-type="float">
            <text:p>1442777784.65145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5.8237524032593" calcext:value-type="float">
            <text:p>35.8237524033</text:p>
          </table:table-cell>
          <table:table-cell table:formula="of:=[.C170]/([.D170]-[.D169])" office:value-type="float" office:value="986311.622416258" calcext:value-type="float">
            <text:p>986311.622416258</text:p>
          </table:table-cell>
          <table:table-cell/>
          <table:table-cell office:value-type="float" office:value="1442777785.62659" calcext:value-type="float">
            <text:p>1442777785.62659</text:p>
          </table:table-cell>
          <table:table-cell table:formula="of:=[.C170]/([.G170]-[.G169])" office:value-type="float" office:value="1025971.85413996" calcext:value-type="float">
            <text:p>1025971.85413996</text:p>
          </table:table-cell>
          <table:table-cell table:formula="of:=[.G170]-[.B170]" office:value-type="float" office:value="0.975136756896973" calcext:value-type="float">
            <text:p>0.97513675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7784.71794" calcext:value-type="float">
            <text:p>1442777784.71794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5.8902382850647" calcext:value-type="float">
            <text:p>35.8902382851</text:p>
          </table:table-cell>
          <table:table-cell table:formula="of:=[.C171]/([.D171]-[.D170])" office:value-type="float" office:value="987156.945471237" calcext:value-type="float">
            <text:p>987156.945471237</text:p>
          </table:table-cell>
          <table:table-cell/>
          <table:table-cell office:value-type="float" office:value="1442777785.69001" calcext:value-type="float">
            <text:p>1442777785.69001</text:p>
          </table:table-cell>
          <table:table-cell table:formula="of:=[.C171]/([.G171]-[.G170])" office:value-type="float" office:value="1034916.55843575" calcext:value-type="float">
            <text:p>1034916.55843575</text:p>
          </table:table-cell>
          <table:table-cell table:formula="of:=[.G171]-[.B171]" office:value-type="float" office:value="0.972068548202515" calcext:value-type="float">
            <text:p>0.97206854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7784.78456" calcext:value-type="float">
            <text:p>1442777784.78456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5.9568591117859" calcext:value-type="float">
            <text:p>35.9568591118</text:p>
          </table:table-cell>
          <table:table-cell table:formula="of:=[.C172]/([.D172]-[.D171])" office:value-type="float" office:value="985157.393417983" calcext:value-type="float">
            <text:p>985157.393417983</text:p>
          </table:table-cell>
          <table:table-cell/>
          <table:table-cell office:value-type="float" office:value="1442777785.75365" calcext:value-type="float">
            <text:p>1442777785.75365</text:p>
          </table:table-cell>
          <table:table-cell table:formula="of:=[.C172]/([.G172]-[.G171])" office:value-type="float" office:value="1031241.2110841" calcext:value-type="float">
            <text:p>1031241.2110841</text:p>
          </table:table-cell>
          <table:table-cell table:formula="of:=[.G172]-[.B172]" office:value-type="float" office:value="0.969091415405273" calcext:value-type="float">
            <text:p>0.96909141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7784.85107" calcext:value-type="float">
            <text:p>1442777784.85107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6.0233662128448" calcext:value-type="float">
            <text:p>36.0233662128</text:p>
          </table:table-cell>
          <table:table-cell table:formula="of:=[.C173]/([.D173]-[.D172])" office:value-type="float" office:value="986841.990629179" calcext:value-type="float">
            <text:p>986841.990629179</text:p>
          </table:table-cell>
          <table:table-cell/>
          <table:table-cell office:value-type="float" office:value="1442777785.81729" calcext:value-type="float">
            <text:p>1442777785.81729</text:p>
          </table:table-cell>
          <table:table-cell table:formula="of:=[.C173]/([.G173]-[.G172])" office:value-type="float" office:value="1031252.80075523" calcext:value-type="float">
            <text:p>1031252.80075523</text:p>
          </table:table-cell>
          <table:table-cell table:formula="of:=[.G173]-[.B173]" office:value-type="float" office:value="0.966227293014526" calcext:value-type="float">
            <text:p>0.96622729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7784.91752" calcext:value-type="float">
            <text:p>1442777784.91752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6.0898170471191" calcext:value-type="float">
            <text:p>36.0898170471</text:p>
          </table:table-cell>
          <table:table-cell table:formula="of:=[.C174]/([.D174]-[.D173])" office:value-type="float" office:value="987677.5922645" calcext:value-type="float">
            <text:p>987677.5922645</text:p>
          </table:table-cell>
          <table:table-cell/>
          <table:table-cell office:value-type="float" office:value="1442777785.94451" calcext:value-type="float">
            <text:p>1442777785.94451</text:p>
          </table:table-cell>
          <table:table-cell table:formula="of:=[.C174]/([.G174]-[.G173])" office:value-type="float" office:value="515906.639469551" calcext:value-type="float">
            <text:p>515906.639469551</text:p>
          </table:table-cell>
          <table:table-cell table:formula="of:=[.G174]-[.B174]" office:value-type="float" office:value="1.02699327468872" calcext:value-type="float">
            <text:p>1.026993274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7784.98403" calcext:value-type="float">
            <text:p>1442777784.98403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6.1563262939453" calcext:value-type="float">
            <text:p>36.1563262939</text:p>
          </table:table-cell>
          <table:table-cell table:formula="of:=[.C175]/([.D175]-[.D174])" office:value-type="float" office:value="986810.152451965" calcext:value-type="float">
            <text:p>986810.152451965</text:p>
          </table:table-cell>
          <table:table-cell/>
          <table:table-cell office:value-type="float" office:value="1442777786.00811" calcext:value-type="float">
            <text:p>1442777786.00811</text:p>
          </table:table-cell>
          <table:table-cell table:formula="of:=[.C175]/([.G175]-[.G174])" office:value-type="float" office:value="1031987.34433998" calcext:value-type="float">
            <text:p>1031987.34433998</text:p>
          </table:table-cell>
          <table:table-cell table:formula="of:=[.G175]-[.B175]" office:value-type="float" office:value="1.02408170700073" calcext:value-type="float">
            <text:p>1.0240817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7785.04777" calcext:value-type="float">
            <text:p>1442777785.04777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6.2200684547424" calcext:value-type="float">
            <text:p>36.2200684547</text:p>
          </table:table-cell>
          <table:table-cell table:formula="of:=[.C176]/([.D176]-[.D175])" office:value-type="float" office:value="1029648.18229015" calcext:value-type="float">
            <text:p>1029648.18229015</text:p>
          </table:table-cell>
          <table:table-cell/>
          <table:table-cell office:value-type="float" office:value="1442777786.07168" calcext:value-type="float">
            <text:p>1442777786.07168</text:p>
          </table:table-cell>
          <table:table-cell table:formula="of:=[.C176]/([.G176]-[.G175])" office:value-type="float" office:value="1032331.78001868" calcext:value-type="float">
            <text:p>1032331.78001868</text:p>
          </table:table-cell>
          <table:table-cell table:formula="of:=[.G176]-[.B176]" office:value-type="float" office:value="1.02391600608826" calcext:value-type="float">
            <text:p>1.023916006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7785.11141" calcext:value-type="float">
            <text:p>1442777785.11141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6.2837088108063" calcext:value-type="float">
            <text:p>36.2837088108</text:p>
          </table:table-cell>
          <table:table-cell table:formula="of:=[.C177]/([.D177]-[.D176])" office:value-type="float" office:value="1031295.29844489" calcext:value-type="float">
            <text:p>1031295.29844489</text:p>
          </table:table-cell>
          <table:table-cell/>
          <table:table-cell office:value-type="float" office:value="1442777786.1355" calcext:value-type="float">
            <text:p>1442777786.1355</text:p>
          </table:table-cell>
          <table:table-cell table:formula="of:=[.C177]/([.G177]-[.G176])" office:value-type="float" office:value="1028401.88632611" calcext:value-type="float">
            <text:p>1028401.88632611</text:p>
          </table:table-cell>
          <table:table-cell table:formula="of:=[.G177]-[.B177]" office:value-type="float" office:value="1.02409505844116" calcext:value-type="float">
            <text:p>1.024095058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7785.17501" calcext:value-type="float">
            <text:p>1442777785.17501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6.3473129272461" calcext:value-type="float">
            <text:p>36.3473129272</text:p>
          </table:table-cell>
          <table:table-cell table:formula="of:=[.C178]/([.D178]-[.D177])" office:value-type="float" office:value="1031882.89805267" calcext:value-type="float">
            <text:p>1031882.89805267</text:p>
          </table:table-cell>
          <table:table-cell/>
          <table:table-cell office:value-type="float" office:value="1442777786.19931" calcext:value-type="float">
            <text:p>1442777786.19931</text:p>
          </table:table-cell>
          <table:table-cell table:formula="of:=[.C178]/([.G178]-[.G177])" office:value-type="float" office:value="1028663.20439445" calcext:value-type="float">
            <text:p>1028663.20439445</text:p>
          </table:table-cell>
          <table:table-cell table:formula="of:=[.G178]-[.B178]" office:value-type="float" office:value="1.02429413795471" calcext:value-type="float">
            <text:p>1.02429413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7785.23872" calcext:value-type="float">
            <text:p>1442777785.23872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6.4110181331635" calcext:value-type="float">
            <text:p>36.4110181332</text:p>
          </table:table-cell>
          <table:table-cell table:formula="of:=[.C179]/([.D179]-[.D178])" office:value-type="float" office:value="1030245.47295461" calcext:value-type="float">
            <text:p>1030245.47295461</text:p>
          </table:table-cell>
          <table:table-cell/>
          <table:table-cell office:value-type="float" office:value="1442777786.26328" calcext:value-type="float">
            <text:p>1442777786.26328</text:p>
          </table:table-cell>
          <table:table-cell table:formula="of:=[.C179]/([.G179]-[.G178])" office:value-type="float" office:value="1025918.32371071" calcext:value-type="float">
            <text:p>1025918.32371071</text:p>
          </table:table-cell>
          <table:table-cell table:formula="of:=[.G179]-[.B179]" office:value-type="float" office:value="1.02456283569336" calcext:value-type="float">
            <text:p>1.024562835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7785.30226" calcext:value-type="float">
            <text:p>1442777785.3022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6.4745633602142" calcext:value-type="float">
            <text:p>36.4745633602</text:p>
          </table:table-cell>
          <table:table-cell table:formula="of:=[.C180]/([.D180]-[.D179])" office:value-type="float" office:value="1032839.17685196" calcext:value-type="float">
            <text:p>1032839.17685196</text:p>
          </table:table-cell>
          <table:table-cell/>
          <table:table-cell office:value-type="float" office:value="1442777786.32676" calcext:value-type="float">
            <text:p>1442777786.32676</text:p>
          </table:table-cell>
          <table:table-cell table:formula="of:=[.C180]/([.G180]-[.G179])" office:value-type="float" office:value="1033913.71348089" calcext:value-type="float">
            <text:p>1033913.71348089</text:p>
          </table:table-cell>
          <table:table-cell table:formula="of:=[.G180]-[.B180]" office:value-type="float" office:value="1.02449679374695" calcext:value-type="float">
            <text:p>1.024496793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7785.36603" calcext:value-type="float">
            <text:p>1442777785.3660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6.5383324623108" calcext:value-type="float">
            <text:p>36.5383324623</text:p>
          </table:table-cell>
          <table:table-cell table:formula="of:=[.C181]/([.D181]-[.D180])" office:value-type="float" office:value="1029213.17444021" calcext:value-type="float">
            <text:p>1029213.17444021</text:p>
          </table:table-cell>
          <table:table-cell/>
          <table:table-cell office:value-type="float" office:value="1442777786.39044" calcext:value-type="float">
            <text:p>1442777786.39044</text:p>
          </table:table-cell>
          <table:table-cell table:formula="of:=[.C181]/([.G181]-[.G180])" office:value-type="float" office:value="1030665.91833464" calcext:value-type="float">
            <text:p>1030665.91833464</text:p>
          </table:table-cell>
          <table:table-cell table:formula="of:=[.G181]-[.B181]" office:value-type="float" office:value="1.02440690994263" calcext:value-type="float">
            <text:p>1.0244069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7785.42962" calcext:value-type="float">
            <text:p>1442777785.42962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6.6019229888916" calcext:value-type="float">
            <text:p>36.6019229889</text:p>
          </table:table-cell>
          <table:table-cell table:formula="of:=[.C182]/([.D182]-[.D181])" office:value-type="float" office:value="1032103.42057154" calcext:value-type="float">
            <text:p>1032103.42057154</text:p>
          </table:table-cell>
          <table:table-cell/>
          <table:table-cell office:value-type="float" office:value="1442777786.45128" calcext:value-type="float">
            <text:p>1442777786.45128</text:p>
          </table:table-cell>
          <table:table-cell table:formula="of:=[.C182]/([.G182]-[.G181])" office:value-type="float" office:value="1078706.71497482" calcext:value-type="float">
            <text:p>1078706.71497482</text:p>
          </table:table-cell>
          <table:table-cell table:formula="of:=[.G182]-[.B182]" office:value-type="float" office:value="1.02165961265564" calcext:value-type="float">
            <text:p>1.021659612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7785.4933" calcext:value-type="float">
            <text:p>1442777785.4933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6.6655962467194" calcext:value-type="float">
            <text:p>36.6655962467</text:p>
          </table:table-cell>
          <table:table-cell table:formula="of:=[.C183]/([.D183]-[.D182])" office:value-type="float" office:value="1030762.39914628" calcext:value-type="float">
            <text:p>1030762.39914628</text:p>
          </table:table-cell>
          <table:table-cell/>
          <table:table-cell office:value-type="float" office:value="1442777786.5721" calcext:value-type="float">
            <text:p>1442777786.5721</text:p>
          </table:table-cell>
          <table:table-cell table:formula="of:=[.C183]/([.G183]-[.G182])" office:value-type="float" office:value="543225.404395049" calcext:value-type="float">
            <text:p>543225.404395049</text:p>
          </table:table-cell>
          <table:table-cell table:formula="of:=[.G183]-[.B183]" office:value-type="float" office:value="1.07880544662476" calcext:value-type="float">
            <text:p>1.078805446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7785.55702" calcext:value-type="float">
            <text:p>1442777785.55702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6.7293171882629" calcext:value-type="float">
            <text:p>36.7293171883</text:p>
          </table:table-cell>
          <table:table-cell table:formula="of:=[.C184]/([.D184]-[.D183])" office:value-type="float" office:value="1029991.05804351" calcext:value-type="float">
            <text:p>1029991.05804351</text:p>
          </table:table-cell>
          <table:table-cell/>
          <table:table-cell office:value-type="float" office:value="1442777786.63292" calcext:value-type="float">
            <text:p>1442777786.63292</text:p>
          </table:table-cell>
          <table:table-cell table:formula="of:=[.C184]/([.G184]-[.G183])" office:value-type="float" office:value="1079205.73053627" calcext:value-type="float">
            <text:p>1079205.73053627</text:p>
          </table:table-cell>
          <table:table-cell table:formula="of:=[.G184]-[.B184]" office:value-type="float" office:value="1.07589960098267" calcext:value-type="float">
            <text:p>1.07589960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7785.62075" calcext:value-type="float">
            <text:p>1442777785.62075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6.7930490970612" calcext:value-type="float">
            <text:p>36.7930490971</text:p>
          </table:table-cell>
          <table:table-cell table:formula="of:=[.C185]/([.D185]-[.D184])" office:value-type="float" office:value="1029813.81285469" calcext:value-type="float">
            <text:p>1029813.81285469</text:p>
          </table:table-cell>
          <table:table-cell/>
          <table:table-cell office:value-type="float" office:value="1442777786.69368" calcext:value-type="float">
            <text:p>1442777786.69368</text:p>
          </table:table-cell>
          <table:table-cell table:formula="of:=[.C185]/([.G185]-[.G184])" office:value-type="float" office:value="1080141.57064381" calcext:value-type="float">
            <text:p>1080141.57064381</text:p>
          </table:table-cell>
          <table:table-cell table:formula="of:=[.G185]-[.B185]" office:value-type="float" office:value="1.07293009757996" calcext:value-type="float">
            <text:p>1.072930097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7785.6844" calcext:value-type="float">
            <text:p>1442777785.684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6.8566961288452" calcext:value-type="float">
            <text:p>36.8566961288</text:p>
          </table:table-cell>
          <table:table-cell table:formula="of:=[.C186]/([.D186]-[.D185])" office:value-type="float" office:value="1031187.12939634" calcext:value-type="float">
            <text:p>1031187.12939634</text:p>
          </table:table-cell>
          <table:table-cell/>
          <table:table-cell office:value-type="float" office:value="1442777786.75461" calcext:value-type="float">
            <text:p>1442777786.75461</text:p>
          </table:table-cell>
          <table:table-cell table:formula="of:=[.C186]/([.G186]-[.G185])" office:value-type="float" office:value="1077098.63261026" calcext:value-type="float">
            <text:p>1077098.63261026</text:p>
          </table:table-cell>
          <table:table-cell table:formula="of:=[.G186]-[.B186]" office:value-type="float" office:value="1.07021713256836" calcext:value-type="float">
            <text:p>1.070217132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7785.74806" calcext:value-type="float">
            <text:p>1442777785.74806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6.9203593730926" calcext:value-type="float">
            <text:p>36.9203593731</text:p>
          </table:table-cell>
          <table:table-cell table:formula="of:=[.C187]/([.D187]-[.D186])" office:value-type="float" office:value="1030924.52758002" calcext:value-type="float">
            <text:p>1030924.52758002</text:p>
          </table:table-cell>
          <table:table-cell/>
          <table:table-cell office:value-type="float" office:value="1442777786.83368" calcext:value-type="float">
            <text:p>1442777786.83368</text:p>
          </table:table-cell>
          <table:table-cell table:formula="of:=[.C187]/([.G187]-[.G186])" office:value-type="float" office:value="830080.903558473" calcext:value-type="float">
            <text:p>830080.903558473</text:p>
          </table:table-cell>
          <table:table-cell table:formula="of:=[.G187]-[.B187]" office:value-type="float" office:value="1.08562088012695" calcext:value-type="float">
            <text:p>1.085620880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7785.81176" calcext:value-type="float">
            <text:p>1442777785.8117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6.9840610027313" calcext:value-type="float">
            <text:p>36.9840610027</text:p>
          </table:table-cell>
          <table:table-cell table:formula="of:=[.C188]/([.D188]-[.D187])" office:value-type="float" office:value="1030303.31205461" calcext:value-type="float">
            <text:p>1030303.31205461</text:p>
          </table:table-cell>
          <table:table-cell/>
          <table:table-cell office:value-type="float" office:value="1442777786.93606" calcext:value-type="float">
            <text:p>1442777786.93606</text:p>
          </table:table-cell>
          <table:table-cell table:formula="of:=[.C188]/([.G188]-[.G187])" office:value-type="float" office:value="641080.389025643" calcext:value-type="float">
            <text:p>641080.389025643</text:p>
          </table:table-cell>
          <table:table-cell table:formula="of:=[.G188]-[.B188]" office:value-type="float" office:value="1.12429642677307" calcext:value-type="float">
            <text:p>1.12429642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7785.87538" calcext:value-type="float">
            <text:p>1442777785.87538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7.0476846694946" calcext:value-type="float">
            <text:p>37.0476846695</text:p>
          </table:table-cell>
          <table:table-cell table:formula="of:=[.C189]/([.D189]-[.D188])" office:value-type="float" office:value="1031565.82037571" calcext:value-type="float">
            <text:p>1031565.82037571</text:p>
          </table:table-cell>
          <table:table-cell/>
          <table:table-cell office:value-type="float" office:value="1442777786.99677" calcext:value-type="float">
            <text:p>1442777786.99677</text:p>
          </table:table-cell>
          <table:table-cell table:formula="of:=[.C189]/([.G189]-[.G188])" office:value-type="float" office:value="1081096.01787685" calcext:value-type="float">
            <text:p>1081096.01787685</text:p>
          </table:table-cell>
          <table:table-cell table:formula="of:=[.G189]-[.B189]" office:value-type="float" office:value="1.12138152122498" calcext:value-type="float">
            <text:p>1.121381521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7785.93908" calcext:value-type="float">
            <text:p>1442777785.9390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7.1113786697388" calcext:value-type="float">
            <text:p>37.1113786697</text:p>
          </table:table-cell>
          <table:table-cell table:formula="of:=[.C190]/([.D190]-[.D189])" office:value-type="float" office:value="1030426.72384261" calcext:value-type="float">
            <text:p>1030426.72384261</text:p>
          </table:table-cell>
          <table:table-cell/>
          <table:table-cell office:value-type="float" office:value="1442777790.02272" calcext:value-type="float">
            <text:p>1442777790.02272</text:p>
          </table:table-cell>
          <table:table-cell table:formula="of:=[.C190]/([.G190]-[.G189])" office:value-type="float" office:value="21689.7005119225" calcext:value-type="float">
            <text:p>21689.7005119225</text:p>
          </table:table-cell>
          <table:table-cell table:formula="of:=[.G190]-[.B190]" office:value-type="float" office:value="4.0836398601532" calcext:value-type="float">
            <text:p>4.083639860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7786.0027" calcext:value-type="float">
            <text:p>1442777786.0027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7.1750032901764" calcext:value-type="float">
            <text:p>37.1750032902</text:p>
          </table:table-cell>
          <table:table-cell table:formula="of:=[.C191]/([.D191]-[.D190])" office:value-type="float" office:value="1031550.35815649" calcext:value-type="float">
            <text:p>1031550.35815649</text:p>
          </table:table-cell>
          <table:table-cell/>
          <table:table-cell office:value-type="float" office:value="1442777790.05025" calcext:value-type="float">
            <text:p>1442777790.05025</text:p>
          </table:table-cell>
          <table:table-cell table:formula="of:=[.C191]/([.G191]-[.G190])" office:value-type="float" office:value="2383897.46809266" calcext:value-type="float">
            <text:p>2383897.46809266</text:p>
          </table:table-cell>
          <table:table-cell table:formula="of:=[.G191]-[.B191]" office:value-type="float" office:value="4.04754662513733" calcext:value-type="float">
            <text:p>4.047546625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7786.06337" calcext:value-type="float">
            <text:p>1442777786.06337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7.2356667518616" calcext:value-type="float">
            <text:p>37.2356667519</text:p>
          </table:table-cell>
          <table:table-cell table:formula="of:=[.C192]/([.D192]-[.D191])" office:value-type="float" office:value="1081903.31011118" calcext:value-type="float">
            <text:p>1081903.31011118</text:p>
          </table:table-cell>
          <table:table-cell/>
          <table:table-cell office:value-type="float" office:value="1442777790.07776" calcext:value-type="float">
            <text:p>1442777790.07776</text:p>
          </table:table-cell>
          <table:table-cell table:formula="of:=[.C192]/([.G192]-[.G191])" office:value-type="float" office:value="2386046.4079188" calcext:value-type="float">
            <text:p>2386046.4079188</text:p>
          </table:table-cell>
          <table:table-cell table:formula="of:=[.G192]-[.B192]" office:value-type="float" office:value="4.01438975334168" calcext:value-type="float">
            <text:p>4.014389753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7786.12412" calcext:value-type="float">
            <text:p>1442777786.12412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7.2964191436768" calcext:value-type="float">
            <text:p>37.2964191437</text:p>
          </table:table-cell>
          <table:table-cell table:formula="of:=[.C193]/([.D193]-[.D192])" office:value-type="float" office:value="1080319.60617548" calcext:value-type="float">
            <text:p>1080319.60617548</text:p>
          </table:table-cell>
          <table:table-cell/>
          <table:table-cell office:value-type="float" office:value="1442777790.10528" calcext:value-type="float">
            <text:p>1442777790.10528</text:p>
          </table:table-cell>
          <table:table-cell table:formula="of:=[.C193]/([.G193]-[.G192])" office:value-type="float" office:value="2384620.23672904" calcext:value-type="float">
            <text:p>2384620.23672904</text:p>
          </table:table-cell>
          <table:table-cell table:formula="of:=[.G193]-[.B193]" office:value-type="float" office:value="3.98116040229797" calcext:value-type="float">
            <text:p>3.981160402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7786.18482" calcext:value-type="float">
            <text:p>1442777786.18482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7.3571202754974" calcext:value-type="float">
            <text:p>37.3571202755</text:p>
          </table:table-cell>
          <table:table-cell table:formula="of:=[.C194]/([.D194]-[.D193])" office:value-type="float" office:value="1081231.89850706" calcext:value-type="float">
            <text:p>1081231.89850706</text:p>
          </table:table-cell>
          <table:table-cell/>
          <table:table-cell office:value-type="float" office:value="1442777790.1328" calcext:value-type="float">
            <text:p>1442777790.1328</text:p>
          </table:table-cell>
          <table:table-cell table:formula="of:=[.C194]/([.G194]-[.G193])" office:value-type="float" office:value="2384909.46691387" calcext:value-type="float">
            <text:p>2384909.46691387</text:p>
          </table:table-cell>
          <table:table-cell table:formula="of:=[.G194]-[.B194]" office:value-type="float" office:value="3.94797897338867" calcext:value-type="float">
            <text:p>3.947978973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7786.24547" calcext:value-type="float">
            <text:p>1442777786.24547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7.4177703857422" calcext:value-type="float">
            <text:p>37.4177703857</text:p>
          </table:table-cell>
          <table:table-cell table:formula="of:=[.C195]/([.D195]-[.D194])" office:value-type="float" office:value="1082141.47897085" calcext:value-type="float">
            <text:p>1082141.47897085</text:p>
          </table:table-cell>
          <table:table-cell/>
          <table:table-cell office:value-type="float" office:value="1442777790.16032" calcext:value-type="float">
            <text:p>1442777790.16032</text:p>
          </table:table-cell>
          <table:table-cell table:formula="of:=[.C195]/([.G195]-[.G194])" office:value-type="float" office:value="2384971.45393899" calcext:value-type="float">
            <text:p>2384971.45393899</text:p>
          </table:table-cell>
          <table:table-cell table:formula="of:=[.G195]-[.B195]" office:value-type="float" office:value="3.91484785079956" calcext:value-type="float">
            <text:p>3.91484785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7786.30615" calcext:value-type="float">
            <text:p>1442777786.30615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7.4784541130066" calcext:value-type="float">
            <text:p>37.478454113</text:p>
          </table:table-cell>
          <table:table-cell table:formula="of:=[.C196]/([.D196]-[.D195])" office:value-type="float" office:value="1081542.00407031" calcext:value-type="float">
            <text:p>1081542.00407031</text:p>
          </table:table-cell>
          <table:table-cell/>
          <table:table-cell office:value-type="float" office:value="1442777790.18786" calcext:value-type="float">
            <text:p>1442777790.18786</text:p>
          </table:table-cell>
          <table:table-cell table:formula="of:=[.C196]/([.G196]-[.G195])" office:value-type="float" office:value="2382556.34523109" calcext:value-type="float">
            <text:p>2382556.34523109</text:p>
          </table:table-cell>
          <table:table-cell table:formula="of:=[.G196]-[.B196]" office:value-type="float" office:value="3.88171100616455" calcext:value-type="float">
            <text:p>3.881711006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7786.36686" calcext:value-type="float">
            <text:p>1442777786.36686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7.5391628742218" calcext:value-type="float">
            <text:p>37.5391628742</text:p>
          </table:table-cell>
          <table:table-cell table:formula="of:=[.C197]/([.D197]-[.D196])" office:value-type="float" office:value="1081096.01787685" calcext:value-type="float">
            <text:p>1081096.01787685</text:p>
          </table:table-cell>
          <table:table-cell/>
          <table:table-cell office:value-type="float" office:value="1442777790.2154" calcext:value-type="float">
            <text:p>1442777790.2154</text:p>
          </table:table-cell>
          <table:table-cell table:formula="of:=[.C197]/([.G197]-[.G196])" office:value-type="float" office:value="2383402.10848579" calcext:value-type="float">
            <text:p>2383402.10848579</text:p>
          </table:table-cell>
          <table:table-cell table:formula="of:=[.G197]-[.B197]" office:value-type="float" office:value="3.84853935241699" calcext:value-type="float">
            <text:p>3.848539352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7786.4275" calcext:value-type="float">
            <text:p>1442777786.4275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7.5998024940491" calcext:value-type="float">
            <text:p>37.599802494</text:p>
          </table:table-cell>
          <table:table-cell table:formula="of:=[.C198]/([.D198]-[.D197])" office:value-type="float" office:value="1082328.68522181" calcext:value-type="float">
            <text:p>1082328.68522181</text:p>
          </table:table-cell>
          <table:table-cell/>
          <table:table-cell office:value-type="float" office:value="1442777790.24293" calcext:value-type="float">
            <text:p>1442777790.24293</text:p>
          </table:table-cell>
          <table:table-cell table:formula="of:=[.C198]/([.G198]-[.G197])" office:value-type="float" office:value="2384000.69392916" calcext:value-type="float">
            <text:p>2384000.69392916</text:p>
          </table:table-cell>
          <table:table-cell table:formula="of:=[.G198]-[.B198]" office:value-type="float" office:value="3.81542992591858" calcext:value-type="float">
            <text:p>3.815429925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7786.48813" calcext:value-type="float">
            <text:p>1442777786.48813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7.6604335308075" calcext:value-type="float">
            <text:p>37.6604335308</text:p>
          </table:table-cell>
          <table:table-cell table:formula="of:=[.C199]/([.D199]-[.D198])" office:value-type="float" office:value="1082481.90215686" calcext:value-type="float">
            <text:p>1082481.90215686</text:p>
          </table:table-cell>
          <table:table-cell/>
          <table:table-cell office:value-type="float" office:value="1442777790.27047" calcext:value-type="float">
            <text:p>1442777790.27047</text:p>
          </table:table-cell>
          <table:table-cell table:formula="of:=[.C199]/([.G199]-[.G198])" office:value-type="float" office:value="2383505.29142639" calcext:value-type="float">
            <text:p>2383505.29142639</text:p>
          </table:table-cell>
          <table:table-cell table:formula="of:=[.G199]-[.B199]" office:value-type="float" office:value="3.78233480453491" calcext:value-type="float">
            <text:p>3.782334804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7786.54874" calcext:value-type="float">
            <text:p>1442777786.54874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7.7210364341736" calcext:value-type="float">
            <text:p>37.7210364342</text:p>
          </table:table-cell>
          <table:table-cell table:formula="of:=[.C200]/([.D200]-[.D199])" office:value-type="float" office:value="1082984.41748791" calcext:value-type="float">
            <text:p>1082984.41748791</text:p>
          </table:table-cell>
          <table:table-cell/>
          <table:table-cell office:value-type="float" office:value="1442777790.29799" calcext:value-type="float">
            <text:p>1442777790.29799</text:p>
          </table:table-cell>
          <table:table-cell table:formula="of:=[.C200]/([.G200]-[.G199])" office:value-type="float" office:value="2384454.99383272" calcext:value-type="float">
            <text:p>2384454.99383272</text:p>
          </table:table-cell>
          <table:table-cell table:formula="of:=[.G200]-[.B200]" office:value-type="float" office:value="3.74925684928894" calcext:value-type="float">
            <text:p>3.74925684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7786.60937" calcext:value-type="float">
            <text:p>1442777786.60937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7.7816751003265" calcext:value-type="float">
            <text:p>37.7816751003</text:p>
          </table:table-cell>
          <table:table-cell table:formula="of:=[.C201]/([.D201]-[.D200])" office:value-type="float" office:value="1082345.70718378" calcext:value-type="float">
            <text:p>1082345.70718378</text:p>
          </table:table-cell>
          <table:table-cell/>
          <table:table-cell office:value-type="float" office:value="1442777790.32551" calcext:value-type="float">
            <text:p>1442777790.32551</text:p>
          </table:table-cell>
          <table:table-cell table:formula="of:=[.C201]/([.G201]-[.G200])" office:value-type="float" office:value="2384764.84305181" calcext:value-type="float">
            <text:p>2384764.84305181</text:p>
          </table:table-cell>
          <table:table-cell table:formula="of:=[.G201]-[.B201]" office:value-type="float" office:value="3.71613955497742" calcext:value-type="float">
            <text:p>3.7161395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7786.67007" calcext:value-type="float">
            <text:p>1442777786.6700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7.8423674106598" calcext:value-type="float">
            <text:p>37.8423674107</text:p>
          </table:table-cell>
          <table:table-cell table:formula="of:=[.C202]/([.D202]-[.D201])" office:value-type="float" office:value="1081389.05307155" calcext:value-type="float">
            <text:p>1081389.05307155</text:p>
          </table:table-cell>
          <table:table-cell/>
          <table:table-cell office:value-type="float" office:value="1442777790.35303" calcext:value-type="float">
            <text:p>1442777790.35303</text:p>
          </table:table-cell>
          <table:table-cell table:formula="of:=[.C202]/([.G202]-[.G201])" office:value-type="float" office:value="2385116.10286269" calcext:value-type="float">
            <text:p>2385116.10286269</text:p>
          </table:table-cell>
          <table:table-cell table:formula="of:=[.G202]-[.B202]" office:value-type="float" office:value="3.68296456336975" calcext:value-type="float">
            <text:p>3.682964563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7786.73079" calcext:value-type="float">
            <text:p>1442777786.73079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7.903092622757" calcext:value-type="float">
            <text:p>37.9030926228</text:p>
          </table:table-cell>
          <table:table-cell table:formula="of:=[.C203]/([.D203]-[.D202])" office:value-type="float" office:value="1080803.14145269" calcext:value-type="float">
            <text:p>1080803.14145269</text:p>
          </table:table-cell>
          <table:table-cell/>
          <table:table-cell office:value-type="float" office:value="1442777790.38054" calcext:value-type="float">
            <text:p>1442777790.38054</text:p>
          </table:table-cell>
          <table:table-cell table:formula="of:=[.C203]/([.G203]-[.G202])" office:value-type="float" office:value="2386025.72658877" calcext:value-type="float">
            <text:p>2386025.72658877</text:p>
          </table:table-cell>
          <table:table-cell table:formula="of:=[.G203]-[.B203]" office:value-type="float" office:value="3.64974617958069" calcext:value-type="float">
            <text:p>3.64974617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7786.79149" calcext:value-type="float">
            <text:p>1442777786.79149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7.9637930393219" calcext:value-type="float">
            <text:p>37.9637930393</text:p>
          </table:table-cell>
          <table:table-cell table:formula="of:=[.C204]/([.D204]-[.D203])" office:value-type="float" office:value="1081244.63906739" calcext:value-type="float">
            <text:p>1081244.63906739</text:p>
          </table:table-cell>
          <table:table-cell/>
          <table:table-cell office:value-type="float" office:value="1442777790.40804" calcext:value-type="float">
            <text:p>1442777790.40804</text:p>
          </table:table-cell>
          <table:table-cell table:formula="of:=[.C204]/([.G204]-[.G203])" office:value-type="float" office:value="2386439.42131909" calcext:value-type="float">
            <text:p>2386439.42131909</text:p>
          </table:table-cell>
          <table:table-cell table:formula="of:=[.G204]-[.B204]" office:value-type="float" office:value="3.61654782295227" calcext:value-type="float">
            <text:p>3.61654782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7786.85226" calcext:value-type="float">
            <text:p>1442777786.8522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8.0245590209961" calcext:value-type="float">
            <text:p>38.024559021</text:p>
          </table:table-cell>
          <table:table-cell table:formula="of:=[.C205]/([.D205]-[.D204])" office:value-type="float" office:value="1080078.00074548" calcext:value-type="float">
            <text:p>1080078.00074548</text:p>
          </table:table-cell>
          <table:table-cell/>
          <table:table-cell office:value-type="float" office:value="1442777790.43557" calcext:value-type="float">
            <text:p>1442777790.43557</text:p>
          </table:table-cell>
          <table:table-cell table:formula="of:=[.C205]/([.G205]-[.G204])" office:value-type="float" office:value="2383670.40271548" calcext:value-type="float">
            <text:p>2383670.40271548</text:p>
          </table:table-cell>
          <table:table-cell table:formula="of:=[.G205]-[.B205]" office:value-type="float" office:value="3.5833158493042" calcext:value-type="float">
            <text:p>3.583315849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7786.91303" calcext:value-type="float">
            <text:p>1442777786.91303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8.0853309631348" calcext:value-type="float">
            <text:p>38.0853309631</text:p>
          </table:table-cell>
          <table:table-cell table:formula="of:=[.C206]/([.D206]-[.D205])" office:value-type="float" office:value="1079972.06754127" calcext:value-type="float">
            <text:p>1079972.06754127</text:p>
          </table:table-cell>
          <table:table-cell/>
          <table:table-cell office:value-type="float" office:value="1442777790.46308" calcext:value-type="float">
            <text:p>1442777790.46308</text:p>
          </table:table-cell>
          <table:table-cell table:formula="of:=[.C206]/([.G206]-[.G205])" office:value-type="float" office:value="2385798.25561825" calcext:value-type="float">
            <text:p>2385798.25561825</text:p>
          </table:table-cell>
          <table:table-cell table:formula="of:=[.G206]-[.B206]" office:value-type="float" office:value="3.550053358078" calcext:value-type="float">
            <text:p>3.550053358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7786.97375" calcext:value-type="float">
            <text:p>1442777786.97375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8.1460506916046" calcext:value-type="float">
            <text:p>38.1460506916</text:p>
          </table:table-cell>
          <table:table-cell table:formula="of:=[.C207]/([.D207]-[.D206])" office:value-type="float" office:value="1080900.7492942" calcext:value-type="float">
            <text:p>1080900.7492942</text:p>
          </table:table-cell>
          <table:table-cell/>
          <table:table-cell office:value-type="float" office:value="1442777790.49056" calcext:value-type="float">
            <text:p>1442777790.49056</text:p>
          </table:table-cell>
          <table:table-cell table:formula="of:=[.C207]/([.G207]-[.G206])" office:value-type="float" office:value="2388261.38367574" calcext:value-type="float">
            <text:p>2388261.38367574</text:p>
          </table:table-cell>
          <table:table-cell table:formula="of:=[.G207]-[.B207]" office:value-type="float" office:value="3.51681470870972" calcext:value-type="float">
            <text:p>3.516814708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7800.04639" calcext:value-type="float">
            <text:p>1442777800.04639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51.2186937332153" calcext:value-type="float">
            <text:p>51.2186937332</text:p>
          </table:table-cell>
          <table:table-cell table:formula="of:=[.C208]/([.D208]-[.D207])" office:value-type="float" office:value="5020.56086065311" calcext:value-type="float">
            <text:p>5020.5608606531</text:p>
          </table:table-cell>
          <table:table-cell/>
          <table:table-cell office:value-type="float" office:value="1442777800.43757" calcext:value-type="float">
            <text:p>1442777800.43757</text:p>
          </table:table-cell>
          <table:table-cell table:formula="of:=[.C208]/([.G208]-[.G207])" office:value-type="float" office:value="6598.16933598602" calcext:value-type="float">
            <text:p>6598.169335986</text:p>
          </table:table-cell>
          <table:table-cell table:formula="of:=[.G208]-[.B208]" office:value-type="float" office:value="0.391173124313354" calcext:value-type="float">
            <text:p>0.3911731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4:43:43.452462014</dc:date>
    <meta:editing-duration>PT6M24S</meta:editing-duration>
    <meta:editing-cycles>2</meta:editing-cycles>
    <meta:generator>LibreOffice/4.4.2.2$Linux_X86_64 LibreOffice_project/40m0$Build-2</meta:generator>
    <meta:document-statistic meta:table-count="1" meta:cell-count="1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365cm" svg:height="10.951cm" xlink:href=".." xlink:type="simple" chart:class="chart:scatter" chart:style-name="ch1">
        <chart:legend chart:legend-position="end" svg:x="19.978cm" svg:y="5.176cm" style:legend-expansion="high" chart:style-name="ch2"/>
        <chart:plot-area chart:style-name="ch3" table:cell-range-address="'source_1.sender_i.routed_msg_pub.network'.D1:'source_1.sender_i.routed_msg_pub.network'.E208" chart:data-source-has-labels="row" svg:x="0.487cm" svg:y="0.219cm" svg:width="19.004cm" svg:height="10.513cm">
          <chartooo:coordinate-region svg:x="1.849cm" svg:y="0.418cm" svg:width="17.27cm" svg:height="9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208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553763389587">
                <text:p>11.2553763389587</text:p>
              </table:table-cell>
              <table:table-cell office:value-type="float" office:value="5831.16885863914">
                <text:p>5831.16885863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37943315506">
                <text:p>11.337943315506</text:p>
              </table:table-cell>
              <table:table-cell office:value-type="float" office:value="794894.069573303">
                <text:p>794894.06957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203307628632">
                <text:p>11.4203307628632</text:p>
              </table:table-cell>
              <table:table-cell office:value-type="float" office:value="796626.210731628">
                <text:p>796626.210731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027103424072">
                <text:p>11.5027103424072</text:p>
              </table:table-cell>
              <table:table-cell office:value-type="float" office:value="796702.293981622">
                <text:p>796702.293981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51233005524">
                <text:p>11.5851233005524</text:p>
              </table:table-cell>
              <table:table-cell office:value-type="float" office:value="796379.616472596">
                <text:p>796379.616472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675705909729">
                <text:p>11.6675705909729</text:p>
              </table:table-cell>
              <table:table-cell office:value-type="float" office:value="796047.992180655">
                <text:p>796047.992180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499847412109">
                <text:p>11.7499847412109</text:p>
              </table:table-cell>
              <table:table-cell office:value-type="float" office:value="796368.09710996">
                <text:p>796368.09710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323259353638">
                <text:p>11.8323259353638</text:p>
              </table:table-cell>
              <table:table-cell office:value-type="float" office:value="797073.69652888">
                <text:p>797073.69652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146413803101">
                <text:p>11.9146413803101</text:p>
              </table:table-cell>
              <table:table-cell office:value-type="float" office:value="797323.030238432">
                <text:p>797323.030238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969334602356">
                <text:p>11.9969334602356</text:p>
              </table:table-cell>
              <table:table-cell office:value-type="float" office:value="797549.412524119">
                <text:p>797549.412524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793285369873">
                <text:p>12.0793285369873</text:p>
              </table:table-cell>
              <table:table-cell office:value-type="float" office:value="796552.44691108">
                <text:p>796552.44691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61744594574">
                <text:p>12.161744594574</text:p>
              </table:table-cell>
              <table:table-cell office:value-type="float" office:value="796349.666822881">
                <text:p>796349.666822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402911186218">
                <text:p>12.2402911186218</text:p>
              </table:table-cell>
              <table:table-cell office:value-type="float" office:value="835581.215026347">
                <text:p>835581.21502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188564777374">
                <text:p>12.3188564777374</text:p>
              </table:table-cell>
              <table:table-cell office:value-type="float" office:value="835380.894821972">
                <text:p>835380.894821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97392988205">
                <text:p>12.397392988205</text:p>
              </table:table-cell>
              <table:table-cell office:value-type="float" office:value="835687.753495686">
                <text:p>835687.753495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4759583473206">
                <text:p>12.4759583473206</text:p>
              </table:table-cell>
              <table:table-cell office:value-type="float" office:value="835380.894821972">
                <text:p>835380.894821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533964633942">
                <text:p>12.5533964633942</text:p>
              </table:table-cell>
              <table:table-cell office:value-type="float" office:value="847541.27976995">
                <text:p>847541.27976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319279670715">
                <text:p>12.6319279670715</text:p>
              </table:table-cell>
              <table:table-cell office:value-type="float" office:value="835741.032918925">
                <text:p>835741.032918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105159759521">
                <text:p>12.7105159759521</text:p>
              </table:table-cell>
              <table:table-cell office:value-type="float" office:value="835140.130598079">
                <text:p>835140.130598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7891237735748">
                <text:p>12.7891237735748</text:p>
              </table:table-cell>
              <table:table-cell office:value-type="float" office:value="834929.892261264">
                <text:p>834929.892261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8677549362183">
                <text:p>12.8677549362183</text:p>
              </table:table-cell>
              <table:table-cell office:value-type="float" office:value="834681.795277787">
                <text:p>834681.795277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463210105896">
                <text:p>12.9463210105896</text:p>
              </table:table-cell>
              <table:table-cell office:value-type="float" office:value="835373.289618548">
                <text:p>835373.289618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248763561249">
                <text:p>13.0248763561249</text:p>
              </table:table-cell>
              <table:table-cell office:value-type="float" office:value="835487.382211633">
                <text:p>835487.382211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102379322052">
                <text:p>13.102379322052</text:p>
              </table:table-cell>
              <table:table-cell office:value-type="float" office:value="846832.107841056">
                <text:p>846832.107841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1788620948792">
                <text:p>13.1788620948792</text:p>
              </table:table-cell>
              <table:table-cell office:value-type="float" office:value="858127.883887379">
                <text:p>858127.883887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432491779327">
                <text:p>13.2432491779327</text:p>
              </table:table-cell>
              <table:table-cell office:value-type="float" office:value="1019334.88655442">
                <text:p>1019334.88655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3076512813568">
                <text:p>13.3076512813568</text:p>
              </table:table-cell>
              <table:table-cell office:value-type="float" office:value="1019097.14916963">
                <text:p>1019097.14916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720581531525">
                <text:p>13.3720581531525</text:p>
              </table:table-cell>
              <table:table-cell office:value-type="float" office:value="1019021.7001725">
                <text:p>1019021.70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365622997284">
                <text:p>13.4365622997284</text:p>
              </table:table-cell>
              <table:table-cell office:value-type="float" office:value="1017484.97552393">
                <text:p>1017484.97552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009868144989">
                <text:p>13.5009868144989</text:p>
              </table:table-cell>
              <table:table-cell office:value-type="float" office:value="1018742.63599491">
                <text:p>1018742.63599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653913021088">
                <text:p>13.5653913021088</text:p>
              </table:table-cell>
              <table:table-cell office:value-type="float" office:value="1019059.42327455">
                <text:p>1019059.42327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6297807693481">
                <text:p>13.6297807693481</text:p>
              </table:table-cell>
              <table:table-cell office:value-type="float" office:value="1019297.14305603">
                <text:p>1019297.14305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6942620277405">
                <text:p>13.6942620277405</text:p>
              </table:table-cell>
              <table:table-cell office:value-type="float" office:value="1017846.14066717">
                <text:p>1017846.14066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7586476802826">
                <text:p>13.7586476802826</text:p>
              </table:table-cell>
              <table:table-cell office:value-type="float" office:value="1019357.53399518">
                <text:p>1019357.53399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229885101318">
                <text:p>13.8229885101318</text:p>
              </table:table-cell>
              <table:table-cell office:value-type="float" office:value="1020067.66393567">
                <text:p>1020067.66393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873925209045">
                <text:p>13.8873925209045</text:p>
              </table:table-cell>
              <table:table-cell office:value-type="float" office:value="1019066.96823011">
                <text:p>1019066.96823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9517843723297">
                <text:p>13.9517843723297</text:p>
              </table:table-cell>
              <table:table-cell office:value-type="float" office:value="1019259.40235265">
                <text:p>1019259.40235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161728858948">
                <text:p>14.0161728858948</text:p>
              </table:table-cell>
              <table:table-cell office:value-type="float" office:value="1019312.24011997">
                <text:p>1019312.24011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0805547237396">
                <text:p>14.0805547237396</text:p>
              </table:table-cell>
              <table:table-cell office:value-type="float" office:value="1019417.93209079">
                <text:p>1019417.93209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1450200080872">
                <text:p>14.1450200080872</text:p>
              </table:table-cell>
              <table:table-cell office:value-type="float" office:value="1018098.35579373">
                <text:p>1018098.35579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2105791568756">
                <text:p>14.2105791568756</text:p>
              </table:table-cell>
              <table:table-cell office:value-type="float" office:value="1001111.22875898">
                <text:p>1001111.22875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771255970001">
                <text:p>14.2771255970001</text:p>
              </table:table-cell>
              <table:table-cell office:value-type="float" office:value="986258.616947792">
                <text:p>986258.616947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436751365662">
                <text:p>14.3436751365662</text:p>
              </table:table-cell>
              <table:table-cell office:value-type="float" office:value="986212.683483264">
                <text:p>986212.683483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101815223694">
                <text:p>14.4101815223694</text:p>
              </table:table-cell>
              <table:table-cell office:value-type="float" office:value="986852.603811463">
                <text:p>986852.603811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767024517059">
                <text:p>14.4767024517059</text:p>
              </table:table-cell>
              <table:table-cell office:value-type="float" office:value="986636.847298833">
                <text:p>986636.847298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431871414185">
                <text:p>14.5431871414185</text:p>
              </table:table-cell>
              <table:table-cell office:value-type="float" office:value="987174.645527995">
                <text:p>987174.645527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96775531769">
                <text:p>14.6096775531769</text:p>
              </table:table-cell>
              <table:table-cell office:value-type="float" office:value="987089.69104385">
                <text:p>987089.69104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761956214905">
                <text:p>14.6761956214905</text:p>
              </table:table-cell>
              <table:table-cell office:value-type="float" office:value="986679.283748571">
                <text:p>986679.283748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427484989166">
                <text:p>14.7427484989166</text:p>
              </table:table-cell>
              <table:table-cell office:value-type="float" office:value="986163.221459969">
                <text:p>986163.221459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093066215515">
                <text:p>14.8093066215515</text:p>
              </table:table-cell>
              <table:table-cell office:value-type="float" office:value="986085.5054466">
                <text:p>986085.5054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8758516311646">
                <text:p>14.8758516311646</text:p>
              </table:table-cell>
              <table:table-cell office:value-type="float" office:value="986279.818451507">
                <text:p>986279.818451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423997402191">
                <text:p>14.9423997402191</text:p>
              </table:table-cell>
              <table:table-cell office:value-type="float" office:value="986233.883012149">
                <text:p>986233.883012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0088963508606">
                <text:p>15.0088963508606</text:p>
              </table:table-cell>
              <table:table-cell office:value-type="float" office:value="986997.673518413">
                <text:p>986997.673518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0753960609436">
                <text:p>15.0753960609436</text:p>
              </table:table-cell>
              <table:table-cell office:value-type="float" office:value="986951.671188871">
                <text:p>986951.671188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141884803772">
                <text:p>15.141884803772</text:p>
              </table:table-cell>
              <table:table-cell office:value-type="float" office:value="987114.467924583">
                <text:p>987114.467924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2084345817566">
                <text:p>15.2084345817566</text:p>
              </table:table-cell>
              <table:table-cell office:value-type="float" office:value="986209.150317057">
                <text:p>986209.150317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2749853134155">
                <text:p>15.2749853134155</text:p>
              </table:table-cell>
              <table:table-cell office:value-type="float" office:value="986195.017905379">
                <text:p>986195.017905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415052890778">
                <text:p>15.3415052890778</text:p>
              </table:table-cell>
              <table:table-cell office:value-type="float" office:value="986650.992376481">
                <text:p>986650.992376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4081163406372">
                <text:p>15.4081163406372</text:p>
              </table:table-cell>
              <table:table-cell office:value-type="float" office:value="985301.965116487">
                <text:p>985301.965116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4746518135071">
                <text:p>15.4746518135071</text:p>
              </table:table-cell>
              <table:table-cell office:value-type="float" office:value="986421.185107679">
                <text:p>986421.185107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5411558151245">
                <text:p>15.5411558151245</text:p>
              </table:table-cell>
              <table:table-cell office:value-type="float" office:value="986887.982734515">
                <text:p>986887.982734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6076927185059">
                <text:p>15.6076927185059</text:p>
              </table:table-cell>
              <table:table-cell office:value-type="float" office:value="986399.977525835">
                <text:p>986399.977525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742584705353">
                <text:p>15.6742584705353</text:p>
              </table:table-cell>
              <table:table-cell office:value-type="float" office:value="985972.485836166">
                <text:p>985972.485836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407279014587">
                <text:p>15.7407279014587</text:p>
              </table:table-cell>
              <table:table-cell office:value-type="float" office:value="987401.262327246">
                <text:p>987401.262327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8072974681854">
                <text:p>15.8072974681854</text:p>
              </table:table-cell>
              <table:table-cell office:value-type="float" office:value="985915.98574565">
                <text:p>985915.98574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738045692444">
                <text:p>15.8738045692444</text:p>
              </table:table-cell>
              <table:table-cell office:value-type="float" office:value="986841.990629179">
                <text:p>986841.990629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9403123855591">
                <text:p>15.9403123855591</text:p>
              </table:table-cell>
              <table:table-cell office:value-type="float" office:value="986831.377675172">
                <text:p>986831.377675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0068640708923">
                <text:p>16.0068640708923</text:p>
              </table:table-cell>
              <table:table-cell office:value-type="float" office:value="986180.885898731">
                <text:p>986180.885898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734002590179">
                <text:p>16.0734002590179</text:p>
              </table:table-cell>
              <table:table-cell office:value-type="float" office:value="986410.581202768">
                <text:p>986410.581202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399366855621">
                <text:p>16.1399366855621</text:p>
              </table:table-cell>
              <table:table-cell office:value-type="float" office:value="986407.04661846">
                <text:p>986407.04661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2045040130615">
                <text:p>16.2045040130615</text:p>
              </table:table-cell>
              <table:table-cell office:value-type="float" office:value="1016489.33821243">
                <text:p>1016489.33821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268036365509">
                <text:p>16.268036365509</text:p>
              </table:table-cell>
              <table:table-cell office:value-type="float" office:value="1033048.47800536">
                <text:p>1033048.47800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3315598964691">
                <text:p>16.3315598964691</text:p>
              </table:table-cell>
              <table:table-cell office:value-type="float" office:value="1033191.93703577">
                <text:p>1033191.93703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3950431346893">
                <text:p>16.3950431346893</text:p>
              </table:table-cell>
              <table:table-cell office:value-type="float" office:value="1033847.70279568">
                <text:p>1033847.70279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585518836975">
                <text:p>16.4585518836975</text:p>
              </table:table-cell>
              <table:table-cell office:value-type="float" office:value="1033432.4171863">
                <text:p>1033432.4171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20618247986">
                <text:p>16.5220618247986</text:p>
              </table:table-cell>
              <table:table-cell office:value-type="float" office:value="1033413.01947594">
                <text:p>1033413.01947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5855300426483">
                <text:p>16.5855300426483</text:p>
              </table:table-cell>
              <table:table-cell office:value-type="float" office:value="1034092.37290058">
                <text:p>1034092.37290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6490306854248">
                <text:p>16.6490306854248</text:p>
              </table:table-cell>
              <table:table-cell office:value-type="float" office:value="1033564.34093136">
                <text:p>1033564.34093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712562084198">
                <text:p>16.712562084198</text:p>
              </table:table-cell>
              <table:table-cell office:value-type="float" office:value="1033063.98516906">
                <text:p>1033063.98516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7760605812073">
                <text:p>16.7760605812073</text:p>
              </table:table-cell>
              <table:table-cell office:value-type="float" office:value="1033599.26756079">
                <text:p>1033599.26756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396079540253">
                <text:p>16.8396079540253</text:p>
              </table:table-cell>
              <table:table-cell office:value-type="float" office:value="1032804.30157164">
                <text:p>1032804.30157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9030952453613">
                <text:p>16.9030952453613</text:p>
              </table:table-cell>
              <table:table-cell office:value-type="float" office:value="1033781.7005389">
                <text:p>1033781.7005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66006565094">
                <text:p>16.9666006565094</text:p>
              </table:table-cell>
              <table:table-cell office:value-type="float" office:value="1033486.73464959">
                <text:p>1033486.734649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300357341766">
                <text:p>17.0300357341766</text:p>
              </table:table-cell>
              <table:table-cell office:value-type="float" office:value="1034632.610435">
                <text:p>1034632.610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935266017914">
                <text:p>17.0935266017914</text:p>
              </table:table-cell>
              <table:table-cell office:value-type="float" office:value="1033723.4702516">
                <text:p>1033723.4702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1570100784302">
                <text:p>17.1570100784302</text:p>
              </table:table-cell>
              <table:table-cell office:value-type="float" office:value="1033843.82007669">
                <text:p>1033843.82007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2185335159302">
                <text:p>17.2185335159302</text:p>
              </table:table-cell>
              <table:table-cell office:value-type="float" office:value="1066780.44444444">
                <text:p>1066780.44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790179252625">
                <text:p>17.2790179252625</text:p>
              </table:table-cell>
              <table:table-cell office:value-type="float" office:value="1085106.07484725">
                <text:p>1085106.07484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395354747772">
                <text:p>17.3395354747772</text:p>
              </table:table-cell>
              <table:table-cell office:value-type="float" office:value="1084511.85691154">
                <text:p>1084511.85691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4000337123871">
                <text:p>17.4000337123871</text:p>
              </table:table-cell>
              <table:table-cell office:value-type="float" office:value="1084858.04864669">
                <text:p>1084858.04864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4605827331543">
                <text:p>17.4605827331543</text:p>
              </table:table-cell>
              <table:table-cell office:value-type="float" office:value="1083948.16577348">
                <text:p>1083948.16577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5210766792297">
                <text:p>17.5210766792297</text:p>
              </table:table-cell>
              <table:table-cell office:value-type="float" office:value="1084935.01016041">
                <text:p>1084935.01016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5815997123718">
                <text:p>17.5815997123718</text:p>
              </table:table-cell>
              <table:table-cell office:value-type="float" office:value="1084413.59582749">
                <text:p>1084413.59582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6421411037445">
                <text:p>17.6421411037445</text:p>
              </table:table-cell>
              <table:table-cell office:value-type="float" office:value="1084084.76435539">
                <text:p>1084084.76435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7026424407959">
                <text:p>17.7026424407959</text:p>
              </table:table-cell>
              <table:table-cell office:value-type="float" office:value="1084802.47212141">
                <text:p>1084802.47212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76309633255">
                <text:p>17.76309633255</text:p>
              </table:table-cell>
              <table:table-cell office:value-type="float" office:value="1085653.84453506">
                <text:p>1085653.84453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8234753608704">
                <text:p>17.8234753608704</text:p>
              </table:table-cell>
              <table:table-cell office:value-type="float" office:value="1086999.93732626">
                <text:p>1086999.93732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8838860988617">
                <text:p>17.8838860988617</text:p>
              </table:table-cell>
              <table:table-cell office:value-type="float" office:value="1086429.36971596">
                <text:p>1086429.369715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9444031715393">
                <text:p>17.9444031715393</text:p>
              </table:table-cell>
              <table:table-cell office:value-type="float" office:value="1084520.4021952">
                <text:p>1084520.4021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0048706531525">
                <text:p>18.0048706531525</text:p>
              </table:table-cell>
              <table:table-cell office:value-type="float" office:value="1085409.84755874">
                <text:p>1085409.84755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0653553009033">
                <text:p>18.0653553009033</text:p>
              </table:table-cell>
              <table:table-cell office:value-type="float" office:value="1085101.79757264">
                <text:p>1085101.79757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1257998943329">
                <text:p>18.1257998943329</text:p>
              </table:table-cell>
              <table:table-cell office:value-type="float" office:value="1085820.85305081">
                <text:p>1085820.85305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912760734558">
                <text:p>31.1912760734558</text:p>
              </table:table-cell>
              <table:table-cell office:value-type="float" office:value="5023.31481074315">
                <text:p>5023.31481074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2736926078796">
                <text:p>31.2736926078796</text:p>
              </table:table-cell>
              <table:table-cell office:value-type="float" office:value="796345.059384402">
                <text:p>796345.059384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3560960292816">
                <text:p>31.3560960292816</text:p>
              </table:table-cell>
              <table:table-cell office:value-type="float" office:value="796471.783372152">
                <text:p>796471.783372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4384090900421">
                <text:p>31.4384090900421</text:p>
              </table:table-cell>
              <table:table-cell office:value-type="float" office:value="797346.12458363">
                <text:p>797346.12458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5208158493042">
                <text:p>31.5208158493042</text:p>
              </table:table-cell>
              <table:table-cell office:value-type="float" office:value="796439.522530733">
                <text:p>796439.522530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6031906604767">
                <text:p>31.6031906604767</text:p>
              </table:table-cell>
              <table:table-cell office:value-type="float" office:value="796748.412115599">
                <text:p>796748.4121155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6857569217682">
                <text:p>31.6857569217682</text:p>
              </table:table-cell>
              <table:table-cell office:value-type="float" office:value="794900.955588667">
                <text:p>794900.95558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7681519985199">
                <text:p>31.7681519985199</text:p>
              </table:table-cell>
              <table:table-cell office:value-type="float" office:value="796552.44691108">
                <text:p>796552.44691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8505394458771">
                <text:p>31.8505394458771</text:p>
              </table:table-cell>
              <table:table-cell office:value-type="float" office:value="796626.210731628">
                <text:p>796626.210731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9329433441162">
                <text:p>31.9329433441162</text:p>
              </table:table-cell>
              <table:table-cell office:value-type="float" office:value="796467.174520509">
                <text:p>796467.174520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0155255794525">
                <text:p>32.0155255794525</text:p>
              </table:table-cell>
              <table:table-cell office:value-type="float" office:value="794747.19632768">
                <text:p>794747.19632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0979378223419">
                <text:p>32.0979378223419</text:p>
              </table:table-cell>
              <table:table-cell office:value-type="float" office:value="796386.52825014">
                <text:p>796386.52825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1804251670837">
                <text:p>32.1804251670837</text:p>
              </table:table-cell>
              <table:table-cell office:value-type="float" office:value="795661.446073005">
                <text:p>795661.446073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259019613266">
                <text:p>32.259019613266</text:p>
              </table:table-cell>
              <table:table-cell office:value-type="float" office:value="835071.728195748">
                <text:p>835071.728195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3375241756439">
                <text:p>32.3375241756439</text:p>
              </table:table-cell>
              <table:table-cell office:value-type="float" office:value="836027.843630798">
                <text:p>836027.8436307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4160466194153">
                <text:p>32.4160466194153</text:p>
              </table:table-cell>
              <table:table-cell office:value-type="float" office:value="835837.460575017">
                <text:p>835837.460575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4935436248779">
                <text:p>32.4935436248779</text:p>
              </table:table-cell>
              <table:table-cell office:value-type="float" office:value="846897.239553786">
                <text:p>846897.239553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5720586776733">
                <text:p>32.5720586776733</text:p>
              </table:table-cell>
              <table:table-cell office:value-type="float" office:value="835916.141724058">
                <text:p>835916.1417240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6506140232086">
                <text:p>32.6506140232086</text:p>
              </table:table-cell>
              <table:table-cell office:value-type="float" office:value="835487.382211633">
                <text:p>835487.382211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.7292017936707">
                <text:p>32.7292017936707</text:p>
              </table:table-cell>
              <table:table-cell office:value-type="float" office:value="835142.664235592">
                <text:p>835142.664235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8066194057465">
                <text:p>32.8066194057465</text:p>
              </table:table-cell>
              <table:table-cell office:value-type="float" office:value="847765.750456557">
                <text:p>847765.7504565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8851308822632">
                <text:p>32.8851308822632</text:p>
              </table:table-cell>
              <table:table-cell office:value-type="float" office:value="835954.218565993">
                <text:p>835954.218565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9636404514313">
                <text:p>32.9636404514313</text:p>
              </table:table-cell>
              <table:table-cell office:value-type="float" office:value="835974.527633445">
                <text:p>835974.5276334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0421800613403">
                <text:p>33.0421800613403</text:p>
              </table:table-cell>
              <table:table-cell office:value-type="float" office:value="835654.774399777">
                <text:p>835654.7743997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.1207251548767">
                <text:p>33.1207251548767</text:p>
              </table:table-cell>
              <table:table-cell office:value-type="float" office:value="835596.433144529">
                <text:p>835596.4331445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1943190097809">
                <text:p>33.1943190097809</text:p>
              </table:table-cell>
              <table:table-cell office:value-type="float" office:value="891813.590760509">
                <text:p>891813.5907605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258969783783">
                <text:p>33.258969783783</text:p>
              </table:table-cell>
              <table:table-cell office:value-type="float" office:value="1015177.32792949">
                <text:p>1015177.327929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3233616352081">
                <text:p>33.3233616352081</text:p>
              </table:table-cell>
              <table:table-cell office:value-type="float" office:value="1019259.40235265">
                <text:p>1019259.40235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3876974582672">
                <text:p>33.3876974582672</text:p>
              </table:table-cell>
              <table:table-cell office:value-type="float" office:value="1020147.04839833">
                <text:p>1020147.048398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4520728588104">
                <text:p>33.4520728588104</text:p>
              </table:table-cell>
              <table:table-cell office:value-type="float" office:value="1019519.87010851">
                <text:p>1019519.870108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5164389610291">
                <text:p>33.5164389610291</text:p>
              </table:table-cell>
              <table:table-cell office:value-type="float" office:value="1019667.14990869">
                <text:p>1019667.14990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808782577515">
                <text:p>33.5808782577515</text:p>
              </table:table-cell>
              <table:table-cell office:value-type="float" office:value="1018508.94311783">
                <text:p>1018508.94311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6452903747559">
                <text:p>33.6452903747559</text:p>
              </table:table-cell>
              <table:table-cell office:value-type="float" office:value="1018938.71917798">
                <text:p>1018938.719177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709746837616">
                <text:p>33.709746837616</text:p>
              </table:table-cell>
              <table:table-cell office:value-type="float" office:value="1018237.69235436">
                <text:p>1018237.69235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7741317749023">
                <text:p>33.7741317749023</text:p>
              </table:table-cell>
              <table:table-cell office:value-type="float" office:value="1019368.85809295">
                <text:p>1019368.858092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8385365009308">
                <text:p>33.8385365009308</text:p>
              </table:table-cell>
              <table:table-cell office:value-type="float" office:value="1019055.65083866">
                <text:p>1019055.65083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29476642609">
                <text:p>33.9029476642609</text:p>
              </table:table-cell>
              <table:table-cell office:value-type="float" office:value="1018953.8056263">
                <text:p>1018953.8056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.9673552513123">
                <text:p>33.9673552513123</text:p>
              </table:table-cell>
              <table:table-cell office:value-type="float" office:value="1019010.38378649">
                <text:p>1019010.38378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0317800045013">
                <text:p>34.0317800045013</text:p>
              </table:table-cell>
              <table:table-cell office:value-type="float" office:value="1018738.86590407">
                <text:p>1018738.86590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0961625576019">
                <text:p>34.0961625576019</text:p>
              </table:table-cell>
              <table:table-cell office:value-type="float" office:value="1019406.60690268">
                <text:p>1019406.60690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1605453491211">
                <text:p>34.1605453491211</text:p>
              </table:table-cell>
              <table:table-cell office:value-type="float" office:value="1019402.8318959">
                <text:p>1019402.83189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2271325588226">
                <text:p>34.2271325588226</text:p>
              </table:table-cell>
              <table:table-cell office:value-type="float" office:value="985654.757034878">
                <text:p>985654.757034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.2936677932739">
                <text:p>34.2936677932739</text:p>
              </table:table-cell>
              <table:table-cell office:value-type="float" office:value="986424.719793313">
                <text:p>986424.7197933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.3601825237274">
                <text:p>34.3601825237274</text:p>
              </table:table-cell>
              <table:table-cell office:value-type="float" office:value="986728.797553973">
                <text:p>986728.797553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4266946315765">
                <text:p>34.4266946315765</text:p>
              </table:table-cell>
              <table:table-cell office:value-type="float" office:value="986767.704744562">
                <text:p>986767.7047445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4931788444519">
                <text:p>34.4931788444519</text:p>
              </table:table-cell>
              <table:table-cell office:value-type="float" office:value="987181.725728425">
                <text:p>987181.725728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.5597212314606">
                <text:p>34.5597212314606</text:p>
              </table:table-cell>
              <table:table-cell office:value-type="float" office:value="986318.690242531">
                <text:p>986318.690242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6262412071228">
                <text:p>34.6262412071228</text:p>
              </table:table-cell>
              <table:table-cell office:value-type="float" office:value="986650.992376481">
                <text:p>986650.9923764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.6927285194397">
                <text:p>34.6927285194397</text:p>
              </table:table-cell>
              <table:table-cell office:value-type="float" office:value="987135.706240946">
                <text:p>987135.7062409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7592539787292">
                <text:p>34.7592539787292</text:p>
              </table:table-cell>
              <table:table-cell office:value-type="float" office:value="986569.663718337">
                <text:p>986569.6637183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.8257915973663">
                <text:p>34.8257915973663</text:p>
              </table:table-cell>
              <table:table-cell office:value-type="float" office:value="986389.374076874">
                <text:p>986389.374076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8922934532166">
                <text:p>34.8922934532166</text:p>
              </table:table-cell>
              <table:table-cell office:value-type="float" office:value="986919.825934198">
                <text:p>986919.8259341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.9587905406952">
                <text:p>34.9587905406952</text:p>
              </table:table-cell>
              <table:table-cell office:value-type="float" office:value="986990.595957821">
                <text:p>986990.5959578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0252895355225">
                <text:p>35.0252895355225</text:p>
              </table:table-cell>
              <table:table-cell office:value-type="float" office:value="986962.286730461">
                <text:p>986962.286730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0918452739716">
                <text:p>35.0918452739716</text:p>
              </table:table-cell>
              <table:table-cell office:value-type="float" office:value="986120.829388691">
                <text:p>986120.8293886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1583971977234">
                <text:p>35.1583971977234</text:p>
              </table:table-cell>
              <table:table-cell office:value-type="float" office:value="986177.352960353">
                <text:p>986177.352960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.2249374389648">
                <text:p>35.2249374389648</text:p>
              </table:table-cell>
              <table:table-cell office:value-type="float" office:value="986350.496714322">
                <text:p>986350.4967143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.2913975715637">
                <text:p>35.2913975715637</text:p>
              </table:table-cell>
              <table:table-cell office:value-type="float" office:value="987539.407965446">
                <text:p>987539.407965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3578984737396">
                <text:p>35.3578984737396</text:p>
              </table:table-cell>
              <table:table-cell office:value-type="float" office:value="986933.979127005">
                <text:p>986933.979127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4244215488434">
                <text:p>35.4244215488434</text:p>
              </table:table-cell>
              <table:table-cell office:value-type="float" office:value="986605.022356981">
                <text:p>986605.0223569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910087585449">
                <text:p>35.4910087585449</text:p>
              </table:table-cell>
              <table:table-cell office:value-type="float" office:value="985654.757034878">
                <text:p>985654.757034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5575931072235">
                <text:p>35.5575931072235</text:p>
              </table:table-cell>
              <table:table-cell office:value-type="float" office:value="985697.109043058">
                <text:p>985697.109043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6241874694824">
                <text:p>35.6241874694824</text:p>
              </table:table-cell>
              <table:table-cell office:value-type="float" office:value="985548.892935267">
                <text:p>985548.8929352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.6907203197479">
                <text:p>35.6907203197479</text:p>
              </table:table-cell>
              <table:table-cell office:value-type="float" office:value="986460.068042959">
                <text:p>986460.068042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.7572095394134">
                <text:p>35.7572095394134</text:p>
              </table:table-cell>
              <table:table-cell office:value-type="float" office:value="987107.38868888">
                <text:p>987107.388688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.8237524032593">
                <text:p>35.8237524032593</text:p>
              </table:table-cell>
              <table:table-cell office:value-type="float" office:value="986311.622416258">
                <text:p>986311.622416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.8902382850647">
                <text:p>35.8902382850647</text:p>
              </table:table-cell>
              <table:table-cell office:value-type="float" office:value="987156.945471237">
                <text:p>987156.945471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9568591117859">
                <text:p>35.9568591117859</text:p>
              </table:table-cell>
              <table:table-cell office:value-type="float" office:value="985157.393417983">
                <text:p>985157.3934179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0233662128448">
                <text:p>36.0233662128448</text:p>
              </table:table-cell>
              <table:table-cell office:value-type="float" office:value="986841.990629179">
                <text:p>986841.990629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0898170471191">
                <text:p>36.0898170471191</text:p>
              </table:table-cell>
              <table:table-cell office:value-type="float" office:value="987677.5922645">
                <text:p>987677.59226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1563262939453">
                <text:p>36.1563262939453</text:p>
              </table:table-cell>
              <table:table-cell office:value-type="float" office:value="986810.152451965">
                <text:p>986810.152451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.2200684547424">
                <text:p>36.2200684547424</text:p>
              </table:table-cell>
              <table:table-cell office:value-type="float" office:value="1029648.18229015">
                <text:p>1029648.18229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2837088108063">
                <text:p>36.2837088108063</text:p>
              </table:table-cell>
              <table:table-cell office:value-type="float" office:value="1031295.29844489">
                <text:p>1031295.298444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3473129272461">
                <text:p>36.3473129272461</text:p>
              </table:table-cell>
              <table:table-cell office:value-type="float" office:value="1031882.89805267">
                <text:p>1031882.898052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4110181331635">
                <text:p>36.4110181331635</text:p>
              </table:table-cell>
              <table:table-cell office:value-type="float" office:value="1030245.47295461">
                <text:p>1030245.472954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4745633602142">
                <text:p>36.4745633602142</text:p>
              </table:table-cell>
              <table:table-cell office:value-type="float" office:value="1032839.17685196">
                <text:p>1032839.17685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5383324623108">
                <text:p>36.5383324623108</text:p>
              </table:table-cell>
              <table:table-cell office:value-type="float" office:value="1029213.17444021">
                <text:p>1029213.17444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6019229888916">
                <text:p>36.6019229888916</text:p>
              </table:table-cell>
              <table:table-cell office:value-type="float" office:value="1032103.42057154">
                <text:p>1032103.42057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6655962467194">
                <text:p>36.6655962467194</text:p>
              </table:table-cell>
              <table:table-cell office:value-type="float" office:value="1030762.39914628">
                <text:p>1030762.399146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7293171882629">
                <text:p>36.7293171882629</text:p>
              </table:table-cell>
              <table:table-cell office:value-type="float" office:value="1029991.05804351">
                <text:p>1029991.05804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7930490970612">
                <text:p>36.7930490970612</text:p>
              </table:table-cell>
              <table:table-cell office:value-type="float" office:value="1029813.81285469">
                <text:p>1029813.81285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566961288452">
                <text:p>36.8566961288452</text:p>
              </table:table-cell>
              <table:table-cell office:value-type="float" office:value="1031187.12939634">
                <text:p>1031187.12939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9203593730926">
                <text:p>36.9203593730926</text:p>
              </table:table-cell>
              <table:table-cell office:value-type="float" office:value="1030924.52758002">
                <text:p>1030924.52758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9840610027313">
                <text:p>36.9840610027313</text:p>
              </table:table-cell>
              <table:table-cell office:value-type="float" office:value="1030303.31205461">
                <text:p>1030303.31205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0476846694946">
                <text:p>37.0476846694946</text:p>
              </table:table-cell>
              <table:table-cell office:value-type="float" office:value="1031565.82037571">
                <text:p>1031565.82037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1113786697388">
                <text:p>37.1113786697388</text:p>
              </table:table-cell>
              <table:table-cell office:value-type="float" office:value="1030426.72384261">
                <text:p>1030426.723842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1750032901764">
                <text:p>37.1750032901764</text:p>
              </table:table-cell>
              <table:table-cell office:value-type="float" office:value="1031550.35815649">
                <text:p>1031550.358156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2356667518616">
                <text:p>37.2356667518616</text:p>
              </table:table-cell>
              <table:table-cell office:value-type="float" office:value="1081903.31011118">
                <text:p>1081903.31011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2964191436768">
                <text:p>37.2964191436768</text:p>
              </table:table-cell>
              <table:table-cell office:value-type="float" office:value="1080319.60617548">
                <text:p>1080319.606175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3571202754974">
                <text:p>37.3571202754974</text:p>
              </table:table-cell>
              <table:table-cell office:value-type="float" office:value="1081231.89850706">
                <text:p>1081231.89850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4177703857422">
                <text:p>37.4177703857422</text:p>
              </table:table-cell>
              <table:table-cell office:value-type="float" office:value="1082141.47897085">
                <text:p>1082141.478970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4784541130066">
                <text:p>37.4784541130066</text:p>
              </table:table-cell>
              <table:table-cell office:value-type="float" office:value="1081542.00407031">
                <text:p>1081542.004070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.5391628742218">
                <text:p>37.5391628742218</text:p>
              </table:table-cell>
              <table:table-cell office:value-type="float" office:value="1081096.01787685">
                <text:p>1081096.017876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5998024940491">
                <text:p>37.5998024940491</text:p>
              </table:table-cell>
              <table:table-cell office:value-type="float" office:value="1082328.68522181">
                <text:p>1082328.68522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6604335308075">
                <text:p>37.6604335308075</text:p>
              </table:table-cell>
              <table:table-cell office:value-type="float" office:value="1082481.90215686">
                <text:p>1082481.90215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7210364341736">
                <text:p>37.7210364341736</text:p>
              </table:table-cell>
              <table:table-cell office:value-type="float" office:value="1082984.41748791">
                <text:p>1082984.41748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7816751003265">
                <text:p>37.7816751003265</text:p>
              </table:table-cell>
              <table:table-cell office:value-type="float" office:value="1082345.70718378">
                <text:p>1082345.70718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.8423674106598">
                <text:p>37.8423674106598</text:p>
              </table:table-cell>
              <table:table-cell office:value-type="float" office:value="1081389.05307155">
                <text:p>1081389.05307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903092622757">
                <text:p>37.903092622757</text:p>
              </table:table-cell>
              <table:table-cell office:value-type="float" office:value="1080803.14145269">
                <text:p>1080803.141452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9637930393219">
                <text:p>37.9637930393219</text:p>
              </table:table-cell>
              <table:table-cell office:value-type="float" office:value="1081244.63906739">
                <text:p>1081244.639067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0245590209961">
                <text:p>38.0245590209961</text:p>
              </table:table-cell>
              <table:table-cell office:value-type="float" office:value="1080078.00074548">
                <text:p>1080078.00074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0853309631348">
                <text:p>38.0853309631348</text:p>
              </table:table-cell>
              <table:table-cell office:value-type="float" office:value="1079972.06754127">
                <text:p>1079972.067541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.1460506916046">
                <text:p>38.1460506916046</text:p>
              </table:table-cell>
              <table:table-cell office:value-type="float" office:value="1080900.7492942">
                <text:p>1080900.7492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2186937332153">
                <text:p>51.2186937332153</text:p>
              </table:table-cell>
              <table:table-cell office:value-type="float" office:value="5020.56086065311">
                <text:p>5020.56086065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29cm" svg:height="9cm" xlink:href=".." xlink:type="simple" chart:class="chart:scatter" chart:style-name="ch1">
        <chart:legend chart:legend-position="end" svg:x="18.768cm" svg:y="4.201cm" style:legend-expansion="high" chart:style-name="ch2"/>
        <chart:plot-area chart:style-name="ch3" table:cell-range-address="'source_1.sender_i.routed_msg_pub.network'.D1:'source_1.sender_i.routed_msg_pub.network'.D208 'source_1.sender_i.routed_msg_pub.network'.I1:'source_1.sender_i.routed_msg_pub.network'.I208" chart:data-source-has-labels="row" svg:x="0.426cm" svg:y="0.18cm" svg:width="17.916cm" svg:height="8.64cm">
          <chartooo:coordinate-region svg:x="1.153cm" svg:y="0.379cm" svg:width="17.0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I2:'source_1.sender_i.routed_msg_pub.network'.I208" chart:label-cell-address="'source_1.sender_i.routed_msg_pub.network'.I1:'source_1.sender_i.routed_msg_pub.network'.I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lay(s)</text:p>
                <draw:g>
                  <svg:desc>'source_1.sender_i.routed_msg_pub.network'.I1:'source_1.sender_i.routed_msg_pub.network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.587595939636231">
                <text:p>0.587595939636231</text:p>
                <draw:g>
                  <svg:desc>'source_1.sender_i.routed_msg_pub.network'.I2:'source_1.sender_i.routed_msg_pub.network'.I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553763389587">
                <text:p>11.2553763389587</text:p>
              </table:table-cell>
              <table:table-cell office:value-type="float" office:value="0.470037698745728">
                <text:p>0.47003769874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37943315506">
                <text:p>11.337943315506</text:p>
              </table:table-cell>
              <table:table-cell office:value-type="float" office:value="0.506200790405273">
                <text:p>0.50620079040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203307628632">
                <text:p>11.4203307628632</text:p>
              </table:table-cell>
              <table:table-cell office:value-type="float" office:value="0.469945907592773">
                <text:p>0.469945907592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027103424072">
                <text:p>11.5027103424072</text:p>
              </table:table-cell>
              <table:table-cell office:value-type="float" office:value="0.469727754592896">
                <text:p>0.469727754592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51233005524">
                <text:p>11.5851233005524</text:p>
              </table:table-cell>
              <table:table-cell office:value-type="float" office:value="0.469908714294434">
                <text:p>0.469908714294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675705909729">
                <text:p>11.6675705909729</text:p>
              </table:table-cell>
              <table:table-cell office:value-type="float" office:value="0.505574226379395">
                <text:p>0.505574226379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499847412109">
                <text:p>11.7499847412109</text:p>
              </table:table-cell>
              <table:table-cell office:value-type="float" office:value="0.469719648361206">
                <text:p>0.469719648361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323259353638">
                <text:p>11.8323259353638</text:p>
              </table:table-cell>
              <table:table-cell office:value-type="float" office:value="0.552043437957764">
                <text:p>0.552043437957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146413803101">
                <text:p>11.9146413803101</text:p>
              </table:table-cell>
              <table:table-cell office:value-type="float" office:value="0.506063222885132">
                <text:p>0.50606322288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969334602356">
                <text:p>11.9969334602356</text:p>
              </table:table-cell>
              <table:table-cell office:value-type="float" office:value="0.552422046661377">
                <text:p>0.552422046661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793285369873">
                <text:p>12.0793285369873</text:p>
              </table:table-cell>
              <table:table-cell office:value-type="float" office:value="0.548588037490845">
                <text:p>0.548588037490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61744594574">
                <text:p>12.161744594574</text:p>
              </table:table-cell>
              <table:table-cell office:value-type="float" office:value="0.544837236404419">
                <text:p>0.544837236404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402911186218">
                <text:p>12.2402911186218</text:p>
              </table:table-cell>
              <table:table-cell office:value-type="float" office:value="0.544482707977295">
                <text:p>0.544482707977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188564777374">
                <text:p>12.3188564777374</text:p>
              </table:table-cell>
              <table:table-cell office:value-type="float" office:value="0.544684171676636">
                <text:p>0.544684171676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97392988205">
                <text:p>12.397392988205</text:p>
              </table:table-cell>
              <table:table-cell office:value-type="float" office:value="0.543792963027954">
                <text:p>0.54379296302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4759583473206">
                <text:p>12.4759583473206</text:p>
              </table:table-cell>
              <table:table-cell office:value-type="float" office:value="0.5438551902771">
                <text:p>0.543855190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533964633942">
                <text:p>12.5533964633942</text:p>
              </table:table-cell>
              <table:table-cell office:value-type="float" office:value="0.544663190841675">
                <text:p>0.54466319084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319279670715">
                <text:p>12.6319279670715</text:p>
              </table:table-cell>
              <table:table-cell office:value-type="float" office:value="0.545124053955078">
                <text:p>0.545124053955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105159759521">
                <text:p>12.7105159759521</text:p>
              </table:table-cell>
              <table:table-cell office:value-type="float" office:value="0.623214960098267">
                <text:p>0.623214960098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7891237735748">
                <text:p>12.7891237735748</text:p>
              </table:table-cell>
              <table:table-cell office:value-type="float" office:value="0.589038610458374">
                <text:p>0.589038610458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8677549362183">
                <text:p>12.8677549362183</text:p>
              </table:table-cell>
              <table:table-cell office:value-type="float" office:value="0.544605016708374">
                <text:p>0.544605016708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463210105896">
                <text:p>12.9463210105896</text:p>
              </table:table-cell>
              <table:table-cell office:value-type="float" office:value="0.543732643127441">
                <text:p>0.543732643127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248763561249">
                <text:p>13.0248763561249</text:p>
              </table:table-cell>
              <table:table-cell office:value-type="float" office:value="0.605757236480713">
                <text:p>0.605757236480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102379322052">
                <text:p>13.102379322052</text:p>
              </table:table-cell>
              <table:table-cell office:value-type="float" office:value="0.588828563690186">
                <text:p>0.588828563690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1788620948792">
                <text:p>13.1788620948792</text:p>
              </table:table-cell>
              <table:table-cell office:value-type="float" office:value="0.58094596862793">
                <text:p>0.58094596862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432491779327">
                <text:p>13.2432491779327</text:p>
              </table:table-cell>
              <table:table-cell office:value-type="float" office:value="0.580769538879395">
                <text:p>0.580769538879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3076512813568">
                <text:p>13.3076512813568</text:p>
              </table:table-cell>
              <table:table-cell office:value-type="float" office:value="0.581176519393921">
                <text:p>0.581176519393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720581531525">
                <text:p>13.3720581531525</text:p>
              </table:table-cell>
              <table:table-cell office:value-type="float" office:value="0.581127166748047">
                <text:p>0.581127166748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365622997284">
                <text:p>13.4365622997284</text:p>
              </table:table-cell>
              <table:table-cell office:value-type="float" office:value="0.588382959365845">
                <text:p>0.588382959365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009868144989">
                <text:p>13.5009868144989</text:p>
              </table:table-cell>
              <table:table-cell office:value-type="float" office:value="0.64507794380188">
                <text:p>0.64507794380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653913021088">
                <text:p>13.5653913021088</text:p>
              </table:table-cell>
              <table:table-cell office:value-type="float" office:value="0.64497709274292">
                <text:p>0.64497709274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6297807693481">
                <text:p>13.6297807693481</text:p>
              </table:table-cell>
              <table:table-cell office:value-type="float" office:value="0.644941329956055">
                <text:p>0.644941329956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6942620277405">
                <text:p>13.6942620277405</text:p>
              </table:table-cell>
              <table:table-cell office:value-type="float" office:value="0.645073175430298">
                <text:p>0.645073175430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7586476802826">
                <text:p>13.7586476802826</text:p>
              </table:table-cell>
              <table:table-cell office:value-type="float" office:value="0.645195007324219">
                <text:p>0.645195007324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229885101318">
                <text:p>13.8229885101318</text:p>
              </table:table-cell>
              <table:table-cell office:value-type="float" office:value="0.645180463790894">
                <text:p>0.6451804637908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873925209045">
                <text:p>13.8873925209045</text:p>
              </table:table-cell>
              <table:table-cell office:value-type="float" office:value="0.645340204238892">
                <text:p>0.645340204238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9517843723297">
                <text:p>13.9517843723297</text:p>
              </table:table-cell>
              <table:table-cell office:value-type="float" office:value="0.712720394134522">
                <text:p>0.712720394134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161728858948">
                <text:p>14.0161728858948</text:p>
              </table:table-cell>
              <table:table-cell office:value-type="float" office:value="0.714879989624023">
                <text:p>0.714879989624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0805547237396">
                <text:p>14.0805547237396</text:p>
              </table:table-cell>
              <table:table-cell office:value-type="float" office:value="0.716840028762817">
                <text:p>0.716840028762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1450200080872">
                <text:p>14.1450200080872</text:p>
              </table:table-cell>
              <table:table-cell office:value-type="float" office:value="0.719327688217163">
                <text:p>0.719327688217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2105791568756">
                <text:p>14.2105791568756</text:p>
              </table:table-cell>
              <table:table-cell office:value-type="float" office:value="0.720272302627564">
                <text:p>0.720272302627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771255970001">
                <text:p>14.2771255970001</text:p>
              </table:table-cell>
              <table:table-cell office:value-type="float" office:value="0.720291376113892">
                <text:p>0.720291376113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436751365662">
                <text:p>14.3436751365662</text:p>
              </table:table-cell>
              <table:table-cell office:value-type="float" office:value="0.720206499099731">
                <text:p>0.720206499099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101815223694">
                <text:p>14.4101815223694</text:p>
              </table:table-cell>
              <table:table-cell office:value-type="float" office:value="0.786542177200317">
                <text:p>0.786542177200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767024517059">
                <text:p>14.4767024517059</text:p>
              </table:table-cell>
              <table:table-cell office:value-type="float" office:value="0.786803483963013">
                <text:p>0.786803483963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431871414185">
                <text:p>14.5431871414185</text:p>
              </table:table-cell>
              <table:table-cell office:value-type="float" office:value="0.786694049835205">
                <text:p>0.786694049835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96775531769">
                <text:p>14.6096775531769</text:p>
              </table:table-cell>
              <table:table-cell office:value-type="float" office:value="0.786956071853638">
                <text:p>0.786956071853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761956214905">
                <text:p>14.6761956214905</text:p>
              </table:table-cell>
              <table:table-cell office:value-type="float" office:value="0.788705587387085">
                <text:p>0.7887055873870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427484989166">
                <text:p>14.7427484989166</text:p>
              </table:table-cell>
              <table:table-cell office:value-type="float" office:value="0.786397933959961">
                <text:p>0.786397933959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093066215515">
                <text:p>14.8093066215515</text:p>
              </table:table-cell>
              <table:table-cell office:value-type="float" office:value="0.856446743011475">
                <text:p>0.856446743011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8758516311646">
                <text:p>14.8758516311646</text:p>
              </table:table-cell>
              <table:table-cell office:value-type="float" office:value="0.830211162567139">
                <text:p>0.830211162567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423997402191">
                <text:p>14.9423997402191</text:p>
              </table:table-cell>
              <table:table-cell office:value-type="float" office:value="0.853198289871216">
                <text:p>0.853198289871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0088963508606">
                <text:p>15.0088963508606</text:p>
              </table:table-cell>
              <table:table-cell office:value-type="float" office:value="0.853347539901733">
                <text:p>0.853347539901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0753960609436">
                <text:p>15.0753960609436</text:p>
              </table:table-cell>
              <table:table-cell office:value-type="float" office:value="0.831692934036255">
                <text:p>0.831692934036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141884803772">
                <text:p>15.141884803772</text:p>
              </table:table-cell>
              <table:table-cell office:value-type="float" office:value="0.853445291519165">
                <text:p>0.853445291519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2084345817566">
                <text:p>15.2084345817566</text:p>
              </table:table-cell>
              <table:table-cell office:value-type="float" office:value="0.854811191558838">
                <text:p>0.854811191558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2749853134155">
                <text:p>15.2749853134155</text:p>
              </table:table-cell>
              <table:table-cell office:value-type="float" office:value="0.919539928436279">
                <text:p>0.919539928436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415052890778">
                <text:p>15.3415052890778</text:p>
              </table:table-cell>
              <table:table-cell office:value-type="float" office:value="0.892378568649292">
                <text:p>0.892378568649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4081163406372">
                <text:p>15.4081163406372</text:p>
              </table:table-cell>
              <table:table-cell office:value-type="float" office:value="0.900832176208496">
                <text:p>0.900832176208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4746518135071">
                <text:p>15.4746518135071</text:p>
              </table:table-cell>
              <table:table-cell office:value-type="float" office:value="0.91985034942627">
                <text:p>0.9198503494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5411558151245">
                <text:p>15.5411558151245</text:p>
              </table:table-cell>
              <table:table-cell office:value-type="float" office:value="0.893801927566528">
                <text:p>0.893801927566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6076927185059">
                <text:p>15.6076927185059</text:p>
              </table:table-cell>
              <table:table-cell office:value-type="float" office:value="0.902304649353027">
                <text:p>0.902304649353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742584705353">
                <text:p>15.6742584705353</text:p>
              </table:table-cell>
              <table:table-cell office:value-type="float" office:value="0.891000032424927">
                <text:p>0.891000032424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407279014587">
                <text:p>15.7407279014587</text:p>
              </table:table-cell>
              <table:table-cell office:value-type="float" office:value="0.895315408706665">
                <text:p>0.895315408706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8072974681854">
                <text:p>15.8072974681854</text:p>
              </table:table-cell>
              <table:table-cell office:value-type="float" office:value="0.903305530548096">
                <text:p>0.903305530548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738045692444">
                <text:p>15.8738045692444</text:p>
              </table:table-cell>
              <table:table-cell office:value-type="float" office:value="0.892247676849365">
                <text:p>0.892247676849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9403123855591">
                <text:p>15.9403123855591</text:p>
              </table:table-cell>
              <table:table-cell office:value-type="float" office:value="0.896474123001099">
                <text:p>0.896474123001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0068640708923">
                <text:p>16.0068640708923</text:p>
              </table:table-cell>
              <table:table-cell office:value-type="float" office:value="0.904685258865356">
                <text:p>0.904685258865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734002590179">
                <text:p>16.0734002590179</text:p>
              </table:table-cell>
              <table:table-cell office:value-type="float" office:value="0.894094467163086">
                <text:p>0.8940944671630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399366855621">
                <text:p>16.1399366855621</text:p>
              </table:table-cell>
              <table:table-cell office:value-type="float" office:value="0.857593774795532">
                <text:p>0.857593774795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2045040130615">
                <text:p>16.2045040130615</text:p>
              </table:table-cell>
              <table:table-cell office:value-type="float" office:value="0.863464117050171">
                <text:p>0.863464117050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268036365509">
                <text:p>16.268036365509</text:p>
              </table:table-cell>
              <table:table-cell office:value-type="float" office:value="0.900362491607666">
                <text:p>0.900362491607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3315598964691">
                <text:p>16.3315598964691</text:p>
              </table:table-cell>
              <table:table-cell office:value-type="float" office:value="0.866823673248291">
                <text:p>0.866823673248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3950431346893">
                <text:p>16.3950431346893</text:p>
              </table:table-cell>
              <table:table-cell office:value-type="float" office:value="0.873714447021484">
                <text:p>0.873714447021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585518836975">
                <text:p>16.4585518836975</text:p>
              </table:table-cell>
              <table:table-cell office:value-type="float" office:value="0.855298280715942">
                <text:p>0.855298280715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20618247986">
                <text:p>16.5220618247986</text:p>
              </table:table-cell>
              <table:table-cell office:value-type="float" office:value="0.877361536026001">
                <text:p>0.877361536026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5855300426483">
                <text:p>16.5855300426483</text:p>
              </table:table-cell>
              <table:table-cell office:value-type="float" office:value="0.863381147384644">
                <text:p>0.863381147384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6490306854248">
                <text:p>16.6490306854248</text:p>
              </table:table-cell>
              <table:table-cell office:value-type="float" office:value="0.865565061569214">
                <text:p>0.865565061569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712562084198">
                <text:p>16.712562084198</text:p>
              </table:table-cell>
              <table:table-cell office:value-type="float" office:value="0.858725786209106">
                <text:p>0.858725786209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7760605812073">
                <text:p>16.7760605812073</text:p>
              </table:table-cell>
              <table:table-cell office:value-type="float" office:value="0.852912664413452">
                <text:p>0.85291266441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396079540253">
                <text:p>16.8396079540253</text:p>
              </table:table-cell>
              <table:table-cell office:value-type="float" office:value="0.826612710952759">
                <text:p>0.826612710952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9030952453613">
                <text:p>16.9030952453613</text:p>
              </table:table-cell>
              <table:table-cell office:value-type="float" office:value="0.849895238876343">
                <text:p>0.8498952388763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66006565094">
                <text:p>16.9666006565094</text:p>
              </table:table-cell>
              <table:table-cell office:value-type="float" office:value="0.881465196609497">
                <text:p>0.88146519660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300357341766">
                <text:p>17.0300357341766</text:p>
              </table:table-cell>
              <table:table-cell office:value-type="float" office:value="0.878482103347778">
                <text:p>0.878482103347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935266017914">
                <text:p>17.0935266017914</text:p>
              </table:table-cell>
              <table:table-cell office:value-type="float" office:value="0.875442028045654">
                <text:p>0.875442028045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1570100784302">
                <text:p>17.1570100784302</text:p>
              </table:table-cell>
              <table:table-cell office:value-type="float" office:value="0.932894229888916">
                <text:p>0.932894229888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2185335159302">
                <text:p>17.2185335159302</text:p>
              </table:table-cell>
              <table:table-cell office:value-type="float" office:value="0.951202869415283">
                <text:p>0.951202869415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790179252625">
                <text:p>17.2790179252625</text:p>
              </table:table-cell>
              <table:table-cell office:value-type="float" office:value="3.91699647903442">
                <text:p>3.91699647903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395354747772">
                <text:p>17.3395354747772</text:p>
              </table:table-cell>
              <table:table-cell office:value-type="float" office:value="3.88400411605835">
                <text:p>3.88400411605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4000337123871">
                <text:p>17.4000337123871</text:p>
              </table:table-cell>
              <table:table-cell office:value-type="float" office:value="3.85102772712708">
                <text:p>3.85102772712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4605827331543">
                <text:p>17.4605827331543</text:p>
              </table:table-cell>
              <table:table-cell office:value-type="float" office:value="3.81797099113464">
                <text:p>3.81797099113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5210766792297">
                <text:p>17.5210766792297</text:p>
              </table:table-cell>
              <table:table-cell office:value-type="float" office:value="3.78504276275635">
                <text:p>3.78504276275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5815997123718">
                <text:p>17.5815997123718</text:p>
              </table:table-cell>
              <table:table-cell office:value-type="float" office:value="3.75205516815186">
                <text:p>3.75205516815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6421411037445">
                <text:p>17.6421411037445</text:p>
              </table:table-cell>
              <table:table-cell office:value-type="float" office:value="3.71909689903259">
                <text:p>3.71909689903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7026424407959">
                <text:p>17.7026424407959</text:p>
              </table:table-cell>
              <table:table-cell office:value-type="float" office:value="3.686115026474">
                <text:p>3.686115026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76309633255">
                <text:p>17.76309633255</text:p>
              </table:table-cell>
              <table:table-cell office:value-type="float" office:value="3.65317296981812">
                <text:p>3.65317296981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8234753608704">
                <text:p>17.8234753608704</text:p>
              </table:table-cell>
              <table:table-cell office:value-type="float" office:value="3.62032985687256">
                <text:p>3.62032985687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8838860988617">
                <text:p>17.8838860988617</text:p>
              </table:table-cell>
              <table:table-cell office:value-type="float" office:value="3.58742570877075">
                <text:p>3.58742570877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9444031715393">
                <text:p>17.9444031715393</text:p>
              </table:table-cell>
              <table:table-cell office:value-type="float" office:value="3.55442380905151">
                <text:p>3.554423809051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0048706531525">
                <text:p>18.0048706531525</text:p>
              </table:table-cell>
              <table:table-cell office:value-type="float" office:value="3.52152299880981">
                <text:p>3.52152299880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0653553009033">
                <text:p>18.0653553009033</text:p>
              </table:table-cell>
              <table:table-cell office:value-type="float" office:value="3.48853898048401">
                <text:p>3.48853898048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1257998943329">
                <text:p>18.1257998943329</text:p>
              </table:table-cell>
              <table:table-cell office:value-type="float" office:value="3.45560765266418">
                <text:p>3.455607652664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912760734558">
                <text:p>31.1912760734558</text:p>
              </table:table-cell>
              <table:table-cell office:value-type="float" office:value="0.469908237457275">
                <text:p>0.469908237457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2736926078796">
                <text:p>31.2736926078796</text:p>
              </table:table-cell>
              <table:table-cell office:value-type="float" office:value="0.506489515304565">
                <text:p>0.50648951530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3560960292816">
                <text:p>31.3560960292816</text:p>
              </table:table-cell>
              <table:table-cell office:value-type="float" office:value="0.46987795829773">
                <text:p>0.46987795829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4384090900421">
                <text:p>31.4384090900421</text:p>
              </table:table-cell>
              <table:table-cell office:value-type="float" office:value="0.470123767852783">
                <text:p>0.4701237678527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5208158493042">
                <text:p>31.5208158493042</text:p>
              </table:table-cell>
              <table:table-cell office:value-type="float" office:value="0.470321655273438">
                <text:p>0.470321655273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6031906604767">
                <text:p>31.6031906604767</text:p>
              </table:table-cell>
              <table:table-cell office:value-type="float" office:value="0.506308794021606">
                <text:p>0.506308794021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6857569217682">
                <text:p>31.6857569217682</text:p>
              </table:table-cell>
              <table:table-cell office:value-type="float" office:value="0.469745635986328">
                <text:p>0.469745635986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7681519985199">
                <text:p>31.7681519985199</text:p>
              </table:table-cell>
              <table:table-cell office:value-type="float" office:value="0.552432775497437">
                <text:p>0.552432775497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8505394458771">
                <text:p>31.8505394458771</text:p>
              </table:table-cell>
              <table:table-cell office:value-type="float" office:value="0.505876779556274">
                <text:p>0.5058767795562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9329433441162">
                <text:p>31.9329433441162</text:p>
              </table:table-cell>
              <table:table-cell office:value-type="float" office:value="0.55236554145813">
                <text:p>0.55236554145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0155255794525">
                <text:p>32.0155255794525</text:p>
              </table:table-cell>
              <table:table-cell office:value-type="float" office:value="0.552529335021973">
                <text:p>0.5525293350219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0979378223419">
                <text:p>32.0979378223419</text:p>
              </table:table-cell>
              <table:table-cell office:value-type="float" office:value="0.548701286315918">
                <text:p>0.5487012863159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1804251670837">
                <text:p>32.1804251670837</text:p>
              </table:table-cell>
              <table:table-cell office:value-type="float" office:value="0.54456353187561">
                <text:p>0.544563531875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259019613266">
                <text:p>32.259019613266</text:p>
              </table:table-cell>
              <table:table-cell office:value-type="float" office:value="0.544681072235107">
                <text:p>0.544681072235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3375241756439">
                <text:p>32.3375241756439</text:p>
              </table:table-cell>
              <table:table-cell office:value-type="float" office:value="0.544725656509399">
                <text:p>0.544725656509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4160466194153">
                <text:p>32.4160466194153</text:p>
              </table:table-cell>
              <table:table-cell office:value-type="float" office:value="0.543877124786377">
                <text:p>0.543877124786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4935436248779">
                <text:p>32.4935436248779</text:p>
              </table:table-cell>
              <table:table-cell office:value-type="float" office:value="0.544737815856934">
                <text:p>0.5447378158569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5720586776733">
                <text:p>32.5720586776733</text:p>
              </table:table-cell>
              <table:table-cell office:value-type="float" office:value="0.544947862625122">
                <text:p>0.544947862625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6506140232086">
                <text:p>32.6506140232086</text:p>
              </table:table-cell>
              <table:table-cell office:value-type="float" office:value="0.622202396392822">
                <text:p>0.622202396392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.7292017936707">
                <text:p>32.7292017936707</text:p>
              </table:table-cell>
              <table:table-cell office:value-type="float" office:value="0.588805198669434">
                <text:p>0.588805198669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8066194057465">
                <text:p>32.8066194057465</text:p>
              </table:table-cell>
              <table:table-cell office:value-type="float" office:value="0.623064994812012">
                <text:p>0.623064994812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8851308822632">
                <text:p>32.8851308822632</text:p>
              </table:table-cell>
              <table:table-cell office:value-type="float" office:value="0.623120546340942">
                <text:p>0.623120546340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9636404514313">
                <text:p>32.9636404514313</text:p>
              </table:table-cell>
              <table:table-cell office:value-type="float" office:value="0.618227958679199">
                <text:p>0.618227958679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0421800613403">
                <text:p>33.0421800613403</text:p>
              </table:table-cell>
              <table:table-cell office:value-type="float" office:value="0.604394674301147">
                <text:p>0.604394674301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.1207251548767">
                <text:p>33.1207251548767</text:p>
              </table:table-cell>
              <table:table-cell office:value-type="float" office:value="0.588693618774414">
                <text:p>0.588693618774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1943190097809">
                <text:p>33.1943190097809</text:p>
              </table:table-cell>
              <table:table-cell office:value-type="float" office:value="0.581182241439819">
                <text:p>0.5811822414398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258969783783">
                <text:p>33.258969783783</text:p>
              </table:table-cell>
              <table:table-cell office:value-type="float" office:value="0.580880880355835">
                <text:p>0.580880880355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3233616352081">
                <text:p>33.3233616352081</text:p>
              </table:table-cell>
              <table:table-cell office:value-type="float" office:value="0.644981384277344">
                <text:p>0.644981384277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3876974582672">
                <text:p>33.3876974582672</text:p>
              </table:table-cell>
              <table:table-cell office:value-type="float" office:value="0.645135164260864">
                <text:p>0.6451351642608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4520728588104">
                <text:p>33.4520728588104</text:p>
              </table:table-cell>
              <table:table-cell office:value-type="float" office:value="0.645350217819214">
                <text:p>0.645350217819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5164389610291">
                <text:p>33.5164389610291</text:p>
              </table:table-cell>
              <table:table-cell office:value-type="float" office:value="0.645265817642212">
                <text:p>0.645265817642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808782577515">
                <text:p>33.5808782577515</text:p>
              </table:table-cell>
              <table:table-cell office:value-type="float" office:value="0.645331621170044">
                <text:p>0.645331621170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6452903747559">
                <text:p>33.6452903747559</text:p>
              </table:table-cell>
              <table:table-cell office:value-type="float" office:value="0.645293951034546">
                <text:p>0.645293951034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709746837616">
                <text:p>33.709746837616</text:p>
              </table:table-cell>
              <table:table-cell office:value-type="float" office:value="0.645517826080322">
                <text:p>0.645517826080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7741317749023">
                <text:p>33.7741317749023</text:p>
              </table:table-cell>
              <table:table-cell office:value-type="float" office:value="0.709702253341675">
                <text:p>0.7097022533416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8385365009308">
                <text:p>33.8385365009308</text:p>
              </table:table-cell>
              <table:table-cell office:value-type="float" office:value="0.709663152694702">
                <text:p>0.709663152694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29476642609">
                <text:p>33.9029476642609</text:p>
              </table:table-cell>
              <table:table-cell office:value-type="float" office:value="0.711568593978882">
                <text:p>0.711568593978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.9673552513123">
                <text:p>33.9673552513123</text:p>
              </table:table-cell>
              <table:table-cell office:value-type="float" office:value="0.713864326477051">
                <text:p>0.7138643264770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0317800045013">
                <text:p>34.0317800045013</text:p>
              </table:table-cell>
              <table:table-cell office:value-type="float" office:value="0.716165065765381">
                <text:p>0.716165065765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0961625576019">
                <text:p>34.0961625576019</text:p>
              </table:table-cell>
              <table:table-cell office:value-type="float" office:value="0.71814751625061">
                <text:p>0.718147516250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1605453491211">
                <text:p>34.1605453491211</text:p>
              </table:table-cell>
              <table:table-cell office:value-type="float" office:value="0.724222183227539">
                <text:p>0.7242221832275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2271325588226">
                <text:p>34.2271325588226</text:p>
              </table:table-cell>
              <table:table-cell office:value-type="float" office:value="0.786432504653931">
                <text:p>0.7864325046539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.2936677932739">
                <text:p>34.2936677932739</text:p>
              </table:table-cell>
              <table:table-cell office:value-type="float" office:value="0.78644061088562">
                <text:p>0.78644061088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.3601825237274">
                <text:p>34.3601825237274</text:p>
              </table:table-cell>
              <table:table-cell office:value-type="float" office:value="0.78658127784729">
                <text:p>0.786581277847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4266946315765">
                <text:p>34.4266946315765</text:p>
              </table:table-cell>
              <table:table-cell office:value-type="float" office:value="0.786711931228638">
                <text:p>0.7867119312286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4931788444519">
                <text:p>34.4931788444519</text:p>
              </table:table-cell>
              <table:table-cell office:value-type="float" office:value="0.786930084228516">
                <text:p>0.786930084228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.5597212314606">
                <text:p>34.5597212314606</text:p>
              </table:table-cell>
              <table:table-cell office:value-type="float" office:value="0.786572456359863">
                <text:p>0.7865724563598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6262412071228">
                <text:p>34.6262412071228</text:p>
              </table:table-cell>
              <table:table-cell office:value-type="float" office:value="0.786864519119263">
                <text:p>0.7868645191192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.6927285194397">
                <text:p>34.6927285194397</text:p>
              </table:table-cell>
              <table:table-cell office:value-type="float" office:value="0.852985382080078">
                <text:p>0.852985382080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7592539787292">
                <text:p>34.7592539787292</text:p>
              </table:table-cell>
              <table:table-cell office:value-type="float" office:value="0.853243350982666">
                <text:p>0.853243350982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.8257915973663">
                <text:p>34.8257915973663</text:p>
              </table:table-cell>
              <table:table-cell office:value-type="float" office:value="0.853214025497437">
                <text:p>0.853214025497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8922934532166">
                <text:p>34.8922934532166</text:p>
              </table:table-cell>
              <table:table-cell office:value-type="float" office:value="0.85307788848877">
                <text:p>0.853077888488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.9587905406952">
                <text:p>34.9587905406952</text:p>
              </table:table-cell>
              <table:table-cell office:value-type="float" office:value="0.853240966796875">
                <text:p>0.853240966796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0252895355225">
                <text:p>35.0252895355225</text:p>
              </table:table-cell>
              <table:table-cell office:value-type="float" office:value="0.853498935699463">
                <text:p>0.8534989356994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0918452739716">
                <text:p>35.0918452739716</text:p>
              </table:table-cell>
              <table:table-cell office:value-type="float" office:value="0.853442668914795">
                <text:p>0.8534426689147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1583971977234">
                <text:p>35.1583971977234</text:p>
              </table:table-cell>
              <table:table-cell office:value-type="float" office:value="0.919529438018799">
                <text:p>0.9195294380187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.2249374389648">
                <text:p>35.2249374389648</text:p>
              </table:table-cell>
              <table:table-cell office:value-type="float" office:value="0.919512510299683">
                <text:p>0.9195125102996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.2913975715637">
                <text:p>35.2913975715637</text:p>
              </table:table-cell>
              <table:table-cell office:value-type="float" office:value="0.919861316680908">
                <text:p>0.9198613166809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3578984737396">
                <text:p>35.3578984737396</text:p>
              </table:table-cell>
              <table:table-cell office:value-type="float" office:value="0.919979333877564">
                <text:p>0.919979333877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4244215488434">
                <text:p>35.4244215488434</text:p>
              </table:table-cell>
              <table:table-cell office:value-type="float" office:value="0.920260429382324">
                <text:p>0.920260429382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910087585449">
                <text:p>35.4910087585449</text:p>
              </table:table-cell>
              <table:table-cell office:value-type="float" office:value="0.920058727264404">
                <text:p>0.920058727264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5575931072235">
                <text:p>35.5575931072235</text:p>
              </table:table-cell>
              <table:table-cell office:value-type="float" office:value="0.986479043960571">
                <text:p>0.986479043960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6241874694824">
                <text:p>35.6241874694824</text:p>
              </table:table-cell>
              <table:table-cell office:value-type="float" office:value="0.983270406723022">
                <text:p>0.983270406723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.6907203197479">
                <text:p>35.6907203197479</text:p>
              </table:table-cell>
              <table:table-cell office:value-type="float" office:value="0.980560302734375">
                <text:p>0.98056030273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.7572095394134">
                <text:p>35.7572095394134</text:p>
              </table:table-cell>
              <table:table-cell office:value-type="float" office:value="0.977709054946899">
                <text:p>0.977709054946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.8237524032593">
                <text:p>35.8237524032593</text:p>
              </table:table-cell>
              <table:table-cell office:value-type="float" office:value="0.975136756896973">
                <text:p>0.975136756896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.8902382850647">
                <text:p>35.8902382850647</text:p>
              </table:table-cell>
              <table:table-cell office:value-type="float" office:value="0.972068548202515">
                <text:p>0.9720685482025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9568591117859">
                <text:p>35.9568591117859</text:p>
              </table:table-cell>
              <table:table-cell office:value-type="float" office:value="0.969091415405273">
                <text:p>0.9690914154052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0233662128448">
                <text:p>36.0233662128448</text:p>
              </table:table-cell>
              <table:table-cell office:value-type="float" office:value="0.966227293014526">
                <text:p>0.9662272930145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0898170471191">
                <text:p>36.0898170471191</text:p>
              </table:table-cell>
              <table:table-cell office:value-type="float" office:value="1.02699327468872">
                <text:p>1.02699327468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1563262939453">
                <text:p>36.1563262939453</text:p>
              </table:table-cell>
              <table:table-cell office:value-type="float" office:value="1.02408170700073">
                <text:p>1.02408170700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.2200684547424">
                <text:p>36.2200684547424</text:p>
              </table:table-cell>
              <table:table-cell office:value-type="float" office:value="1.02391600608826">
                <text:p>1.023916006088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2837088108063">
                <text:p>36.2837088108063</text:p>
              </table:table-cell>
              <table:table-cell office:value-type="float" office:value="1.02409505844116">
                <text:p>1.02409505844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3473129272461">
                <text:p>36.3473129272461</text:p>
              </table:table-cell>
              <table:table-cell office:value-type="float" office:value="1.02429413795471">
                <text:p>1.024294137954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4110181331635">
                <text:p>36.4110181331635</text:p>
              </table:table-cell>
              <table:table-cell office:value-type="float" office:value="1.02456283569336">
                <text:p>1.02456283569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4745633602142">
                <text:p>36.4745633602142</text:p>
              </table:table-cell>
              <table:table-cell office:value-type="float" office:value="1.02449679374695">
                <text:p>1.024496793746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5383324623108">
                <text:p>36.5383324623108</text:p>
              </table:table-cell>
              <table:table-cell office:value-type="float" office:value="1.02440690994263">
                <text:p>1.024406909942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6019229888916">
                <text:p>36.6019229888916</text:p>
              </table:table-cell>
              <table:table-cell office:value-type="float" office:value="1.02165961265564">
                <text:p>1.02165961265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6655962467194">
                <text:p>36.6655962467194</text:p>
              </table:table-cell>
              <table:table-cell office:value-type="float" office:value="1.07880544662476">
                <text:p>1.07880544662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7293171882629">
                <text:p>36.7293171882629</text:p>
              </table:table-cell>
              <table:table-cell office:value-type="float" office:value="1.07589960098267">
                <text:p>1.075899600982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7930490970612">
                <text:p>36.7930490970612</text:p>
              </table:table-cell>
              <table:table-cell office:value-type="float" office:value="1.07293009757996">
                <text:p>1.07293009757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566961288452">
                <text:p>36.8566961288452</text:p>
              </table:table-cell>
              <table:table-cell office:value-type="float" office:value="1.07021713256836">
                <text:p>1.070217132568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9203593730926">
                <text:p>36.9203593730926</text:p>
              </table:table-cell>
              <table:table-cell office:value-type="float" office:value="1.08562088012695">
                <text:p>1.085620880126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9840610027313">
                <text:p>36.9840610027313</text:p>
              </table:table-cell>
              <table:table-cell office:value-type="float" office:value="1.12429642677307">
                <text:p>1.12429642677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0476846694946">
                <text:p>37.0476846694946</text:p>
              </table:table-cell>
              <table:table-cell office:value-type="float" office:value="1.12138152122498">
                <text:p>1.121381521224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1113786697388">
                <text:p>37.1113786697388</text:p>
              </table:table-cell>
              <table:table-cell office:value-type="float" office:value="4.0836398601532">
                <text:p>4.0836398601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1750032901764">
                <text:p>37.1750032901764</text:p>
              </table:table-cell>
              <table:table-cell office:value-type="float" office:value="4.04754662513733">
                <text:p>4.047546625137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2356667518616">
                <text:p>37.2356667518616</text:p>
              </table:table-cell>
              <table:table-cell office:value-type="float" office:value="4.01438975334168">
                <text:p>4.014389753341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2964191436768">
                <text:p>37.2964191436768</text:p>
              </table:table-cell>
              <table:table-cell office:value-type="float" office:value="3.98116040229797">
                <text:p>3.981160402297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3571202754974">
                <text:p>37.3571202754974</text:p>
              </table:table-cell>
              <table:table-cell office:value-type="float" office:value="3.94797897338867">
                <text:p>3.94797897338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4177703857422">
                <text:p>37.4177703857422</text:p>
              </table:table-cell>
              <table:table-cell office:value-type="float" office:value="3.91484785079956">
                <text:p>3.914847850799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4784541130066">
                <text:p>37.4784541130066</text:p>
              </table:table-cell>
              <table:table-cell office:value-type="float" office:value="3.88171100616455">
                <text:p>3.88171100616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.5391628742218">
                <text:p>37.5391628742218</text:p>
              </table:table-cell>
              <table:table-cell office:value-type="float" office:value="3.84853935241699">
                <text:p>3.848539352416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5998024940491">
                <text:p>37.5998024940491</text:p>
              </table:table-cell>
              <table:table-cell office:value-type="float" office:value="3.81542992591858">
                <text:p>3.81542992591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6604335308075">
                <text:p>37.6604335308075</text:p>
              </table:table-cell>
              <table:table-cell office:value-type="float" office:value="3.78233480453491">
                <text:p>3.782334804534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7210364341736">
                <text:p>37.7210364341736</text:p>
              </table:table-cell>
              <table:table-cell office:value-type="float" office:value="3.74925684928894">
                <text:p>3.749256849288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7816751003265">
                <text:p>37.7816751003265</text:p>
              </table:table-cell>
              <table:table-cell office:value-type="float" office:value="3.71613955497742">
                <text:p>3.716139554977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.8423674106598">
                <text:p>37.8423674106598</text:p>
              </table:table-cell>
              <table:table-cell office:value-type="float" office:value="3.68296456336975">
                <text:p>3.68296456336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903092622757">
                <text:p>37.903092622757</text:p>
              </table:table-cell>
              <table:table-cell office:value-type="float" office:value="3.64974617958069">
                <text:p>3.649746179580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9637930393219">
                <text:p>37.9637930393219</text:p>
              </table:table-cell>
              <table:table-cell office:value-type="float" office:value="3.61654782295227">
                <text:p>3.616547822952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0245590209961">
                <text:p>38.0245590209961</text:p>
              </table:table-cell>
              <table:table-cell office:value-type="float" office:value="3.5833158493042">
                <text:p>3.58331584930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0853309631348">
                <text:p>38.0853309631348</text:p>
              </table:table-cell>
              <table:table-cell office:value-type="float" office:value="3.550053358078">
                <text:p>3.550053358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.1460506916046">
                <text:p>38.1460506916046</text:p>
              </table:table-cell>
              <table:table-cell office:value-type="float" office:value="3.51681470870972">
                <text:p>3.516814708709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2186937332153">
                <text:p>51.2186937332153</text:p>
              </table:table-cell>
              <table:table-cell office:value-type="float" office:value="0.391173124313354">
                <text:p>0.391173124313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